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3" table:style-name="ta1">
        <table:table-column table:style-name="co1" table:number-columns-repeated="7" table:default-cell-style-name="Default"/>
        <table:table-row table:style-name="ro1">
          <table:table-cell/>
          <table:table-cell office:value-type="string" calcext:value-type="string">
            <text:p>0000</text:p>
          </table:table-cell>
          <table:table-cell office:value-type="string" calcext:value-type="string">
            <text:p>Abertura do Arquivo Digital e Identificação da entidade</text:p>
          </table:table-cell>
          <table:table-cell table:number-columns-repeated="3"/>
          <table:table-cell table:formula="of:=COM.MICROSOFT.CONCAT(&quot;'&quot;;[.B1];&quot;':'&quot;;[.C1];&quot;',&quot;)" office:value-type="string" office:string-value="'0000':'Abertura do Arquivo Digital e Identificação da entidade'," calcext:value-type="string">
            <text:p>'0000':'Abertura do Arquivo Digital e Identificação da entidade',</text:p>
          </table:table-cell>
        </table:table-row>
        <table:table-row table:style-name="ro1">
          <table:table-cell/>
          <table:table-cell office:value-type="string" calcext:value-type="string">
            <text:p>0001</text:p>
          </table:table-cell>
          <table:table-cell office:value-type="string" calcext:value-type="string">
            <text:p>Abertura do Bloco 0</text:p>
          </table:table-cell>
          <table:table-cell table:number-columns-repeated="3"/>
          <table:table-cell table:formula="of:=COM.MICROSOFT.CONCAT(&quot;'&quot;;[.B2];&quot;':'&quot;;[.C2];&quot;',&quot;)" office:value-type="string" office:string-value="'0001':'Abertura do Bloco 0'," calcext:value-type="string">
            <text:p>'0001':'Abertura do Bloco 0',</text:p>
          </table:table-cell>
        </table:table-row>
        <table:table-row table:style-name="ro1">
          <table:table-cell/>
          <table:table-cell office:value-type="string" calcext:value-type="string">
            <text:p>0002</text:p>
          </table:table-cell>
          <table:table-cell office:value-type="string" calcext:value-type="string">
            <text:p>Classificação do Estabelecimento Industrial ou Equiparado a Industrial</text:p>
          </table:table-cell>
          <table:table-cell table:number-columns-repeated="3"/>
          <table:table-cell table:formula="of:=COM.MICROSOFT.CONCAT(&quot;'&quot;;[.B3];&quot;':'&quot;;[.C3];&quot;',&quot;)" office:value-type="string" office:string-value="'0002':'Classificação do Estabelecimento Industrial ou Equiparado a Industrial'," calcext:value-type="string">
            <text:p>'0002':'Classificação do Estabelecimento Industrial ou Equiparado a Industrial',</text:p>
          </table:table-cell>
        </table:table-row>
        <table:table-row table:style-name="ro1">
          <table:table-cell/>
          <table:table-cell office:value-type="string" calcext:value-type="string">
            <text:p>0005</text:p>
          </table:table-cell>
          <table:table-cell office:value-type="string" calcext:value-type="string">
            <text:p>Dados Complementares da entidade</text:p>
          </table:table-cell>
          <table:table-cell table:number-columns-repeated="3"/>
          <table:table-cell table:formula="of:=COM.MICROSOFT.CONCAT(&quot;'&quot;;[.B4];&quot;':'&quot;;[.C4];&quot;',&quot;)" office:value-type="string" office:string-value="'0005':'Dados Complementares da entidade'," calcext:value-type="string">
            <text:p>'0005':'Dados Complementares da entidade',</text:p>
          </table:table-cell>
        </table:table-row>
        <table:table-row table:style-name="ro1">
          <table:table-cell/>
          <table:table-cell office:value-type="string" calcext:value-type="string">
            <text:p>0015</text:p>
          </table:table-cell>
          <table:table-cell office:value-type="string" calcext:value-type="string">
            <text:p>Dados do Contribuinte Substituto ou Responsável pelo ICMS Destino</text:p>
          </table:table-cell>
          <table:table-cell table:number-columns-repeated="3"/>
          <table:table-cell table:formula="of:=COM.MICROSOFT.CONCAT(&quot;'&quot;;[.B5];&quot;':'&quot;;[.C5];&quot;',&quot;)" office:value-type="string" office:string-value="'0015':'Dados do Contribuinte Substituto ou Responsável pelo ICMS Destino'," calcext:value-type="string">
            <text:p>'0015':'Dados do Contribuinte Substituto ou Responsável pelo ICMS Destino',</text:p>
          </table:table-cell>
        </table:table-row>
        <table:table-row table:style-name="ro1">
          <table:table-cell/>
          <table:table-cell office:value-type="string" calcext:value-type="string">
            <text:p>0100</text:p>
          </table:table-cell>
          <table:table-cell office:value-type="string" calcext:value-type="string">
            <text:p>Dados do Contabilista</text:p>
          </table:table-cell>
          <table:table-cell table:number-columns-repeated="3"/>
          <table:table-cell table:formula="of:=COM.MICROSOFT.CONCAT(&quot;'&quot;;[.B6];&quot;':'&quot;;[.C6];&quot;',&quot;)" office:value-type="string" office:string-value="'0100':'Dados do Contabilista'," calcext:value-type="string">
            <text:p>'0100':'Dados do Contabilista',</text:p>
          </table:table-cell>
        </table:table-row>
        <table:table-row table:style-name="ro1">
          <table:table-cell/>
          <table:table-cell office:value-type="string" calcext:value-type="string">
            <text:p>0150</text:p>
          </table:table-cell>
          <table:table-cell office:value-type="string" calcext:value-type="string">
            <text:p>Tabela de Cadastro do Participante</text:p>
          </table:table-cell>
          <table:table-cell table:number-columns-repeated="3"/>
          <table:table-cell table:formula="of:=COM.MICROSOFT.CONCAT(&quot;'&quot;;[.B7];&quot;':'&quot;;[.C7];&quot;',&quot;)" office:value-type="string" office:string-value="'0150':'Tabela de Cadastro do Participante'," calcext:value-type="string">
            <text:p>'0150':'Tabela de Cadastro do Participante',</text:p>
          </table:table-cell>
        </table:table-row>
        <table:table-row table:style-name="ro1">
          <table:table-cell/>
          <table:table-cell office:value-type="string" calcext:value-type="string">
            <text:p>0175</text:p>
          </table:table-cell>
          <table:table-cell office:value-type="string" calcext:value-type="string">
            <text:p>Alteração da Tabela de Cadastro de Participante</text:p>
          </table:table-cell>
          <table:table-cell table:number-columns-repeated="3"/>
          <table:table-cell table:formula="of:=COM.MICROSOFT.CONCAT(&quot;'&quot;;[.B8];&quot;':'&quot;;[.C8];&quot;',&quot;)" office:value-type="string" office:string-value="'0175':'Alteração da Tabela de Cadastro de Participante'," calcext:value-type="string">
            <text:p>'0175':'Alteração da Tabela de Cadastro de Participante',</text:p>
          </table:table-cell>
        </table:table-row>
        <table:table-row table:style-name="ro1">
          <table:table-cell/>
          <table:table-cell office:value-type="string" calcext:value-type="string">
            <text:p>0190</text:p>
          </table:table-cell>
          <table:table-cell office:value-type="string" calcext:value-type="string">
            <text:p>Identificação das unidades de medida</text:p>
          </table:table-cell>
          <table:table-cell table:number-columns-repeated="3"/>
          <table:table-cell table:formula="of:=COM.MICROSOFT.CONCAT(&quot;'&quot;;[.B9];&quot;':'&quot;;[.C9];&quot;',&quot;)" office:value-type="string" office:string-value="'0190':'Identificação das unidades de medida'," calcext:value-type="string">
            <text:p>'0190':'Identificação das unidades de medida',</text:p>
          </table:table-cell>
        </table:table-row>
        <table:table-row table:style-name="ro1">
          <table:table-cell/>
          <table:table-cell office:value-type="string" calcext:value-type="string">
            <text:p>0200</text:p>
          </table:table-cell>
          <table:table-cell office:value-type="string" calcext:value-type="string">
            <text:p>Tabela de Identificação do Item (Produtos e Serviços)</text:p>
          </table:table-cell>
          <table:table-cell table:number-columns-repeated="3"/>
          <table:table-cell table:formula="of:=COM.MICROSOFT.CONCAT(&quot;'&quot;;[.B10];&quot;':'&quot;;[.C10];&quot;',&quot;)" office:value-type="string" office:string-value="'0200':'Tabela de Identificação do Item (Produtos e Serviços)'," calcext:value-type="string">
            <text:p>'0200':'Tabela de Identificação do Item (Produtos e Serviços)',</text:p>
          </table:table-cell>
        </table:table-row>
        <table:table-row table:style-name="ro1">
          <table:table-cell/>
          <table:table-cell office:value-type="string" calcext:value-type="string">
            <text:p>0205</text:p>
          </table:table-cell>
          <table:table-cell office:value-type="string" calcext:value-type="string">
            <text:p>Alteração do Item</text:p>
          </table:table-cell>
          <table:table-cell table:number-columns-repeated="3"/>
          <table:table-cell table:formula="of:=COM.MICROSOFT.CONCAT(&quot;'&quot;;[.B11];&quot;':'&quot;;[.C11];&quot;',&quot;)" office:value-type="string" office:string-value="'0205':'Alteração do Item'," calcext:value-type="string">
            <text:p>'0205':'Alteração do Item',</text:p>
          </table:table-cell>
        </table:table-row>
        <table:table-row table:style-name="ro1">
          <table:table-cell/>
          <table:table-cell office:value-type="string" calcext:value-type="string">
            <text:p>0206</text:p>
          </table:table-cell>
          <table:table-cell office:value-type="string" calcext:value-type="string">
            <text:p>Código de produto conforme Tabela ANP</text:p>
          </table:table-cell>
          <table:table-cell table:number-columns-repeated="3"/>
          <table:table-cell table:formula="of:=COM.MICROSOFT.CONCAT(&quot;'&quot;;[.B12];&quot;':'&quot;;[.C12];&quot;',&quot;)" office:value-type="string" office:string-value="'0206':'Código de produto conforme Tabela ANP'," calcext:value-type="string">
            <text:p>'0206':'Código de produto conforme Tabela ANP',</text:p>
          </table:table-cell>
        </table:table-row>
        <table:table-row table:style-name="ro1">
          <table:table-cell/>
          <table:table-cell office:value-type="string" calcext:value-type="string">
            <text:p>0210</text:p>
          </table:table-cell>
          <table:table-cell office:value-type="string" calcext:value-type="string">
            <text:p>Consumo Específico Padronizado</text:p>
          </table:table-cell>
          <table:table-cell table:number-columns-repeated="3"/>
          <table:table-cell table:formula="of:=COM.MICROSOFT.CONCAT(&quot;'&quot;;[.B13];&quot;':'&quot;;[.C13];&quot;',&quot;)" office:value-type="string" office:string-value="'0210':'Consumo Específico Padronizado'," calcext:value-type="string">
            <text:p>'0210':'Consumo Específico Padronizado',</text:p>
          </table:table-cell>
        </table:table-row>
        <table:table-row table:style-name="ro1">
          <table:table-cell/>
          <table:table-cell office:value-type="string" calcext:value-type="string">
            <text:p>0220</text:p>
          </table:table-cell>
          <table:table-cell office:value-type="string" calcext:value-type="string">
            <text:p>Fatores de Conversão de Unidades</text:p>
          </table:table-cell>
          <table:table-cell table:number-columns-repeated="3"/>
          <table:table-cell table:formula="of:=COM.MICROSOFT.CONCAT(&quot;'&quot;;[.B14];&quot;':'&quot;;[.C14];&quot;',&quot;)" office:value-type="string" office:string-value="'0220':'Fatores de Conversão de Unidades'," calcext:value-type="string">
            <text:p>'0220':'Fatores de Conversão de Unidades',</text:p>
          </table:table-cell>
        </table:table-row>
        <table:table-row table:style-name="ro1">
          <table:table-cell/>
          <table:table-cell office:value-type="string" calcext:value-type="string">
            <text:p>0300</text:p>
          </table:table-cell>
          <table:table-cell office:value-type="string" calcext:value-type="string">
            <text:p>Cadastro de bens ou componentes do Ativo Imobilizado</text:p>
          </table:table-cell>
          <table:table-cell table:number-columns-repeated="3"/>
          <table:table-cell table:formula="of:=COM.MICROSOFT.CONCAT(&quot;'&quot;;[.B15];&quot;':'&quot;;[.C15];&quot;',&quot;)" office:value-type="string" office:string-value="'0300':'Cadastro de bens ou componentes do Ativo Imobilizado'," calcext:value-type="string">
            <text:p>'0300':'Cadastro de bens ou componentes do Ativo Imobilizado',</text:p>
          </table:table-cell>
        </table:table-row>
        <table:table-row table:style-name="ro1">
          <table:table-cell/>
          <table:table-cell office:value-type="string" calcext:value-type="string">
            <text:p>0305</text:p>
          </table:table-cell>
          <table:table-cell office:value-type="string" calcext:value-type="string">
            <text:p>Informação sobre a Utilização do Bem</text:p>
          </table:table-cell>
          <table:table-cell table:number-columns-repeated="3"/>
          <table:table-cell table:formula="of:=COM.MICROSOFT.CONCAT(&quot;'&quot;;[.B16];&quot;':'&quot;;[.C16];&quot;',&quot;)" office:value-type="string" office:string-value="'0305':'Informação sobre a Utilização do Bem'," calcext:value-type="string">
            <text:p>'0305':'Informação sobre a Utilização do Bem',</text:p>
          </table:table-cell>
        </table:table-row>
        <table:table-row table:style-name="ro1">
          <table:table-cell/>
          <table:table-cell office:value-type="string" calcext:value-type="string">
            <text:p>0400</text:p>
          </table:table-cell>
          <table:table-cell office:value-type="string" calcext:value-type="string">
            <text:p>Tabela de Natureza da Operação/ Prestação</text:p>
          </table:table-cell>
          <table:table-cell table:number-columns-repeated="3"/>
          <table:table-cell table:formula="of:=COM.MICROSOFT.CONCAT(&quot;'&quot;;[.B17];&quot;':'&quot;;[.C17];&quot;',&quot;)" office:value-type="string" office:string-value="'0400':'Tabela de Natureza da Operação/ Prestação'," calcext:value-type="string">
            <text:p>'0400':'Tabela de Natureza da Operação/ Prestação',</text:p>
          </table:table-cell>
        </table:table-row>
        <table:table-row table:style-name="ro1">
          <table:table-cell/>
          <table:table-cell office:value-type="string" calcext:value-type="string">
            <text:p>0450</text:p>
          </table:table-cell>
          <table:table-cell office:value-type="string" calcext:value-type="string">
            <text:p>Tabela de Informação Complementar do documento fiscal</text:p>
          </table:table-cell>
          <table:table-cell table:number-columns-repeated="3"/>
          <table:table-cell table:formula="of:=COM.MICROSOFT.CONCAT(&quot;'&quot;;[.B18];&quot;':'&quot;;[.C18];&quot;',&quot;)" office:value-type="string" office:string-value="'0450':'Tabela de Informação Complementar do documento fiscal'," calcext:value-type="string">
            <text:p>'0450':'Tabela de Informação Complementar do documento fiscal',</text:p>
          </table:table-cell>
        </table:table-row>
        <table:table-row table:style-name="ro1">
          <table:table-cell/>
          <table:table-cell office:value-type="string" calcext:value-type="string">
            <text:p>0460</text:p>
          </table:table-cell>
          <table:table-cell office:value-type="string" calcext:value-type="string">
            <text:p>Tabela de Observações do Lançamento Fiscal</text:p>
          </table:table-cell>
          <table:table-cell table:number-columns-repeated="3"/>
          <table:table-cell table:formula="of:=COM.MICROSOFT.CONCAT(&quot;'&quot;;[.B19];&quot;':'&quot;;[.C19];&quot;',&quot;)" office:value-type="string" office:string-value="'0460':'Tabela de Observações do Lançamento Fiscal'," calcext:value-type="string">
            <text:p>'0460':'Tabela de Observações do Lançamento Fiscal',</text:p>
          </table:table-cell>
        </table:table-row>
        <table:table-row table:style-name="ro1">
          <table:table-cell/>
          <table:table-cell office:value-type="string" calcext:value-type="string">
            <text:p>0500</text:p>
          </table:table-cell>
          <table:table-cell office:value-type="string" calcext:value-type="string">
            <text:p>Plano de contas contábeis</text:p>
          </table:table-cell>
          <table:table-cell table:number-columns-repeated="3"/>
          <table:table-cell table:formula="of:=COM.MICROSOFT.CONCAT(&quot;'&quot;;[.B20];&quot;':'&quot;;[.C20];&quot;',&quot;)" office:value-type="string" office:string-value="'0500':'Plano de contas contábeis'," calcext:value-type="string">
            <text:p>'0500':'Plano de contas contábeis',</text:p>
          </table:table-cell>
        </table:table-row>
        <table:table-row table:style-name="ro1">
          <table:table-cell/>
          <table:table-cell office:value-type="string" calcext:value-type="string">
            <text:p>0600</text:p>
          </table:table-cell>
          <table:table-cell office:value-type="string" calcext:value-type="string">
            <text:p>Centro de custos</text:p>
          </table:table-cell>
          <table:table-cell table:number-columns-repeated="3"/>
          <table:table-cell table:formula="of:=COM.MICROSOFT.CONCAT(&quot;'&quot;;[.B21];&quot;':'&quot;;[.C21];&quot;',&quot;)" office:value-type="string" office:string-value="'0600':'Centro de custos'," calcext:value-type="string">
            <text:p>'0600':'Centro de custos',</text:p>
          </table:table-cell>
        </table:table-row>
        <table:table-row table:style-name="ro1">
          <table:table-cell/>
          <table:table-cell office:value-type="string" calcext:value-type="string">
            <text:p>0990</text:p>
          </table:table-cell>
          <table:table-cell office:value-type="string" calcext:value-type="string">
            <text:p>Encerramento do Bloco 0</text:p>
          </table:table-cell>
          <table:table-cell table:number-columns-repeated="3"/>
          <table:table-cell table:formula="of:=COM.MICROSOFT.CONCAT(&quot;'&quot;;[.B22];&quot;':'&quot;;[.C22];&quot;',&quot;)" office:value-type="string" office:string-value="'0990':'Encerramento do Bloco 0'," calcext:value-type="string">
            <text:p>'0990':'Encerramento do Bloco 0',</text:p>
          </table:table-cell>
        </table:table-row>
        <table:table-row table:style-name="ro1">
          <table:table-cell/>
          <table:table-cell office:value-type="string" calcext:value-type="string">
            <text:p>B001</text:p>
          </table:table-cell>
          <table:table-cell office:value-type="string" calcext:value-type="string">
            <text:p>Abertura do Bloco B</text:p>
          </table:table-cell>
          <table:table-cell table:number-columns-repeated="3"/>
          <table:table-cell table:formula="of:=COM.MICROSOFT.CONCAT(&quot;'&quot;;[.B23];&quot;':'&quot;;[.C23];&quot;',&quot;)" office:value-type="string" office:string-value="'B001':'Abertura do Bloco B'," calcext:value-type="string">
            <text:p>'B001':'Abertura do Bloco B',</text:p>
          </table:table-cell>
        </table:table-row>
        <table:table-row table:style-name="ro1">
          <table:table-cell/>
          <table:table-cell office:value-type="string" calcext:value-type="string">
            <text:p>B020</text:p>
          </table:table-cell>
          <table:table-cell office:value-type="string" calcext:value-type="string">
            <text:p>Nota Fiscal (código 01), Nota Fiscal de Serviços (código 03), Nota Fiscal de Serviços Avulsa (código 3B), Nota Fiscal de Produtor (código 04), Conhecimento de Transporte Rodoviário de Cargas (código 08), NF-e (código 55) e NFC-e (código 65)</text:p>
          </table:table-cell>
          <table:table-cell table:number-columns-repeated="3"/>
          <table:table-cell table:formula="of:=COM.MICROSOFT.CONCAT(&quot;'&quot;;[.B24];&quot;':'&quot;;[.C24];&quot;',&quot;)" office:value-type="string" office:string-value="'B020':'Nota Fiscal (código 01), Nota Fiscal de Serviços (código 03), Nota Fiscal de Serviços Avulsa (código 3B), Nota Fiscal de Produtor (código 04), Conhecimento de Transporte Rodoviário de Cargas (código 08), NF-e (código 55) e NFC-e (código 65)'," calcext:value-type="string">
            <text:p>'B020':'Nota Fiscal (código 01), Nota Fiscal de Serviços (código 03), Nota Fiscal de Serviços Avulsa (código 3B), Nota Fiscal de Produtor (código 04), Conhecimento de Transporte Rodoviário de Cargas (código 08), NF-e (código 55) e NFC-e (código 65)',</text:p>
          </table:table-cell>
        </table:table-row>
        <table:table-row table:style-name="ro1">
          <table:table-cell/>
          <table:table-cell office:value-type="string" calcext:value-type="string">
            <text:p>B025</text:p>
          </table:table-cell>
          <table:table-cell office:value-type="string" calcext:value-type="string">
            <text:p>Detalhamento por combinação de alíquota e item da lista de serviços da Lei Complementar nº 116/2003</text:p>
          </table:table-cell>
          <table:table-cell table:number-columns-repeated="3"/>
          <table:table-cell table:formula="of:=COM.MICROSOFT.CONCAT(&quot;'&quot;;[.B25];&quot;':'&quot;;[.C25];&quot;',&quot;)" office:value-type="string" office:string-value="'B025':'Detalhamento por combinação de alíquota e item da lista de serviços da Lei Complementar nº 116/2003'," calcext:value-type="string">
            <text:p>'B025':'Detalhamento por combinação de alíquota e item da lista de serviços da Lei Complementar nº 116/2003',</text:p>
          </table:table-cell>
        </table:table-row>
        <table:table-row table:style-name="ro1">
          <table:table-cell/>
          <table:table-cell office:value-type="string" calcext:value-type="string">
            <text:p>B030</text:p>
          </table:table-cell>
          <table:table-cell office:value-type="string" calcext:value-type="string">
            <text:p>Nota Fiscal de Serviços Simplificada (código 3A)</text:p>
          </table:table-cell>
          <table:table-cell table:number-columns-repeated="3"/>
          <table:table-cell table:formula="of:=COM.MICROSOFT.CONCAT(&quot;'&quot;;[.B26];&quot;':'&quot;;[.C26];&quot;',&quot;)" office:value-type="string" office:string-value="'B030':'Nota Fiscal de Serviços Simplificada (código 3A)'," calcext:value-type="string">
            <text:p>'B030':'Nota Fiscal de Serviços Simplificada (código 3A)',</text:p>
          </table:table-cell>
        </table:table-row>
        <table:table-row table:style-name="ro1">
          <table:table-cell/>
          <table:table-cell office:value-type="string" calcext:value-type="string">
            <text:p>B035</text:p>
          </table:table-cell>
          <table:table-cell office:value-type="string" calcext:value-type="string">
            <text:p>Detalhamento por combinação de alíquota e item da lista de serviços da Lei Complementar nº 116/2003</text:p>
          </table:table-cell>
          <table:table-cell table:number-columns-repeated="3"/>
          <table:table-cell table:formula="of:=COM.MICROSOFT.CONCAT(&quot;'&quot;;[.B27];&quot;':'&quot;;[.C27];&quot;',&quot;)" office:value-type="string" office:string-value="'B035':'Detalhamento por combinação de alíquota e item da lista de serviços da Lei Complementar nº 116/2003'," calcext:value-type="string">
            <text:p>'B035':'Detalhamento por combinação de alíquota e item da lista de serviços da Lei Complementar nº 116/2003',</text:p>
          </table:table-cell>
        </table:table-row>
        <table:table-row table:style-name="ro1">
          <table:table-cell/>
          <table:table-cell office:value-type="string" calcext:value-type="string">
            <text:p>B350</text:p>
          </table:table-cell>
          <table:table-cell office:value-type="string" calcext:value-type="string">
            <text:p>Serviços prestados por instituições financeiras</text:p>
          </table:table-cell>
          <table:table-cell table:number-columns-repeated="3"/>
          <table:table-cell table:formula="of:=COM.MICROSOFT.CONCAT(&quot;'&quot;;[.B28];&quot;':'&quot;;[.C28];&quot;',&quot;)" office:value-type="string" office:string-value="'B350':'Serviços prestados por instituições financeiras'," calcext:value-type="string">
            <text:p>'B350':'Serviços prestados por instituições financeiras',</text:p>
          </table:table-cell>
        </table:table-row>
        <table:table-row table:style-name="ro1">
          <table:table-cell/>
          <table:table-cell office:value-type="string" calcext:value-type="string">
            <text:p>B420</text:p>
          </table:table-cell>
          <table:table-cell office:value-type="string" calcext:value-type="string">
            <text:p>Totalização dos valores de serviços prestados por combinação de alíquota e item da lista de serviços da Lei Complementar nº 116/2003</text:p>
          </table:table-cell>
          <table:table-cell table:number-columns-repeated="3"/>
          <table:table-cell table:formula="of:=COM.MICROSOFT.CONCAT(&quot;'&quot;;[.B29];&quot;':'&quot;;[.C29];&quot;',&quot;)" office:value-type="string" office:string-value="'B420':'Totalização dos valores de serviços prestados por combinação de alíquota e item da lista de serviços da Lei Complementar nº 116/2003'," calcext:value-type="string">
            <text:p>'B420':'Totalização dos valores de serviços prestados por combinação de alíquota e item da lista de serviços da Lei Complementar nº 116/2003',</text:p>
          </table:table-cell>
        </table:table-row>
        <table:table-row table:style-name="ro1">
          <table:table-cell/>
          <table:table-cell office:value-type="string" calcext:value-type="string">
            <text:p>B440</text:p>
          </table:table-cell>
          <table:table-cell office:value-type="string" calcext:value-type="string">
            <text:p>Totalização dos valores retidos</text:p>
          </table:table-cell>
          <table:table-cell table:number-columns-repeated="3"/>
          <table:table-cell table:formula="of:=COM.MICROSOFT.CONCAT(&quot;'&quot;;[.B30];&quot;':'&quot;;[.C30];&quot;',&quot;)" office:value-type="string" office:string-value="'B440':'Totalização dos valores retidos'," calcext:value-type="string">
            <text:p>'B440':'Totalização dos valores retidos',</text:p>
          </table:table-cell>
        </table:table-row>
        <table:table-row table:style-name="ro1">
          <table:table-cell/>
          <table:table-cell office:value-type="string" calcext:value-type="string">
            <text:p>B460</text:p>
          </table:table-cell>
          <table:table-cell office:value-type="string" calcext:value-type="string">
            <text:p>Deduções do ISS</text:p>
          </table:table-cell>
          <table:table-cell table:number-columns-repeated="3"/>
          <table:table-cell table:formula="of:=COM.MICROSOFT.CONCAT(&quot;'&quot;;[.B31];&quot;':'&quot;;[.C31];&quot;',&quot;)" office:value-type="string" office:string-value="'B460':'Deduções do ISS'," calcext:value-type="string">
            <text:p>'B460':'Deduções do ISS',</text:p>
          </table:table-cell>
        </table:table-row>
        <table:table-row table:style-name="ro1">
          <table:table-cell/>
          <table:table-cell office:value-type="string" calcext:value-type="string">
            <text:p>B470</text:p>
          </table:table-cell>
          <table:table-cell office:value-type="string" calcext:value-type="string">
            <text:p>Apuração do ISS</text:p>
          </table:table-cell>
          <table:table-cell table:number-columns-repeated="3"/>
          <table:table-cell table:formula="of:=COM.MICROSOFT.CONCAT(&quot;'&quot;;[.B32];&quot;':'&quot;;[.C32];&quot;',&quot;)" office:value-type="string" office:string-value="'B470':'Apuração do ISS'," calcext:value-type="string">
            <text:p>'B470':'Apuração do ISS',</text:p>
          </table:table-cell>
        </table:table-row>
        <table:table-row table:style-name="ro1">
          <table:table-cell/>
          <table:table-cell office:value-type="string" calcext:value-type="string">
            <text:p>B500</text:p>
          </table:table-cell>
          <table:table-cell office:value-type="string" calcext:value-type="string">
            <text:p>Apuração do ISS sociedade uniprofissional</text:p>
          </table:table-cell>
          <table:table-cell table:number-columns-repeated="3"/>
          <table:table-cell table:formula="of:=COM.MICROSOFT.CONCAT(&quot;'&quot;;[.B33];&quot;':'&quot;;[.C33];&quot;',&quot;)" office:value-type="string" office:string-value="'B500':'Apuração do ISS sociedade uniprofissional'," calcext:value-type="string">
            <text:p>'B500':'Apuração do ISS sociedade uniprofissional',</text:p>
          </table:table-cell>
        </table:table-row>
        <table:table-row table:style-name="ro1">
          <table:table-cell/>
          <table:table-cell office:value-type="string" calcext:value-type="string">
            <text:p>B510</text:p>
          </table:table-cell>
          <table:table-cell office:value-type="string" calcext:value-type="string">
            <text:p>Uniprofissional – empregados e sócios</text:p>
          </table:table-cell>
          <table:table-cell table:number-columns-repeated="3"/>
          <table:table-cell table:formula="of:=COM.MICROSOFT.CONCAT(&quot;'&quot;;[.B34];&quot;':'&quot;;[.C34];&quot;',&quot;)" office:value-type="string" office:string-value="'B510':'Uniprofissional – empregados e sócios'," calcext:value-type="string">
            <text:p>'B510':'Uniprofissional – empregados e sócios',</text:p>
          </table:table-cell>
        </table:table-row>
        <table:table-row table:style-name="ro1">
          <table:table-cell/>
          <table:table-cell office:value-type="string" calcext:value-type="string">
            <text:p>B990</text:p>
          </table:table-cell>
          <table:table-cell office:value-type="string" calcext:value-type="string">
            <text:p>Encerramento do Bloco B</text:p>
          </table:table-cell>
          <table:table-cell table:number-columns-repeated="3"/>
          <table:table-cell table:formula="of:=COM.MICROSOFT.CONCAT(&quot;'&quot;;[.B35];&quot;':'&quot;;[.C35];&quot;',&quot;)" office:value-type="string" office:string-value="'B990':'Encerramento do Bloco B'," calcext:value-type="string">
            <text:p>'B990':'Encerramento do Bloco B',</text:p>
          </table:table-cell>
        </table:table-row>
        <table:table-row table:style-name="ro1">
          <table:table-cell/>
          <table:table-cell office:value-type="string" calcext:value-type="string">
            <text:p>C001</text:p>
          </table:table-cell>
          <table:table-cell office:value-type="string" calcext:value-type="string">
            <text:p>Abertura do Bloco C</text:p>
          </table:table-cell>
          <table:table-cell table:number-columns-repeated="3"/>
          <table:table-cell table:formula="of:=COM.MICROSOFT.CONCAT(&quot;'&quot;;[.B36];&quot;':'&quot;;[.C36];&quot;',&quot;)" office:value-type="string" office:string-value="'C001':'Abertura do Bloco C'," calcext:value-type="string">
            <text:p>'C001':'Abertura do Bloco C',</text:p>
          </table:table-cell>
        </table:table-row>
        <table:table-row table:style-name="ro1">
          <table:table-cell/>
          <table:table-cell office:value-type="string" calcext:value-type="string">
            <text:p>C100</text:p>
          </table:table-cell>
          <table:table-cell office:value-type="string" calcext:value-type="string">
            <text:p>Documento - Nota Fiscal (código 01), Nota Fiscal Avulsa (código 1B), Nota Fiscal de Produtor (código 04), Nota Fiscal Eletrônica (código 55) e Nota Fiscal Eletrônica para Consumidor Final (código 65)</text:p>
          </table:table-cell>
          <table:table-cell table:number-columns-repeated="3"/>
          <table:table-cell table:formula="of:=COM.MICROSOFT.CONCAT(&quot;'&quot;;[.B37];&quot;':'&quot;;[.C37];&quot;',&quot;)" office:value-type="string" office:string-value="'C100':'Documento - Nota Fiscal (código 01), Nota Fiscal Avulsa (código 1B), Nota Fiscal de Produtor (código 04), Nota Fiscal Eletrônica (código 55) e Nota Fiscal Eletrônica para Consumidor Final (código 65)'," calcext:value-type="string">
            <text:p>'C100':'Documento - Nota Fiscal (código 01), Nota Fiscal Avulsa (código 1B), Nota Fiscal de Produtor (código 04), Nota Fiscal Eletrônica (código 55) e Nota Fiscal Eletrônica para Consumidor Final (código 65)',</text:p>
          </table:table-cell>
        </table:table-row>
        <table:table-row table:style-name="ro1">
          <table:table-cell/>
          <table:table-cell office:value-type="string" calcext:value-type="string">
            <text:p>C101</text:p>
          </table:table-cell>
          <table:table-cell office:value-type="string" calcext:value-type="string">
            <text:p>Informação complementar dos documentos fiscais quando das operações inte-restaduais destinadas a consumidor final não contribuinte EC 87/15 (código 55)</text:p>
          </table:table-cell>
          <table:table-cell table:number-columns-repeated="3"/>
          <table:table-cell table:formula="of:=COM.MICROSOFT.CONCAT(&quot;'&quot;;[.B38];&quot;':'&quot;;[.C38];&quot;',&quot;)" office:value-type="string" office:string-value="'C101':'Informação complementar dos documentos fiscais quando das operações inte-restaduais destinadas a consumidor final não contribuinte EC 87/15 (código 55)'," calcext:value-type="string">
            <text:p>'C101':'Informação complementar dos documentos fiscais quando das operações inte-restaduais destinadas a consumidor final não contribuinte EC 87/15 (código 55)',</text:p>
          </table:table-cell>
        </table:table-row>
        <table:table-row table:style-name="ro1">
          <table:table-cell/>
          <table:table-cell office:value-type="string" calcext:value-type="string">
            <text:p>C105</text:p>
          </table:table-cell>
          <table:table-cell office:value-type="string" calcext:value-type="string">
            <text:p>Operações com ICMS ST recolhido para UF diversa do destinatário do docu- mento fiscal (Código 55)</text:p>
          </table:table-cell>
          <table:table-cell table:number-columns-repeated="3"/>
          <table:table-cell table:formula="of:=COM.MICROSOFT.CONCAT(&quot;'&quot;;[.B39];&quot;':'&quot;;[.C39];&quot;',&quot;)" office:value-type="string" office:string-value="'C105':'Operações com ICMS ST recolhido para UF diversa do destinatário do docu- mento fiscal (Código 55)'," calcext:value-type="string">
            <text:p>'C105':'Operações com ICMS ST recolhido para UF diversa do destinatário do docu- mento fiscal (Código 55)',</text:p>
          </table:table-cell>
        </table:table-row>
        <table:table-row table:style-name="ro1">
          <table:table-cell/>
          <table:table-cell office:value-type="string" calcext:value-type="string">
            <text:p>C110</text:p>
          </table:table-cell>
          <table:table-cell office:value-type="string" calcext:value-type="string">
            <text:p>Complemento de Documento - Informação Complementar da Nota Fiscal(código 01, 1B, 55)</text:p>
          </table:table-cell>
          <table:table-cell table:number-columns-repeated="3"/>
          <table:table-cell table:formula="of:=COM.MICROSOFT.CONCAT(&quot;'&quot;;[.B40];&quot;':'&quot;;[.C40];&quot;',&quot;)" office:value-type="string" office:string-value="'C110':'Complemento de Documento - Informação Complementar da Nota Fiscal(código 01, 1B, 55)'," calcext:value-type="string">
            <text:p>'C110':'Complemento de Documento - Informação Complementar da Nota Fiscal(código 01, 1B, 55)',</text:p>
          </table:table-cell>
        </table:table-row>
        <table:table-row table:style-name="ro1">
          <table:table-cell/>
          <table:table-cell office:value-type="string" calcext:value-type="string">
            <text:p>C111</text:p>
          </table:table-cell>
          <table:table-cell office:value-type="string" calcext:value-type="string">
            <text:p>Complemento de Documento - Processo referenciado</text:p>
          </table:table-cell>
          <table:table-cell table:number-columns-repeated="3"/>
          <table:table-cell table:formula="of:=COM.MICROSOFT.CONCAT(&quot;'&quot;;[.B41];&quot;':'&quot;;[.C41];&quot;',&quot;)" office:value-type="string" office:string-value="'C111':'Complemento de Documento - Processo referenciado'," calcext:value-type="string">
            <text:p>'C111':'Complemento de Documento - Processo referenciado',</text:p>
          </table:table-cell>
        </table:table-row>
        <table:table-row table:style-name="ro1">
          <table:table-cell/>
          <table:table-cell office:value-type="string" calcext:value-type="string">
            <text:p>C112</text:p>
          </table:table-cell>
          <table:table-cell office:value-type="string" calcext:value-type="string">
            <text:p>Complemento de Documento - Documento de Arrecadação Referenciado</text:p>
          </table:table-cell>
          <table:table-cell table:number-columns-repeated="3"/>
          <table:table-cell table:formula="of:=COM.MICROSOFT.CONCAT(&quot;'&quot;;[.B42];&quot;':'&quot;;[.C42];&quot;',&quot;)" office:value-type="string" office:string-value="'C112':'Complemento de Documento - Documento de Arrecadação Referenciado'," calcext:value-type="string">
            <text:p>'C112':'Complemento de Documento - Documento de Arrecadação Referenciado',</text:p>
          </table:table-cell>
        </table:table-row>
        <table:table-row table:style-name="ro1">
          <table:table-cell/>
          <table:table-cell office:value-type="string" calcext:value-type="string">
            <text:p>C113</text:p>
          </table:table-cell>
          <table:table-cell office:value-type="string" calcext:value-type="string">
            <text:p>Complemento de Documento - Documento Fiscal Referenciado</text:p>
          </table:table-cell>
          <table:table-cell table:number-columns-repeated="3"/>
          <table:table-cell table:formula="of:=COM.MICROSOFT.CONCAT(&quot;'&quot;;[.B43];&quot;':'&quot;;[.C43];&quot;',&quot;)" office:value-type="string" office:string-value="'C113':'Complemento de Documento - Documento Fiscal Referenciado'," calcext:value-type="string">
            <text:p>'C113':'Complemento de Documento - Documento Fiscal Referenciado',</text:p>
          </table:table-cell>
        </table:table-row>
        <table:table-row table:style-name="ro1">
          <table:table-cell/>
          <table:table-cell office:value-type="string" calcext:value-type="string">
            <text:p>C114</text:p>
          </table:table-cell>
          <table:table-cell office:value-type="string" calcext:value-type="string">
            <text:p>Complemento de Documento - Cupom Fiscal Referenciado</text:p>
          </table:table-cell>
          <table:table-cell table:number-columns-repeated="3"/>
          <table:table-cell table:formula="of:=COM.MICROSOFT.CONCAT(&quot;'&quot;;[.B44];&quot;':'&quot;;[.C44];&quot;',&quot;)" office:value-type="string" office:string-value="'C114':'Complemento de Documento - Cupom Fiscal Referenciado'," calcext:value-type="string">
            <text:p>'C114':'Complemento de Documento - Cupom Fiscal Referenciado',</text:p>
          </table:table-cell>
        </table:table-row>
        <table:table-row table:style-name="ro1">
          <table:table-cell/>
          <table:table-cell office:value-type="string" calcext:value-type="string">
            <text:p>C115</text:p>
          </table:table-cell>
          <table:table-cell office:value-type="string" calcext:value-type="string">
            <text:p>Local de coleta e/ou entrega (CÓDIGOS 01, 1B e 04)</text:p>
          </table:table-cell>
          <table:table-cell table:number-columns-repeated="3"/>
          <table:table-cell table:formula="of:=COM.MICROSOFT.CONCAT(&quot;'&quot;;[.B45];&quot;':'&quot;;[.C45];&quot;',&quot;)" office:value-type="string" office:string-value="'C115':'Local de coleta e/ou entrega (CÓDIGOS 01, 1B e 04)'," calcext:value-type="string">
            <text:p>'C115':'Local de coleta e/ou entrega (CÓDIGOS 01, 1B e 04)',</text:p>
          </table:table-cell>
        </table:table-row>
        <table:table-row table:style-name="ro1">
          <table:table-cell/>
          <table:table-cell office:value-type="string" calcext:value-type="string">
            <text:p>C116</text:p>
          </table:table-cell>
          <table:table-cell office:value-type="string" calcext:value-type="string">
            <text:p>Cupom Fiscal Eletrônico - CF-e referenciado</text:p>
          </table:table-cell>
          <table:table-cell table:number-columns-repeated="3"/>
          <table:table-cell table:formula="of:=COM.MICROSOFT.CONCAT(&quot;'&quot;;[.B46];&quot;':'&quot;;[.C46];&quot;',&quot;)" office:value-type="string" office:string-value="'C116':'Cupom Fiscal Eletrônico - CF-e referenciado'," calcext:value-type="string">
            <text:p>'C116':'Cupom Fiscal Eletrônico - CF-e referenciado',</text:p>
          </table:table-cell>
        </table:table-row>
        <table:table-row table:style-name="ro1">
          <table:table-cell/>
          <table:table-cell office:value-type="string" calcext:value-type="string">
            <text:p>C120</text:p>
          </table:table-cell>
          <table:table-cell office:value-type="string" calcext:value-type="string">
            <text:p>Complemento de Documento - Operações de Importação (código 01 e 55)</text:p>
          </table:table-cell>
          <table:table-cell table:number-columns-repeated="3"/>
          <table:table-cell table:formula="of:=COM.MICROSOFT.CONCAT(&quot;'&quot;;[.B47];&quot;':'&quot;;[.C47];&quot;',&quot;)" office:value-type="string" office:string-value="'C120':'Complemento de Documento - Operações de Importação (código 01 e 55)'," calcext:value-type="string">
            <text:p>'C120':'Complemento de Documento - Operações de Importação (código 01 e 55)',</text:p>
          </table:table-cell>
        </table:table-row>
        <table:table-row table:style-name="ro1">
          <table:table-cell/>
          <table:table-cell office:value-type="string" calcext:value-type="string">
            <text:p>C130</text:p>
          </table:table-cell>
          <table:table-cell office:value-type="string" calcext:value-type="string">
            <text:p>Complemento de Documento - ISSQN, IRRF e Previdência Social</text:p>
          </table:table-cell>
          <table:table-cell table:number-columns-repeated="3"/>
          <table:table-cell table:formula="of:=COM.MICROSOFT.CONCAT(&quot;'&quot;;[.B48];&quot;':'&quot;;[.C48];&quot;',&quot;)" office:value-type="string" office:string-value="'C130':'Complemento de Documento - ISSQN, IRRF e Previdência Social'," calcext:value-type="string">
            <text:p>'C130':'Complemento de Documento - ISSQN, IRRF e Previdência Social',</text:p>
          </table:table-cell>
        </table:table-row>
        <table:table-row table:style-name="ro1">
          <table:table-cell/>
          <table:table-cell office:value-type="string" calcext:value-type="string">
            <text:p>C140</text:p>
          </table:table-cell>
          <table:table-cell office:value-type="string" calcext:value-type="string">
            <text:p>Complemento de Documento - Fatura (código 01)</text:p>
          </table:table-cell>
          <table:table-cell table:number-columns-repeated="3"/>
          <table:table-cell table:formula="of:=COM.MICROSOFT.CONCAT(&quot;'&quot;;[.B49];&quot;':'&quot;;[.C49];&quot;',&quot;)" office:value-type="string" office:string-value="'C140':'Complemento de Documento - Fatura (código 01)'," calcext:value-type="string">
            <text:p>'C140':'Complemento de Documento - Fatura (código 01)',</text:p>
          </table:table-cell>
        </table:table-row>
        <table:table-row table:style-name="ro1">
          <table:table-cell/>
          <table:table-cell office:value-type="string" calcext:value-type="string">
            <text:p>C141</text:p>
          </table:table-cell>
          <table:table-cell office:value-type="string" calcext:value-type="string">
            <text:p>Complemento de Documento - Vencimento da Fatura (código 01)</text:p>
          </table:table-cell>
          <table:table-cell table:number-columns-repeated="3"/>
          <table:table-cell table:formula="of:=COM.MICROSOFT.CONCAT(&quot;'&quot;;[.B50];&quot;':'&quot;;[.C50];&quot;',&quot;)" office:value-type="string" office:string-value="'C141':'Complemento de Documento - Vencimento da Fatura (código 01)'," calcext:value-type="string">
            <text:p>'C141':'Complemento de Documento - Vencimento da Fatura (código 01)',</text:p>
          </table:table-cell>
        </table:table-row>
        <table:table-row table:style-name="ro1">
          <table:table-cell/>
          <table:table-cell office:value-type="string" calcext:value-type="string">
            <text:p>C160</text:p>
          </table:table-cell>
          <table:table-cell office:value-type="string" calcext:value-type="string">
            <text:p>Complemento de Documento - Volumes Transportados (código 01 e 04) Exceto Combustíveis</text:p>
          </table:table-cell>
          <table:table-cell table:number-columns-repeated="3"/>
          <table:table-cell table:formula="of:=COM.MICROSOFT.CONCAT(&quot;'&quot;;[.B51];&quot;':'&quot;;[.C51];&quot;',&quot;)" office:value-type="string" office:string-value="'C160':'Complemento de Documento - Volumes Transportados (código 01 e 04) Exceto Combustíveis'," calcext:value-type="string">
            <text:p>'C160':'Complemento de Documento - Volumes Transportados (código 01 e 04) Exceto Combustíveis',</text:p>
          </table:table-cell>
        </table:table-row>
        <table:table-row table:style-name="ro1">
          <table:table-cell/>
          <table:table-cell office:value-type="string" calcext:value-type="string">
            <text:p>C165</text:p>
          </table:table-cell>
          <table:table-cell office:value-type="string" calcext:value-type="string">
            <text:p>Complemento de Documento - Operações com combustíveis (código 01)</text:p>
          </table:table-cell>
          <table:table-cell table:number-columns-repeated="3"/>
          <table:table-cell table:formula="of:=COM.MICROSOFT.CONCAT(&quot;'&quot;;[.B52];&quot;':'&quot;;[.C52];&quot;',&quot;)" office:value-type="string" office:string-value="'C165':'Complemento de Documento - Operações com combustíveis (código 01)'," calcext:value-type="string">
            <text:p>'C165':'Complemento de Documento - Operações com combustíveis (código 01)',</text:p>
          </table:table-cell>
        </table:table-row>
        <table:table-row table:style-name="ro1">
          <table:table-cell/>
          <table:table-cell office:value-type="string" calcext:value-type="string">
            <text:p>C170</text:p>
          </table:table-cell>
          <table:table-cell office:value-type="string" calcext:value-type="string">
            <text:p>Complemento de Documento - Itens do Documento (código 01, 1B, 04 e 55)</text:p>
          </table:table-cell>
          <table:table-cell table:number-columns-repeated="3"/>
          <table:table-cell table:formula="of:=COM.MICROSOFT.CONCAT(&quot;'&quot;;[.B53];&quot;':'&quot;;[.C53];&quot;',&quot;)" office:value-type="string" office:string-value="'C170':'Complemento de Documento - Itens do Documento (código 01, 1B, 04 e 55)'," calcext:value-type="string">
            <text:p>'C170':'Complemento de Documento - Itens do Documento (código 01, 1B, 04 e 55)',</text:p>
          </table:table-cell>
        </table:table-row>
        <table:table-row table:style-name="ro1">
          <table:table-cell/>
          <table:table-cell office:value-type="string" calcext:value-type="string">
            <text:p>C171</text:p>
          </table:table-cell>
          <table:table-cell office:value-type="string" calcext:value-type="string">
            <text:p>Complemento de Item - Armazenamento de Combustíveis (código 01,55)</text:p>
          </table:table-cell>
          <table:table-cell table:number-columns-repeated="3"/>
          <table:table-cell table:formula="of:=COM.MICROSOFT.CONCAT(&quot;'&quot;;[.B54];&quot;':'&quot;;[.C54];&quot;',&quot;)" office:value-type="string" office:string-value="'C171':'Complemento de Item - Armazenamento de Combustíveis (código 01,55)'," calcext:value-type="string">
            <text:p>'C171':'Complemento de Item - Armazenamento de Combustíveis (código 01,55)',</text:p>
          </table:table-cell>
        </table:table-row>
        <table:table-row table:style-name="ro1">
          <table:table-cell/>
          <table:table-cell office:value-type="string" calcext:value-type="string">
            <text:p>C172</text:p>
          </table:table-cell>
          <table:table-cell office:value-type="string" calcext:value-type="string">
            <text:p>Complemento de Item - Operações com ISSQN (código 01)</text:p>
          </table:table-cell>
          <table:table-cell table:number-columns-repeated="3"/>
          <table:table-cell table:formula="of:=COM.MICROSOFT.CONCAT(&quot;'&quot;;[.B55];&quot;':'&quot;;[.C55];&quot;',&quot;)" office:value-type="string" office:string-value="'C172':'Complemento de Item - Operações com ISSQN (código 01)'," calcext:value-type="string">
            <text:p>'C172':'Complemento de Item - Operações com ISSQN (código 01)',</text:p>
          </table:table-cell>
        </table:table-row>
        <table:table-row table:style-name="ro1">
          <table:table-cell/>
          <table:table-cell office:value-type="string" calcext:value-type="string">
            <text:p>C173</text:p>
          </table:table-cell>
          <table:table-cell office:value-type="string" calcext:value-type="string">
            <text:p>Complemento de Item - Operações com Medicamentos (código 01,55)</text:p>
          </table:table-cell>
          <table:table-cell table:number-columns-repeated="3"/>
          <table:table-cell table:formula="of:=COM.MICROSOFT.CONCAT(&quot;'&quot;;[.B56];&quot;':'&quot;;[.C56];&quot;',&quot;)" office:value-type="string" office:string-value="'C173':'Complemento de Item - Operações com Medicamentos (código 01,55)'," calcext:value-type="string">
            <text:p>'C173':'Complemento de Item - Operações com Medicamentos (código 01,55)',</text:p>
          </table:table-cell>
        </table:table-row>
        <table:table-row table:style-name="ro1">
          <table:table-cell/>
          <table:table-cell office:value-type="string" calcext:value-type="string">
            <text:p>C174</text:p>
          </table:table-cell>
          <table:table-cell office:value-type="string" calcext:value-type="string">
            <text:p>Complemento de Item - Operações com Armas de Fogo (código 01)</text:p>
          </table:table-cell>
          <table:table-cell table:number-columns-repeated="3"/>
          <table:table-cell table:formula="of:=COM.MICROSOFT.CONCAT(&quot;'&quot;;[.B57];&quot;':'&quot;;[.C57];&quot;',&quot;)" office:value-type="string" office:string-value="'C174':'Complemento de Item - Operações com Armas de Fogo (código 01)'," calcext:value-type="string">
            <text:p>'C174':'Complemento de Item - Operações com Armas de Fogo (código 01)',</text:p>
          </table:table-cell>
        </table:table-row>
        <table:table-row table:style-name="ro1">
          <table:table-cell/>
          <table:table-cell office:value-type="string" calcext:value-type="string">
            <text:p>C175</text:p>
          </table:table-cell>
          <table:table-cell office:value-type="string" calcext:value-type="string">
            <text:p>Complemento de Item - Operações com Veículos Novos (código 01,55)</text:p>
          </table:table-cell>
          <table:table-cell table:number-columns-repeated="3"/>
          <table:table-cell table:formula="of:=COM.MICROSOFT.CONCAT(&quot;'&quot;;[.B58];&quot;':'&quot;;[.C58];&quot;',&quot;)" office:value-type="string" office:string-value="'C175':'Complemento de Item - Operações com Veículos Novos (código 01,55)'," calcext:value-type="string">
            <text:p>'C175':'Complemento de Item - Operações com Veículos Novos (código 01,55)',</text:p>
          </table:table-cell>
        </table:table-row>
        <table:table-row table:style-name="ro1">
          <table:table-cell/>
          <table:table-cell office:value-type="string" calcext:value-type="string">
            <text:p>C176</text:p>
          </table:table-cell>
          <table:table-cell office:value-type="string" calcext:value-type="string">
            <text:p>Complemento de Item -Ressarcimento de ICMS em operações com Substituição Tributária (código 01,55)</text:p>
          </table:table-cell>
          <table:table-cell table:number-columns-repeated="3"/>
          <table:table-cell table:formula="of:=COM.MICROSOFT.CONCAT(&quot;'&quot;;[.B59];&quot;':'&quot;;[.C59];&quot;',&quot;)" office:value-type="string" office:string-value="'C176':'Complemento de Item -Ressarcimento de ICMS em operações com Substituição Tributária (código 01,55)'," calcext:value-type="string">
            <text:p>'C176':'Complemento de Item -Ressarcimento de ICMS em operações com Substituição Tributária (código 01,55)',</text:p>
          </table:table-cell>
        </table:table-row>
        <table:table-row table:style-name="ro1">
          <table:table-cell/>
          <table:table-cell office:value-type="string" calcext:value-type="string">
            <text:p>C177</text:p>
          </table:table-cell>
          <table:table-cell office:value-type="string" calcext:value-type="string">
            <text:p>Complemento de Item – Outras informações (Cód. 01, 55) – (Válido a partir de 01/01/2019)</text:p>
          </table:table-cell>
          <table:table-cell table:number-columns-repeated="3"/>
          <table:table-cell table:formula="of:=COM.MICROSOFT.CONCAT(&quot;'&quot;;[.B60];&quot;':'&quot;;[.C60];&quot;',&quot;)" office:value-type="string" office:string-value="'C177':'Complemento de Item – Outras informações (Cód. 01, 55) – (Válido a partir de 01/01/2019)'," calcext:value-type="string">
            <text:p>'C177':'Complemento de Item – Outras informações (Cód. 01, 55) – (Válido a partir de 01/01/2019)',</text:p>
          </table:table-cell>
        </table:table-row>
        <table:table-row table:style-name="ro1">
          <table:table-cell/>
          <table:table-cell office:value-type="string" calcext:value-type="string">
            <text:p>C178</text:p>
          </table:table-cell>
          <table:table-cell office:value-type="string" calcext:value-type="string">
            <text:p>Complemento de Item - Operações com Produtos Sujeitos a Tributação de IPI por Unidade ou Quantidade de produto</text:p>
          </table:table-cell>
          <table:table-cell table:number-columns-repeated="3"/>
          <table:table-cell table:formula="of:=COM.MICROSOFT.CONCAT(&quot;'&quot;;[.B61];&quot;':'&quot;;[.C61];&quot;',&quot;)" office:value-type="string" office:string-value="'C178':'Complemento de Item - Operações com Produtos Sujeitos a Tributação de IPI por Unidade ou Quantidade de produto'," calcext:value-type="string">
            <text:p>'C178':'Complemento de Item - Operações com Produtos Sujeitos a Tributação de IPI por Unidade ou Quantidade de produto',</text:p>
          </table:table-cell>
        </table:table-row>
        <table:table-row table:style-name="ro1">
          <table:table-cell/>
          <table:table-cell office:value-type="string" calcext:value-type="string">
            <text:p>C179</text:p>
          </table:table-cell>
          <table:table-cell office:value-type="string" calcext:value-type="string">
            <text:p>Complemento de Item - Informações Complementares ST (código 01)</text:p>
          </table:table-cell>
          <table:table-cell table:number-columns-repeated="3"/>
          <table:table-cell table:formula="of:=COM.MICROSOFT.CONCAT(&quot;'&quot;;[.B62];&quot;':'&quot;;[.C62];&quot;',&quot;)" office:value-type="string" office:string-value="'C179':'Complemento de Item - Informações Complementares ST (código 01)'," calcext:value-type="string">
            <text:p>'C179':'Complemento de Item - Informações Complementares ST (código 01)',</text:p>
          </table:table-cell>
        </table:table-row>
        <table:table-row table:style-name="ro1">
          <table:table-cell/>
          <table:table-cell office:value-type="string" calcext:value-type="string">
            <text:p>C180</text:p>
          </table:table-cell>
          <table:table-cell office:value-type="string" calcext:value-type="string">
            <text:p>Informações complementares das operações de entrada de mercadorias sujeitas à substituição tributária (código 01, 1B, 04 e 55)</text:p>
          </table:table-cell>
          <table:table-cell table:number-columns-repeated="3"/>
          <table:table-cell table:formula="of:=COM.MICROSOFT.CONCAT(&quot;'&quot;;[.B63];&quot;':'&quot;;[.C63];&quot;',&quot;)" office:value-type="string" office:string-value="'C180':'Informações complementares das operações de entrada de mercadorias sujeitas à substituição tributária (código 01, 1B, 04 e 55)'," calcext:value-type="string">
            <text:p>'C180':'Informações complementares das operações de entrada de mercadorias sujeitas à substituição tributária (código 01, 1B, 04 e 55)',</text:p>
          </table:table-cell>
        </table:table-row>
        <table:table-row table:style-name="ro1">
          <table:table-cell/>
          <table:table-cell office:value-type="string" calcext:value-type="string">
            <text:p>C181</text:p>
          </table:table-cell>
          <table:table-cell office:value-type="string" calcext:value-type="string">
            <text:p>Informações complementares das operações de devolução de saídas de mercadorias sujeitas à substituição tributária (código 01, 1B, 04 e 55).</text:p>
          </table:table-cell>
          <table:table-cell table:number-columns-repeated="3"/>
          <table:table-cell table:formula="of:=COM.MICROSOFT.CONCAT(&quot;'&quot;;[.B64];&quot;':'&quot;;[.C64];&quot;',&quot;)" office:value-type="string" office:string-value="'C181':'Informações complementares das operações de devolução de saídas de mercadorias sujeitas à substituição tributária (código 01, 1B, 04 e 55).'," calcext:value-type="string">
            <text:p>'C181':'Informações complementares das operações de devolução de saídas de mercadorias sujeitas à substituição tributária (código 01, 1B, 04 e 55).',</text:p>
          </table:table-cell>
        </table:table-row>
        <table:table-row table:style-name="ro1">
          <table:table-cell/>
          <table:table-cell office:value-type="string" calcext:value-type="string">
            <text:p>C185</text:p>
          </table:table-cell>
          <table:table-cell office:value-type="string" calcext:value-type="string">
            <text:p>Informações complementares das operações de saída de mercadorias sujeitas à substituição tributária (código 01, 1B, 04 e 55)</text:p>
          </table:table-cell>
          <table:table-cell table:number-columns-repeated="3"/>
          <table:table-cell table:formula="of:=COM.MICROSOFT.CONCAT(&quot;'&quot;;[.B65];&quot;':'&quot;;[.C65];&quot;',&quot;)" office:value-type="string" office:string-value="'C185':'Informações complementares das operações de saída de mercadorias sujeitas à substituição tributária (código 01, 1B, 04 e 55)'," calcext:value-type="string">
            <text:p>'C185':'Informações complementares das operações de saída de mercadorias sujeitas à substituição tributária (código 01, 1B, 04 e 55)',</text:p>
          </table:table-cell>
        </table:table-row>
        <table:table-row table:style-name="ro1">
          <table:table-cell/>
          <table:table-cell office:value-type="string" calcext:value-type="string">
            <text:p>C186</text:p>
          </table:table-cell>
          <table:table-cell office:value-type="string" calcext:value-type="string">
            <text:p>Informações complementares das operações de devolução de entradas de mer cadorias sujeitas à substituição tributária (código 01, 1B, 04 e 55).</text:p>
          </table:table-cell>
          <table:table-cell table:number-columns-repeated="3"/>
          <table:table-cell table:formula="of:=COM.MICROSOFT.CONCAT(&quot;'&quot;;[.B66];&quot;':'&quot;;[.C66];&quot;',&quot;)" office:value-type="string" office:string-value="'C186':'Informações complementares das operações de devolução de entradas de mer cadorias sujeitas à substituição tributária (código 01, 1B, 04 e 55).'," calcext:value-type="string">
            <text:p>'C186':'Informações complementares das operações de devolução de entradas de mer cadorias sujeitas à substituição tributária (código 01, 1B, 04 e 55).',</text:p>
          </table:table-cell>
        </table:table-row>
        <table:table-row table:style-name="ro1">
          <table:table-cell/>
          <table:table-cell office:value-type="string" calcext:value-type="string">
            <text:p>C190</text:p>
          </table:table-cell>
          <table:table-cell office:value-type="string" calcext:value-type="string">
            <text:p>Registro Analítico do Documento (código 01, 1B, 04, 55 e 65)</text:p>
          </table:table-cell>
          <table:table-cell table:number-columns-repeated="3"/>
          <table:table-cell table:formula="of:=COM.MICROSOFT.CONCAT(&quot;'&quot;;[.B67];&quot;':'&quot;;[.C67];&quot;',&quot;)" office:value-type="string" office:string-value="'C190':'Registro Analítico do Documento (código 01, 1B, 04, 55 e 65)'," calcext:value-type="string">
            <text:p>'C190':'Registro Analítico do Documento (código 01, 1B, 04, 55 e 65)',</text:p>
          </table:table-cell>
        </table:table-row>
        <table:table-row table:style-name="ro1">
          <table:table-cell/>
          <table:table-cell office:value-type="string" calcext:value-type="string">
            <text:p>C191</text:p>
          </table:table-cell>
          <table:table-cell office:value-type="string" calcext:value-type="string">
            <text:p>Informações do Fundo de Combate à Pobreza – FCP – na NF-e (Código 55)</text:p>
          </table:table-cell>
          <table:table-cell table:number-columns-repeated="3"/>
          <table:table-cell table:formula="of:=COM.MICROSOFT.CONCAT(&quot;'&quot;;[.B68];&quot;':'&quot;;[.C68];&quot;',&quot;)" office:value-type="string" office:string-value="'C191':'Informações do Fundo de Combate à Pobreza – FCP – na NF-e (Código 55)'," calcext:value-type="string">
            <text:p>'C191':'Informações do Fundo de Combate à Pobreza – FCP – na NF-e (Código 55)',</text:p>
          </table:table-cell>
        </table:table-row>
        <table:table-row table:style-name="ro1">
          <table:table-cell/>
          <table:table-cell office:value-type="string" calcext:value-type="string">
            <text:p>C195</text:p>
          </table:table-cell>
          <table:table-cell office:value-type="string" calcext:value-type="string">
            <text:p>Complemento do Registro Analítico - Observações do Lançamento Fiscal (código 01, 1B, 04 e 55) </text:p>
          </table:table-cell>
          <table:table-cell table:number-columns-repeated="3"/>
          <table:table-cell table:formula="of:=COM.MICROSOFT.CONCAT(&quot;'&quot;;[.B69];&quot;':'&quot;;[.C69];&quot;',&quot;)" office:value-type="string" office:string-value="'C195':'Complemento do Registro Analítico - Observações do Lançamento Fiscal (código 01, 1B, 04 e 55) '," calcext:value-type="string">
            <text:p>'C195':'Complemento do Registro Analítico - Observações do Lançamento Fiscal (código 01, 1B, 04 e 55) ',</text:p>
          </table:table-cell>
        </table:table-row>
        <table:table-row table:style-name="ro1">
          <table:table-cell/>
          <table:table-cell office:value-type="string" calcext:value-type="string">
            <text:p>C197</text:p>
          </table:table-cell>
          <table:table-cell office:value-type="string" calcext:value-type="string">
            <text:p>Outras Obrigações Tributárias, Ajustes e Informações provenientes de Documento Fiscal</text:p>
          </table:table-cell>
          <table:table-cell table:number-columns-repeated="3"/>
          <table:table-cell table:formula="of:=COM.MICROSOFT.CONCAT(&quot;'&quot;;[.B70];&quot;':'&quot;;[.C70];&quot;',&quot;)" office:value-type="string" office:string-value="'C197':'Outras Obrigações Tributárias, Ajustes e Informações provenientes de Documento Fiscal'," calcext:value-type="string">
            <text:p>'C197':'Outras Obrigações Tributárias, Ajustes e Informações provenientes de Documento Fiscal',</text:p>
          </table:table-cell>
        </table:table-row>
        <table:table-row table:style-name="ro1">
          <table:table-cell/>
          <table:table-cell office:value-type="string" calcext:value-type="string">
            <text:p>C300</text:p>
          </table:table-cell>
          <table:table-cell office:value-type="string" calcext:value-type="string">
            <text:p>Documento - Resumo Diário das Notas Fiscais de Venda a Consumidor (código 02)</text:p>
          </table:table-cell>
          <table:table-cell table:number-columns-repeated="3"/>
          <table:table-cell table:formula="of:=COM.MICROSOFT.CONCAT(&quot;'&quot;;[.B71];&quot;':'&quot;;[.C71];&quot;',&quot;)" office:value-type="string" office:string-value="'C300':'Documento - Resumo Diário das Notas Fiscais de Venda a Consumidor (código 02)'," calcext:value-type="string">
            <text:p>'C300':'Documento - Resumo Diário das Notas Fiscais de Venda a Consumidor (código 02)',</text:p>
          </table:table-cell>
        </table:table-row>
        <table:table-row table:style-name="ro1">
          <table:table-cell/>
          <table:table-cell office:value-type="string" calcext:value-type="string">
            <text:p>C310</text:p>
          </table:table-cell>
          <table:table-cell office:value-type="string" calcext:value-type="string">
            <text:p>Documentos Cancelados de Nota Fiscal de Venda a Consumidor (código 02)</text:p>
          </table:table-cell>
          <table:table-cell table:number-columns-repeated="3"/>
          <table:table-cell table:formula="of:=COM.MICROSOFT.CONCAT(&quot;'&quot;;[.B72];&quot;':'&quot;;[.C72];&quot;',&quot;)" office:value-type="string" office:string-value="'C310':'Documentos Cancelados de Nota Fiscal de Venda a Consumidor (código 02)'," calcext:value-type="string">
            <text:p>'C310':'Documentos Cancelados de Nota Fiscal de Venda a Consumidor (código 02)',</text:p>
          </table:table-cell>
        </table:table-row>
        <table:table-row table:style-name="ro1">
          <table:table-cell/>
          <table:table-cell office:value-type="string" calcext:value-type="string">
            <text:p>C320</text:p>
          </table:table-cell>
          <table:table-cell office:value-type="string" calcext:value-type="string">
            <text:p>Registro Analítico das Notas Fiscais de Venda a Consumidor (código 02)</text:p>
          </table:table-cell>
          <table:table-cell table:number-columns-repeated="3"/>
          <table:table-cell table:formula="of:=COM.MICROSOFT.CONCAT(&quot;'&quot;;[.B73];&quot;':'&quot;;[.C73];&quot;',&quot;)" office:value-type="string" office:string-value="'C320':'Registro Analítico das Notas Fiscais de Venda a Consumidor (código 02)'," calcext:value-type="string">
            <text:p>'C320':'Registro Analítico das Notas Fiscais de Venda a Consumidor (código 02)',</text:p>
          </table:table-cell>
        </table:table-row>
        <table:table-row table:style-name="ro1">
          <table:table-cell/>
          <table:table-cell office:value-type="string" calcext:value-type="string">
            <text:p>C321</text:p>
          </table:table-cell>
          <table:table-cell office:value-type="string" calcext:value-type="string">
            <text:p>Itens dos Resumos Diários dos Documentos (código 02)</text:p>
          </table:table-cell>
          <table:table-cell table:number-columns-repeated="3"/>
          <table:table-cell table:formula="of:=COM.MICROSOFT.CONCAT(&quot;'&quot;;[.B74];&quot;':'&quot;;[.C74];&quot;',&quot;)" office:value-type="string" office:string-value="'C321':'Itens dos Resumos Diários dos Documentos (código 02)'," calcext:value-type="string">
            <text:p>'C321':'Itens dos Resumos Diários dos Documentos (código 02)',</text:p>
          </table:table-cell>
        </table:table-row>
        <table:table-row table:style-name="ro1">
          <table:table-cell/>
          <table:table-cell office:value-type="string" calcext:value-type="string">
            <text:p>C330</text:p>
          </table:table-cell>
          <table:table-cell office:value-type="string" calcext:value-type="string">
            <text:p>Informações complementares das operações de saída de mercadorias sujeitas à substituição tributária (código 02)</text:p>
          </table:table-cell>
          <table:table-cell table:number-columns-repeated="3"/>
          <table:table-cell table:formula="of:=COM.MICROSOFT.CONCAT(&quot;'&quot;;[.B75];&quot;':'&quot;;[.C75];&quot;',&quot;)" office:value-type="string" office:string-value="'C330':'Informações complementares das operações de saída de mercadorias sujeitas à substituição tributária (código 02)'," calcext:value-type="string">
            <text:p>'C330':'Informações complementares das operações de saída de mercadorias sujeitas à substituição tributária (código 02)',</text:p>
          </table:table-cell>
        </table:table-row>
        <table:table-row table:style-name="ro1">
          <table:table-cell/>
          <table:table-cell office:value-type="string" calcext:value-type="string">
            <text:p>C350</text:p>
          </table:table-cell>
          <table:table-cell office:value-type="string" calcext:value-type="string">
            <text:p>Nota Fiscal de venda a consumidor (código 02)</text:p>
          </table:table-cell>
          <table:table-cell table:number-columns-repeated="3"/>
          <table:table-cell table:formula="of:=COM.MICROSOFT.CONCAT(&quot;'&quot;;[.B76];&quot;':'&quot;;[.C76];&quot;',&quot;)" office:value-type="string" office:string-value="'C350':'Nota Fiscal de venda a consumidor (código 02)'," calcext:value-type="string">
            <text:p>'C350':'Nota Fiscal de venda a consumidor (código 02)',</text:p>
          </table:table-cell>
        </table:table-row>
        <table:table-row table:style-name="ro1">
          <table:table-cell/>
          <table:table-cell office:value-type="string" calcext:value-type="string">
            <text:p>C370</text:p>
          </table:table-cell>
          <table:table-cell office:value-type="string" calcext:value-type="string">
            <text:p>Itens do documento (código 02)</text:p>
          </table:table-cell>
          <table:table-cell table:number-columns-repeated="3"/>
          <table:table-cell table:formula="of:=COM.MICROSOFT.CONCAT(&quot;'&quot;;[.B77];&quot;':'&quot;;[.C77];&quot;',&quot;)" office:value-type="string" office:string-value="'C370':'Itens do documento (código 02)'," calcext:value-type="string">
            <text:p>'C370':'Itens do documento (código 02)',</text:p>
          </table:table-cell>
        </table:table-row>
        <table:table-row table:style-name="ro1">
          <table:table-cell/>
          <table:table-cell office:value-type="string" calcext:value-type="string">
            <text:p>C380</text:p>
          </table:table-cell>
          <table:table-cell office:value-type="string" calcext:value-type="string">
            <text:p>Informações complementares das operações de saída de mercadorias sujeitas à substituição tributária (código 02)</text:p>
          </table:table-cell>
          <table:table-cell table:number-columns-repeated="3"/>
          <table:table-cell table:formula="of:=COM.MICROSOFT.CONCAT(&quot;'&quot;;[.B78];&quot;':'&quot;;[.C78];&quot;',&quot;)" office:value-type="string" office:string-value="'C380':'Informações complementares das operações de saída de mercadorias sujeitas à substituição tributária (código 02)'," calcext:value-type="string">
            <text:p>'C380':'Informações complementares das operações de saída de mercadorias sujeitas à substituição tributária (código 02)',</text:p>
          </table:table-cell>
        </table:table-row>
        <table:table-row table:style-name="ro1">
          <table:table-cell/>
          <table:table-cell office:value-type="string" calcext:value-type="string">
            <text:p>C390</text:p>
          </table:table-cell>
          <table:table-cell office:value-type="string" calcext:value-type="string">
            <text:p>Registro Analítico das Notas Fiscais de Venda a Consumidor (código 02)</text:p>
          </table:table-cell>
          <table:table-cell table:number-columns-repeated="3"/>
          <table:table-cell table:formula="of:=COM.MICROSOFT.CONCAT(&quot;'&quot;;[.B79];&quot;':'&quot;;[.C79];&quot;',&quot;)" office:value-type="string" office:string-value="'C390':'Registro Analítico das Notas Fiscais de Venda a Consumidor (código 02)'," calcext:value-type="string">
            <text:p>'C390':'Registro Analítico das Notas Fiscais de Venda a Consumidor (código 02)',</text:p>
          </table:table-cell>
        </table:table-row>
        <table:table-row table:style-name="ro1">
          <table:table-cell/>
          <table:table-cell office:value-type="string" calcext:value-type="string">
            <text:p>C400</text:p>
          </table:table-cell>
          <table:table-cell office:value-type="string" calcext:value-type="string">
            <text:p>Equipamento ECF (código 02, 2D e 60)</text:p>
          </table:table-cell>
          <table:table-cell table:number-columns-repeated="3"/>
          <table:table-cell table:formula="of:=COM.MICROSOFT.CONCAT(&quot;'&quot;;[.B80];&quot;':'&quot;;[.C80];&quot;',&quot;)" office:value-type="string" office:string-value="'C400':'Equipamento ECF (código 02, 2D e 60)'," calcext:value-type="string">
            <text:p>'C400':'Equipamento ECF (código 02, 2D e 60)',</text:p>
          </table:table-cell>
        </table:table-row>
        <table:table-row table:style-name="ro1">
          <table:table-cell/>
          <table:table-cell office:value-type="string" calcext:value-type="string">
            <text:p>C405</text:p>
          </table:table-cell>
          <table:table-cell office:value-type="string" calcext:value-type="string">
            <text:p>Redução Z (código 02, 2D e 60)</text:p>
          </table:table-cell>
          <table:table-cell table:number-columns-repeated="3"/>
          <table:table-cell table:formula="of:=COM.MICROSOFT.CONCAT(&quot;'&quot;;[.B81];&quot;':'&quot;;[.C81];&quot;',&quot;)" office:value-type="string" office:string-value="'C405':'Redução Z (código 02, 2D e 60)'," calcext:value-type="string">
            <text:p>'C405':'Redução Z (código 02, 2D e 60)',</text:p>
          </table:table-cell>
        </table:table-row>
        <table:table-row table:style-name="ro1">
          <table:table-cell/>
          <table:table-cell office:value-type="string" calcext:value-type="string">
            <text:p>C410</text:p>
          </table:table-cell>
          <table:table-cell office:value-type="string" calcext:value-type="string">
            <text:p>PIS e COFINS Totalizados no Dia (código 02 e 2D)</text:p>
          </table:table-cell>
          <table:table-cell table:number-columns-repeated="3"/>
          <table:table-cell table:formula="of:=COM.MICROSOFT.CONCAT(&quot;'&quot;;[.B82];&quot;':'&quot;;[.C82];&quot;',&quot;)" office:value-type="string" office:string-value="'C410':'PIS e COFINS Totalizados no Dia (código 02 e 2D)'," calcext:value-type="string">
            <text:p>'C410':'PIS e COFINS Totalizados no Dia (código 02 e 2D)',</text:p>
          </table:table-cell>
        </table:table-row>
        <table:table-row table:style-name="ro1">
          <table:table-cell/>
          <table:table-cell office:value-type="string" calcext:value-type="string">
            <text:p>C420</text:p>
          </table:table-cell>
          <table:table-cell office:value-type="string" calcext:value-type="string">
            <text:p>Registro dos Totalizadores Parciais da Redução Z (código 02, 2D e 60)</text:p>
          </table:table-cell>
          <table:table-cell table:number-columns-repeated="3"/>
          <table:table-cell table:formula="of:=COM.MICROSOFT.CONCAT(&quot;'&quot;;[.B83];&quot;':'&quot;;[.C83];&quot;',&quot;)" office:value-type="string" office:string-value="'C420':'Registro dos Totalizadores Parciais da Redução Z (código 02, 2D e 60)'," calcext:value-type="string">
            <text:p>'C420':'Registro dos Totalizadores Parciais da Redução Z (código 02, 2D e 60)',</text:p>
          </table:table-cell>
        </table:table-row>
        <table:table-row table:style-name="ro1">
          <table:table-cell/>
          <table:table-cell office:value-type="string" calcext:value-type="string">
            <text:p>C425</text:p>
          </table:table-cell>
          <table:table-cell office:value-type="string" calcext:value-type="string">
            <text:p>Resumo de itens do movimento diário (código 02 e 2D)</text:p>
          </table:table-cell>
          <table:table-cell table:number-columns-repeated="3"/>
          <table:table-cell table:formula="of:=COM.MICROSOFT.CONCAT(&quot;'&quot;;[.B84];&quot;':'&quot;;[.C84];&quot;',&quot;)" office:value-type="string" office:string-value="'C425':'Resumo de itens do movimento diário (código 02 e 2D)'," calcext:value-type="string">
            <text:p>'C425':'Resumo de itens do movimento diário (código 02 e 2D)',</text:p>
          </table:table-cell>
        </table:table-row>
        <table:table-row table:style-name="ro1">
          <table:table-cell/>
          <table:table-cell office:value-type="string" calcext:value-type="string">
            <text:p>C430</text:p>
          </table:table-cell>
          <table:table-cell office:value-type="string" calcext:value-type="string">
            <text:p>Informações complementares das operações de saída de mercadorias sujeitas à substituição tributária (código 02, 2D e 60)</text:p>
          </table:table-cell>
          <table:table-cell table:number-columns-repeated="3"/>
          <table:table-cell table:formula="of:=COM.MICROSOFT.CONCAT(&quot;'&quot;;[.B85];&quot;':'&quot;;[.C85];&quot;',&quot;)" office:value-type="string" office:string-value="'C430':'Informações complementares das operações de saída de mercadorias sujeitas à substituição tributária (código 02, 2D e 60)'," calcext:value-type="string">
            <text:p>'C430':'Informações complementares das operações de saída de mercadorias sujeitas à substituição tributária (código 02, 2D e 60)',</text:p>
          </table:table-cell>
        </table:table-row>
        <table:table-row table:style-name="ro1">
          <table:table-cell/>
          <table:table-cell office:value-type="string" calcext:value-type="string">
            <text:p>C460</text:p>
          </table:table-cell>
          <table:table-cell office:value-type="string" calcext:value-type="string">
            <text:p>Documento Fiscal Emitido por ECF (código 02, 2D e 60)</text:p>
          </table:table-cell>
          <table:table-cell table:number-columns-repeated="3"/>
          <table:table-cell table:formula="of:=COM.MICROSOFT.CONCAT(&quot;'&quot;;[.B86];&quot;':'&quot;;[.C86];&quot;',&quot;)" office:value-type="string" office:string-value="'C460':'Documento Fiscal Emitido por ECF (código 02, 2D e 60)'," calcext:value-type="string">
            <text:p>'C460':'Documento Fiscal Emitido por ECF (código 02, 2D e 60)',</text:p>
          </table:table-cell>
        </table:table-row>
        <table:table-row table:style-name="ro1">
          <table:table-cell/>
          <table:table-cell office:value-type="string" calcext:value-type="string">
            <text:p>C465</text:p>
          </table:table-cell>
          <table:table-cell office:value-type="string" calcext:value-type="string">
            <text:p>Complemento do Cupom Fiscal Eletrônico Emitido por ECF - CF-e-ECF (código 60)</text:p>
          </table:table-cell>
          <table:table-cell table:number-columns-repeated="3"/>
          <table:table-cell table:formula="of:=COM.MICROSOFT.CONCAT(&quot;'&quot;;[.B87];&quot;':'&quot;;[.C87];&quot;',&quot;)" office:value-type="string" office:string-value="'C465':'Complemento do Cupom Fiscal Eletrônico Emitido por ECF - CF-e-ECF (código 60)'," calcext:value-type="string">
            <text:p>'C465':'Complemento do Cupom Fiscal Eletrônico Emitido por ECF - CF-e-ECF (código 60)',</text:p>
          </table:table-cell>
        </table:table-row>
        <table:table-row table:style-name="ro1">
          <table:table-cell/>
          <table:table-cell office:value-type="string" calcext:value-type="string">
            <text:p>C470</text:p>
          </table:table-cell>
          <table:table-cell office:value-type="string" calcext:value-type="string">
            <text:p>Itens do Documento Fiscal Emitido por ECF (código 02 e 2D)</text:p>
          </table:table-cell>
          <table:table-cell table:number-columns-repeated="3"/>
          <table:table-cell table:formula="of:=COM.MICROSOFT.CONCAT(&quot;'&quot;;[.B88];&quot;':'&quot;;[.C88];&quot;',&quot;)" office:value-type="string" office:string-value="'C470':'Itens do Documento Fiscal Emitido por ECF (código 02 e 2D)'," calcext:value-type="string">
            <text:p>'C470':'Itens do Documento Fiscal Emitido por ECF (código 02 e 2D)',</text:p>
          </table:table-cell>
        </table:table-row>
        <table:table-row table:style-name="ro1">
          <table:table-cell/>
          <table:table-cell office:value-type="string" calcext:value-type="string">
            <text:p>C480</text:p>
          </table:table-cell>
          <table:table-cell office:value-type="string" calcext:value-type="string">
            <text:p>Informações complementares das operações de saída de mercadorias sujeitas à substituição tributária (código 02, 2D e 60)</text:p>
          </table:table-cell>
          <table:table-cell table:number-columns-repeated="3"/>
          <table:table-cell table:formula="of:=COM.MICROSOFT.CONCAT(&quot;'&quot;;[.B89];&quot;':'&quot;;[.C89];&quot;',&quot;)" office:value-type="string" office:string-value="'C480':'Informações complementares das operações de saída de mercadorias sujeitas à substituição tributária (código 02, 2D e 60)'," calcext:value-type="string">
            <text:p>'C480':'Informações complementares das operações de saída de mercadorias sujeitas à substituição tributária (código 02, 2D e 60)',</text:p>
          </table:table-cell>
        </table:table-row>
        <table:table-row table:style-name="ro1">
          <table:table-cell/>
          <table:table-cell office:value-type="string" calcext:value-type="string">
            <text:p>C490</text:p>
          </table:table-cell>
          <table:table-cell office:value-type="string" calcext:value-type="string">
            <text:p>Registro Analítico do movimento diário (código 02, 2D e 60)</text:p>
          </table:table-cell>
          <table:table-cell table:number-columns-repeated="3"/>
          <table:table-cell table:formula="of:=COM.MICROSOFT.CONCAT(&quot;'&quot;;[.B90];&quot;':'&quot;;[.C90];&quot;',&quot;)" office:value-type="string" office:string-value="'C490':'Registro Analítico do movimento diário (código 02, 2D e 60)'," calcext:value-type="string">
            <text:p>'C490':'Registro Analítico do movimento diário (código 02, 2D e 60)',</text:p>
          </table:table-cell>
        </table:table-row>
        <table:table-row table:style-name="ro1">
          <table:table-cell/>
          <table:table-cell office:value-type="string" calcext:value-type="string">
            <text:p>C495</text:p>
          </table:table-cell>
          <table:table-cell office:value-type="string" calcext:value-type="string">
            <text:p>Resumo Mensal de Itens do ECF por Estabelecimento (código 02 e 2D e 2E)</text:p>
          </table:table-cell>
          <table:table-cell table:number-columns-repeated="3"/>
          <table:table-cell table:formula="of:=COM.MICROSOFT.CONCAT(&quot;'&quot;;[.B91];&quot;':'&quot;;[.C91];&quot;',&quot;)" office:value-type="string" office:string-value="'C495':'Resumo Mensal de Itens do ECF por Estabelecimento (código 02 e 2D e 2E)'," calcext:value-type="string">
            <text:p>'C495':'Resumo Mensal de Itens do ECF por Estabelecimento (código 02 e 2D e 2E)',</text:p>
          </table:table-cell>
        </table:table-row>
        <table:table-row table:style-name="ro1">
          <table:table-cell/>
          <table:table-cell office:value-type="string" calcext:value-type="string">
            <text:p>C500</text:p>
          </table:table-cell>
          <table:table-cell office:value-type="string" calcext:value-type="string">
            <text:p>Nota Fiscal/Conta de Energia Elétrica (código 06), Nota Fiscal de Energia Elétrica Eletrônica (código 66) , Nota Fiscal/Conta de fornecimento dágua canalizada (código 29) e Nota Fiscal/Consumo Fornecimento de Gás (Código 28)</text:p>
          </table:table-cell>
          <table:table-cell table:number-columns-repeated="3"/>
          <table:table-cell table:formula="of:=COM.MICROSOFT.CONCAT(&quot;'&quot;;[.B92];&quot;':'&quot;;[.C92];&quot;',&quot;)" office:value-type="string" office:string-value="'C500':'Nota Fiscal/Conta de Energia Elétrica (código 06), Nota Fiscal de Energia Elétrica Eletrônica (código 66) , Nota Fiscal/Conta de fornecimento dágua canalizada (código 29) e Nota Fiscal/Consumo Fornecimento de Gás (Código 28)'," calcext:value-type="string">
            <text:p>'C500':'Nota Fiscal/Conta de Energia Elétrica (código 06), Nota Fiscal de Energia Elétrica Eletrônica (código 66) , Nota Fiscal/Conta de fornecimento dágua canalizada (código 29) e Nota Fiscal/Consumo Fornecimento de Gás (Código 28)',</text:p>
          </table:table-cell>
        </table:table-row>
        <table:table-row table:style-name="ro1">
          <table:table-cell/>
          <table:table-cell office:value-type="string" calcext:value-type="string">
            <text:p>C510</text:p>
          </table:table-cell>
          <table:table-cell office:value-type="string" calcext:value-type="string">
            <text:p>Itens do Documento - Nota Fiscal/Conta de Energia Elétrica (código 06), Nota Fiscal/Conta de fornecimento d'água canalizada (código 29) e Nota Fiscal/Conta Fornecimento de Gás (Código 28)</text:p>
          </table:table-cell>
          <table:table-cell table:number-columns-repeated="3"/>
          <table:table-cell table:formula="of:=COM.MICROSOFT.CONCAT(&quot;'&quot;;[.B93];&quot;':'&quot;;[.C93];&quot;',&quot;)" office:value-type="string" office:string-value="'C510':'Itens do Documento - Nota Fiscal/Conta de Energia Elétrica (código 06), Nota Fiscal/Conta de fornecimento d'água canalizada (código 29) e Nota Fiscal/Conta Fornecimento de Gás (Código 28)'," calcext:value-type="string">
            <text:p>'C510':'Itens do Documento - Nota Fiscal/Conta de Energia Elétrica (código 06), Nota Fiscal/Conta de fornecimento d'água canalizada (código 29) e Nota Fiscal/Conta Fornecimento de Gás (Código 28)',</text:p>
          </table:table-cell>
        </table:table-row>
        <table:table-row table:style-name="ro1">
          <table:table-cell/>
          <table:table-cell office:value-type="string" calcext:value-type="string">
            <text:p>C590</text:p>
          </table:table-cell>
          <table:table-cell office:value-type="string" calcext:value-type="string">
            <text:p>Registro Analítico do Documento - Nota Fiscal/Conta de Energia Elétrica (código 06), Nota Fiscal de Energia Elétrica Eletrônica (código 66), Nota Fis- cal/Conta de fornecimento d'água canalizada (código 29) e Nota Fiscal/Conta Fornecimento de Gás (Código 28)</text:p>
          </table:table-cell>
          <table:table-cell table:number-columns-repeated="3"/>
          <table:table-cell table:formula="of:=COM.MICROSOFT.CONCAT(&quot;'&quot;;[.B94];&quot;':'&quot;;[.C94];&quot;',&quot;)" office:value-type="string" office:string-value="'C590':'Registro Analítico do Documento - Nota Fiscal/Conta de Energia Elétrica (código 06), Nota Fiscal de Energia Elétrica Eletrônica (código 66), Nota Fis- cal/Conta de fornecimento d'água canalizada (código 29) e Nota Fiscal/Conta Fornecimento de Gás (Código 28)'," calcext:value-type="string">
            <text:p>'C590':'Registro Analítico do Documento - Nota Fiscal/Conta de Energia Elétrica (código 06), Nota Fiscal de Energia Elétrica Eletrônica (código 66), Nota Fis- cal/Conta de fornecimento d'água canalizada (código 29) e Nota Fiscal/Conta Fornecimento de Gás (Código 28)',</text:p>
          </table:table-cell>
        </table:table-row>
        <table:table-row table:style-name="ro1">
          <table:table-cell/>
          <table:table-cell office:value-type="string" calcext:value-type="string">
            <text:p>C591</text:p>
          </table:table-cell>
          <table:table-cell office:value-type="string" calcext:value-type="string">
            <text:p>Informações do Fundo de Combate à Pobreza – FCP na NF3e (código 66)</text:p>
          </table:table-cell>
          <table:table-cell table:number-columns-repeated="3"/>
          <table:table-cell table:formula="of:=COM.MICROSOFT.CONCAT(&quot;'&quot;;[.B95];&quot;':'&quot;;[.C95];&quot;',&quot;)" office:value-type="string" office:string-value="'C591':'Informações do Fundo de Combate à Pobreza – FCP na NF3e (código 66)'," calcext:value-type="string">
            <text:p>'C591':'Informações do Fundo de Combate à Pobreza – FCP na NF3e (código 66)',</text:p>
          </table:table-cell>
        </table:table-row>
        <table:table-row table:style-name="ro1">
          <table:table-cell/>
          <table:table-cell office:value-type="string" calcext:value-type="string">
            <text:p>C595</text:p>
          </table:table-cell>
          <table:table-cell office:value-type="string" calcext:value-type="string">
            <text:p>Observações do Lançamento Fiscal (códigos 06, 28, 29 e 66)</text:p>
          </table:table-cell>
          <table:table-cell table:number-columns-repeated="3"/>
          <table:table-cell table:formula="of:=COM.MICROSOFT.CONCAT(&quot;'&quot;;[.B96];&quot;':'&quot;;[.C96];&quot;',&quot;)" office:value-type="string" office:string-value="'C595':'Observações do Lançamento Fiscal (códigos 06, 28, 29 e 66)'," calcext:value-type="string">
            <text:p>'C595':'Observações do Lançamento Fiscal (códigos 06, 28, 29 e 66)',</text:p>
          </table:table-cell>
        </table:table-row>
        <table:table-row table:style-name="ro1">
          <table:table-cell/>
          <table:table-cell office:value-type="string" calcext:value-type="string">
            <text:p>C597</text:p>
          </table:table-cell>
          <table:table-cell office:value-type="string" calcext:value-type="string">
            <text:p>Outras obrigações tributárias, ajustes e informações de valores provenientes de documento fiscal.</text:p>
          </table:table-cell>
          <table:table-cell table:number-columns-repeated="3"/>
          <table:table-cell table:formula="of:=COM.MICROSOFT.CONCAT(&quot;'&quot;;[.B97];&quot;':'&quot;;[.C97];&quot;',&quot;)" office:value-type="string" office:string-value="'C597':'Outras obrigações tributárias, ajustes e informações de valores provenientes de documento fiscal.'," calcext:value-type="string">
            <text:p>'C597':'Outras obrigações tributárias, ajustes e informações de valores provenientes de documento fiscal.',</text:p>
          </table:table-cell>
        </table:table-row>
        <table:table-row table:style-name="ro1">
          <table:table-cell/>
          <table:table-cell office:value-type="string" calcext:value-type="string">
            <text:p>C600</text:p>
          </table:table-cell>
          <table:table-cell office:value-type="string" calcext:value-type="string">
            <text:p>Consolidação Diária de Notas Fiscais/Contas de Energia Elétrica (Código 06), Nota Fiscal/Conta de Fornecimento d´água (código 29) e Nota Fiscal/Conta de Fornecimento de Gás (Código 28) - (Empresas não obrigadas ao Convênio ICMS 115/03)</text:p>
          </table:table-cell>
          <table:table-cell table:number-columns-repeated="3"/>
          <table:table-cell table:formula="of:=COM.MICROSOFT.CONCAT(&quot;'&quot;;[.B98];&quot;':'&quot;;[.C98];&quot;',&quot;)" office:value-type="string" office:string-value="'C600':'Consolidação Diária de Notas Fiscais/Contas de Energia Elétrica (Código 06), Nota Fiscal/Conta de Fornecimento d´água (código 29) e Nota Fiscal/Conta de Fornecimento de Gás (Código 28) - (Empresas não obrigadas ao Convênio ICMS 115/03)'," calcext:value-type="string">
            <text:p>'C600':'Consolidação Diária de Notas Fiscais/Contas de Energia Elétrica (Código 06), Nota Fiscal/Conta de Fornecimento d´água (código 29) e Nota Fiscal/Conta de Fornecimento de Gás (Código 28) - (Empresas não obrigadas ao Convênio ICMS 115/03)',</text:p>
          </table:table-cell>
        </table:table-row>
        <table:table-row table:style-name="ro1">
          <table:table-cell/>
          <table:table-cell office:value-type="string" calcext:value-type="string">
            <text:p>C601</text:p>
          </table:table-cell>
          <table:table-cell office:value-type="string" calcext:value-type="string">
            <text:p>Documentos cancelados - Consolidação diária de notas fiscais/conta de energia elétrica (Código 06), nota fiscal/conta de fornecimento de água (código 29) e nota fiscal/conta de fornecimento de gás (código 28)</text:p>
          </table:table-cell>
          <table:table-cell table:number-columns-repeated="3"/>
          <table:table-cell table:formula="of:=COM.MICROSOFT.CONCAT(&quot;'&quot;;[.B99];&quot;':'&quot;;[.C99];&quot;',&quot;)" office:value-type="string" office:string-value="'C601':'Documentos cancelados - Consolidação diária de notas fiscais/conta de energia elétrica (Código 06), nota fiscal/conta de fornecimento de água (código 29) e nota fiscal/conta de fornecimento de gás (código 28)'," calcext:value-type="string">
            <text:p>'C601':'Documentos cancelados - Consolidação diária de notas fiscais/conta de energia elétrica (Código 06), nota fiscal/conta de fornecimento de água (código 29) e nota fiscal/conta de fornecimento de gás (código 28)',</text:p>
          </table:table-cell>
        </table:table-row>
        <table:table-row table:style-name="ro1">
          <table:table-cell/>
          <table:table-cell office:value-type="string" calcext:value-type="string">
            <text:p>C610</text:p>
          </table:table-cell>
          <table:table-cell office:value-type="string" calcext:value-type="string">
            <text:p>Itens do Documento Consolidado - Notas Fiscais/Contas de Energia Elétrica (Código 06), Nota Fiscal/Conta de Fornecimento d´água (código 29) e Nota Fiscal/Conta de Fornecimento de Gás (Código 28) - (Empresas não obrigadas ao Convênio ICMS 115/03)</text:p>
          </table:table-cell>
          <table:table-cell table:number-columns-repeated="3"/>
          <table:table-cell table:formula="of:=COM.MICROSOFT.CONCAT(&quot;'&quot;;[.B100];&quot;':'&quot;;[.C100];&quot;',&quot;)" office:value-type="string" office:string-value="'C610':'Itens do Documento Consolidado - Notas Fiscais/Contas de Energia Elétrica (Código 06), Nota Fiscal/Conta de Fornecimento d´água (código 29) e Nota Fiscal/Conta de Fornecimento de Gás (Código 28) - (Empresas não obrigadas ao Convênio ICMS 115/03)'," calcext:value-type="string">
            <text:p>'C610':'Itens do Documento Consolidado - Notas Fiscais/Contas de Energia Elétrica (Código 06), Nota Fiscal/Conta de Fornecimento d´água (código 29) e Nota Fiscal/Conta de Fornecimento de Gás (Código 28) - (Empresas não obrigadas ao Convênio ICMS 115/03)',</text:p>
          </table:table-cell>
        </table:table-row>
        <table:table-row table:style-name="ro1">
          <table:table-cell/>
          <table:table-cell office:value-type="string" calcext:value-type="string">
            <text:p>C690</text:p>
          </table:table-cell>
          <table:table-cell office:value-type="string" calcext:value-type="string">
            <text:p>Registro Analítico dos Documentos - Notas Fiscais/Contas de Energia Elétrica (Código 06), Nota Fiscal/Conta de Fornecimento d´água (código 29) e Nota Fiscal/Conta de Fornecimento de Gás (Código 28)</text:p>
          </table:table-cell>
          <table:table-cell table:number-columns-repeated="3"/>
          <table:table-cell table:formula="of:=COM.MICROSOFT.CONCAT(&quot;'&quot;;[.B101];&quot;':'&quot;;[.C101];&quot;',&quot;)" office:value-type="string" office:string-value="'C690':'Registro Analítico dos Documentos - Notas Fiscais/Contas de Energia Elétrica (Código 06), Nota Fiscal/Conta de Fornecimento d´água (código 29) e Nota Fiscal/Conta de Fornecimento de Gás (Código 28)'," calcext:value-type="string">
            <text:p>'C690':'Registro Analítico dos Documentos - Notas Fiscais/Contas de Energia Elétrica (Código 06), Nota Fiscal/Conta de Fornecimento d´água (código 29) e Nota Fiscal/Conta de Fornecimento de Gás (Código 28)',</text:p>
          </table:table-cell>
        </table:table-row>
        <table:table-row table:style-name="ro1">
          <table:table-cell/>
          <table:table-cell office:value-type="string" calcext:value-type="string">
            <text:p>C700</text:p>
          </table:table-cell>
          <table:table-cell office:value-type="string" calcext:value-type="string">
            <text:p>Consolidação dos Documentos Nota Fiscal/Conta Energia Elétrica (código 06) emitidas em via única - (Empresas obrigadas à entrega do arquivo previsto no Convênio ICMS 115/03) e Nota Fiscal/Conta de Fornecimento de Gás Canalizado (Código 28)</text:p>
          </table:table-cell>
          <table:table-cell table:number-columns-repeated="3"/>
          <table:table-cell table:formula="of:=COM.MICROSOFT.CONCAT(&quot;'&quot;;[.B102];&quot;':'&quot;;[.C102];&quot;',&quot;)" office:value-type="string" office:string-value="'C700':'Consolidação dos Documentos Nota Fiscal/Conta Energia Elétrica (código 06) emitidas em via única - (Empresas obrigadas à entrega do arquivo previsto no Convênio ICMS 115/03) e Nota Fiscal/Conta de Fornecimento de Gás Canalizado (Código 28)'," calcext:value-type="string">
            <text:p>'C700':'Consolidação dos Documentos Nota Fiscal/Conta Energia Elétrica (código 06) emitidas em via única - (Empresas obrigadas à entrega do arquivo previsto no Convênio ICMS 115/03) e Nota Fiscal/Conta de Fornecimento de Gás Canalizado (Código 28)',</text:p>
          </table:table-cell>
        </table:table-row>
        <table:table-row table:style-name="ro1">
          <table:table-cell/>
          <table:table-cell office:value-type="string" calcext:value-type="string">
            <text:p>C790</text:p>
          </table:table-cell>
          <table:table-cell office:value-type="string" calcext:value-type="string">
            <text:p>Registro Analítico dos Documentos - Nota Fiscal/Conta Energia Elétrica (códi- go 06) emitidas em via única</text:p>
          </table:table-cell>
          <table:table-cell table:number-columns-repeated="3"/>
          <table:table-cell table:formula="of:=COM.MICROSOFT.CONCAT(&quot;'&quot;;[.B103];&quot;':'&quot;;[.C103];&quot;',&quot;)" office:value-type="string" office:string-value="'C790':'Registro Analítico dos Documentos - Nota Fiscal/Conta Energia Elétrica (códi- go 06) emitidas em via única'," calcext:value-type="string">
            <text:p>'C790':'Registro Analítico dos Documentos - Nota Fiscal/Conta Energia Elétrica (códi- go 06) emitidas em via única',</text:p>
          </table:table-cell>
        </table:table-row>
        <table:table-row table:style-name="ro1">
          <table:table-cell/>
          <table:table-cell office:value-type="string" calcext:value-type="string">
            <text:p>C791</text:p>
          </table:table-cell>
          <table:table-cell office:value-type="string" calcext:value-type="string">
            <text:p>Registro de Informações de ICMS ST por UF</text:p>
          </table:table-cell>
          <table:table-cell table:number-columns-repeated="3"/>
          <table:table-cell table:formula="of:=COM.MICROSOFT.CONCAT(&quot;'&quot;;[.B104];&quot;':'&quot;;[.C104];&quot;',&quot;)" office:value-type="string" office:string-value="'C791':'Registro de Informações de ICMS ST por UF'," calcext:value-type="string">
            <text:p>'C791':'Registro de Informações de ICMS ST por UF',</text:p>
          </table:table-cell>
        </table:table-row>
        <table:table-row table:style-name="ro1">
          <table:table-cell/>
          <table:table-cell office:value-type="string" calcext:value-type="string">
            <text:p>C800</text:p>
          </table:table-cell>
          <table:table-cell office:value-type="string" calcext:value-type="string">
            <text:p>Registro Cupom Fiscal Eletrônico - CF-e (Código 59)</text:p>
          </table:table-cell>
          <table:table-cell table:number-columns-repeated="3"/>
          <table:table-cell table:formula="of:=COM.MICROSOFT.CONCAT(&quot;'&quot;;[.B105];&quot;':'&quot;;[.C105];&quot;',&quot;)" office:value-type="string" office:string-value="'C800':'Registro Cupom Fiscal Eletrônico - CF-e (Código 59)'," calcext:value-type="string">
            <text:p>'C800':'Registro Cupom Fiscal Eletrônico - CF-e (Código 59)',</text:p>
          </table:table-cell>
        </table:table-row>
        <table:table-row table:style-name="ro1">
          <table:table-cell/>
          <table:table-cell office:value-type="string" calcext:value-type="string">
            <text:p>C810</text:p>
          </table:table-cell>
          <table:table-cell office:value-type="string" calcext:value-type="string">
            <text:p>Itens do documento do cupom fiscal eletrônico – SAT (CF-E-SAT) (código 59)</text:p>
          </table:table-cell>
          <table:table-cell table:number-columns-repeated="3"/>
          <table:table-cell table:formula="of:=COM.MICROSOFT.CONCAT(&quot;'&quot;;[.B106];&quot;':'&quot;;[.C106];&quot;',&quot;)" office:value-type="string" office:string-value="'C810':'Itens do documento do cupom fiscal eletrônico – SAT (CF-E-SAT) (código 59)'," calcext:value-type="string">
            <text:p>'C810':'Itens do documento do cupom fiscal eletrônico – SAT (CF-E-SAT) (código 59)',</text:p>
          </table:table-cell>
        </table:table-row>
        <table:table-row table:style-name="ro1">
          <table:table-cell/>
          <table:table-cell office:value-type="string" calcext:value-type="string">
            <text:p>C815</text:p>
          </table:table-cell>
          <table:table-cell office:value-type="string" calcext:value-type="string">
            <text:p>Informações complementares das operações de saída de mercadorias sujeitas à substituição tributária (CF-E-SAT) (código 59)</text:p>
          </table:table-cell>
          <table:table-cell table:number-columns-repeated="3"/>
          <table:table-cell table:formula="of:=COM.MICROSOFT.CONCAT(&quot;'&quot;;[.B107];&quot;':'&quot;;[.C107];&quot;',&quot;)" office:value-type="string" office:string-value="'C815':'Informações complementares das operações de saída de mercadorias sujeitas à substituição tributária (CF-E-SAT) (código 59)'," calcext:value-type="string">
            <text:p>'C815':'Informações complementares das operações de saída de mercadorias sujeitas à substituição tributária (CF-E-SAT) (código 59)',</text:p>
          </table:table-cell>
        </table:table-row>
        <table:table-row table:style-name="ro1">
          <table:table-cell/>
          <table:table-cell office:value-type="string" calcext:value-type="string">
            <text:p>C850</text:p>
          </table:table-cell>
          <table:table-cell office:value-type="string" calcext:value-type="string">
            <text:p>Registro Analítico do CF-e (Código 59)</text:p>
          </table:table-cell>
          <table:table-cell table:number-columns-repeated="3"/>
          <table:table-cell table:formula="of:=COM.MICROSOFT.CONCAT(&quot;'&quot;;[.B108];&quot;':'&quot;;[.C108];&quot;',&quot;)" office:value-type="string" office:string-value="'C850':'Registro Analítico do CF-e (Código 59)'," calcext:value-type="string">
            <text:p>'C850':'Registro Analítico do CF-e (Código 59)',</text:p>
          </table:table-cell>
        </table:table-row>
        <table:table-row table:style-name="ro1">
          <table:table-cell/>
          <table:table-cell office:value-type="string" calcext:value-type="string">
            <text:p>C860</text:p>
          </table:table-cell>
          <table:table-cell office:value-type="string" calcext:value-type="string">
            <text:p>Identificação do equipamento SAT-CF-e (Código 59)</text:p>
          </table:table-cell>
          <table:table-cell table:number-columns-repeated="3"/>
          <table:table-cell table:formula="of:=COM.MICROSOFT.CONCAT(&quot;'&quot;;[.B109];&quot;':'&quot;;[.C109];&quot;',&quot;)" office:value-type="string" office:string-value="'C860':'Identificação do equipamento SAT-CF-e (Código 59)'," calcext:value-type="string">
            <text:p>'C860':'Identificação do equipamento SAT-CF-e (Código 59)',</text:p>
          </table:table-cell>
        </table:table-row>
        <table:table-row table:style-name="ro1">
          <table:table-cell/>
          <table:table-cell office:value-type="string" calcext:value-type="string">
            <text:p>C870</text:p>
          </table:table-cell>
          <table:table-cell office:value-type="string" calcext:value-type="string">
            <text:p>Itens do documento do cupom fiscal eletrônico – SAT (CF-E-SAT) (código 59)</text:p>
          </table:table-cell>
          <table:table-cell table:number-columns-repeated="3"/>
          <table:table-cell table:formula="of:=COM.MICROSOFT.CONCAT(&quot;'&quot;;[.B110];&quot;':'&quot;;[.C110];&quot;',&quot;)" office:value-type="string" office:string-value="'C870':'Itens do documento do cupom fiscal eletrônico – SAT (CF-E-SAT) (código 59)'," calcext:value-type="string">
            <text:p>'C870':'Itens do documento do cupom fiscal eletrônico – SAT (CF-E-SAT) (código 59)',</text:p>
          </table:table-cell>
        </table:table-row>
        <table:table-row table:style-name="ro1">
          <table:table-cell/>
          <table:table-cell office:value-type="string" calcext:value-type="string">
            <text:p>C880</text:p>
          </table:table-cell>
          <table:table-cell office:value-type="string" calcext:value-type="string">
            <text:p>Informações complementares das operações de saída de mercadorias sujeitas à substituição tributária (CF-E-SAT) (código 59)</text:p>
          </table:table-cell>
          <table:table-cell table:number-columns-repeated="3"/>
          <table:table-cell table:formula="of:=COM.MICROSOFT.CONCAT(&quot;'&quot;;[.B111];&quot;':'&quot;;[.C111];&quot;',&quot;)" office:value-type="string" office:string-value="'C880':'Informações complementares das operações de saída de mercadorias sujeitas à substituição tributária (CF-E-SAT) (código 59)'," calcext:value-type="string">
            <text:p>'C880':'Informações complementares das operações de saída de mercadorias sujeitas à substituição tributária (CF-E-SAT) (código 59)',</text:p>
          </table:table-cell>
        </table:table-row>
        <table:table-row table:style-name="ro1">
          <table:table-cell/>
          <table:table-cell office:value-type="string" calcext:value-type="string">
            <text:p>C890</text:p>
          </table:table-cell>
          <table:table-cell office:value-type="string" calcext:value-type="string">
            <text:p>Resumo diário de CF-e (Código 59) por equipamento SAT-CF-e</text:p>
          </table:table-cell>
          <table:table-cell table:number-columns-repeated="3"/>
          <table:table-cell table:formula="of:=COM.MICROSOFT.CONCAT(&quot;'&quot;;[.B112];&quot;':'&quot;;[.C112];&quot;',&quot;)" office:value-type="string" office:string-value="'C890':'Resumo diário de CF-e (Código 59) por equipamento SAT-CF-e'," calcext:value-type="string">
            <text:p>'C890':'Resumo diário de CF-e (Código 59) por equipamento SAT-CF-e',</text:p>
          </table:table-cell>
        </table:table-row>
        <table:table-row table:style-name="ro1">
          <table:table-cell/>
          <table:table-cell office:value-type="string" calcext:value-type="string">
            <text:p>C990</text:p>
          </table:table-cell>
          <table:table-cell office:value-type="string" calcext:value-type="string">
            <text:p>Encerramento do Bloco C</text:p>
          </table:table-cell>
          <table:table-cell table:number-columns-repeated="3"/>
          <table:table-cell table:formula="of:=COM.MICROSOFT.CONCAT(&quot;'&quot;;[.B113];&quot;':'&quot;;[.C113];&quot;',&quot;)" office:value-type="string" office:string-value="'C990':'Encerramento do Bloco C'," calcext:value-type="string">
            <text:p>'C990':'Encerramento do Bloco C',</text:p>
          </table:table-cell>
        </table:table-row>
        <table:table-row table:style-name="ro1">
          <table:table-cell/>
          <table:table-cell office:value-type="string" calcext:value-type="string">
            <text:p>D001</text:p>
          </table:table-cell>
          <table:table-cell office:value-type="string" calcext:value-type="string">
            <text:p>Abertura do Bloco D</text:p>
          </table:table-cell>
          <table:table-cell table:number-columns-repeated="3"/>
          <table:table-cell table:formula="of:=COM.MICROSOFT.CONCAT(&quot;'&quot;;[.B114];&quot;':'&quot;;[.C114];&quot;',&quot;)" office:value-type="string" office:string-value="'D001':'Abertura do Bloco D'," calcext:value-type="string">
            <text:p>'D001':'Abertura do Bloco D',</text:p>
          </table:table-cell>
        </table:table-row>
        <table:table-row table:style-name="ro1">
          <table:table-cell/>
          <table:table-cell office:value-type="string" calcext:value-type="string">
            <text:p>D100</text:p>
          </table:table-cell>
          <table:table-cell office:value-type="string" calcext:value-type="string">
            <text:p>Nota Fiscal de Serviço de Transporte (código 07), Conhecimentos de Transpor- te Rodoviário De Cargas (código 08), Conhecimentos de Transporte de Cargas Avulso (código 8b), Aquaviário de Cargas (código 09), Aéreo (código 10), Fer- roviário de Cargas (código 11), Multimodal de Cargas (código 26), Nota Fiscal de Transporte Ferroviário de Carga (código 27), Conhecimento de Transporte Eletrônico – CT-e (código 57), Conhecimento de Transporte Eletrônico para Outros Serviços - CT-e OS (código 67) e Bilhete de Passagem Eletrônico (códi- go 63)</text:p>
          </table:table-cell>
          <table:table-cell table:number-columns-repeated="3"/>
          <table:table-cell table:formula="of:=COM.MICROSOFT.CONCAT(&quot;'&quot;;[.B115];&quot;':'&quot;;[.C115];&quot;',&quot;)" office:value-type="string" office:string-value="'D100':'Nota Fiscal de Serviço de Transporte (código 07), Conhecimentos de Transpor- te Rodoviário De Cargas (código 08), Conhecimentos de Transporte de Cargas Avulso (código 8b), Aquaviário de Cargas (código 09), Aéreo (código 10), Fer- roviário de Cargas (código 11), Multimodal de Cargas (código 26), Nota Fiscal de Transporte Ferroviário de Carga (código 27), Conhecimento de Transporte Eletrônico – CT-e (código 57), Conhecimento de Transporte Eletrônico para Outros Serviços - CT-e OS (código 67) e Bilhete de Passagem Eletrônico (códi- go 63)'," calcext:value-type="string">
            <text:p>'D100':'Nota Fiscal de Serviço de Transporte (código 07), Conhecimentos de Transpor- te Rodoviário De Cargas (código 08), Conhecimentos de Transporte de Cargas Avulso (código 8b), Aquaviário de Cargas (código 09), Aéreo (código 10), Fer- roviário de Cargas (código 11), Multimodal de Cargas (código 26), Nota Fiscal de Transporte Ferroviário de Carga (código 27), Conhecimento de Transporte Eletrônico – CT-e (código 57), Conhecimento de Transporte Eletrônico para Outros Serviços - CT-e OS (código 67) e Bilhete de Passagem Eletrônico (códi- go 63)',</text:p>
          </table:table-cell>
        </table:table-row>
        <table:table-row table:style-name="ro1">
          <table:table-cell/>
          <table:table-cell office:value-type="string" calcext:value-type="string">
            <text:p>D101</text:p>
          </table:table-cell>
          <table:table-cell office:value-type="string" calcext:value-type="string">
            <text:p>Informação complementar dos documentos fiscais quando das prestações inte- restaduais destinadas a consumidor final não contribuinte EC 87/15 (código 57 e 67)</text:p>
          </table:table-cell>
          <table:table-cell table:number-columns-repeated="3"/>
          <table:table-cell table:formula="of:=COM.MICROSOFT.CONCAT(&quot;'&quot;;[.B116];&quot;':'&quot;;[.C116];&quot;',&quot;)" office:value-type="string" office:string-value="'D101':'Informação complementar dos documentos fiscais quando das prestações inte- restaduais destinadas a consumidor final não contribuinte EC 87/15 (código 57 e 67)'," calcext:value-type="string">
            <text:p>'D101':'Informação complementar dos documentos fiscais quando das prestações inte- restaduais destinadas a consumidor final não contribuinte EC 87/15 (código 57 e 67)',</text:p>
          </table:table-cell>
        </table:table-row>
        <table:table-row table:style-name="ro1">
          <table:table-cell/>
          <table:table-cell office:value-type="string" calcext:value-type="string">
            <text:p>D110</text:p>
          </table:table-cell>
          <table:table-cell office:value-type="string" calcext:value-type="string">
            <text:p>Itens do documento - Nota Fiscal de Serviços de Transporte (código 07)</text:p>
          </table:table-cell>
          <table:table-cell table:number-columns-repeated="3"/>
          <table:table-cell table:formula="of:=COM.MICROSOFT.CONCAT(&quot;'&quot;;[.B117];&quot;':'&quot;;[.C117];&quot;',&quot;)" office:value-type="string" office:string-value="'D110':'Itens do documento - Nota Fiscal de Serviços de Transporte (código 07)'," calcext:value-type="string">
            <text:p>'D110':'Itens do documento - Nota Fiscal de Serviços de Transporte (código 07)',</text:p>
          </table:table-cell>
        </table:table-row>
        <table:table-row table:style-name="ro1">
          <table:table-cell/>
          <table:table-cell office:value-type="string" calcext:value-type="string">
            <text:p>D120</text:p>
          </table:table-cell>
          <table:table-cell office:value-type="string" calcext:value-type="string">
            <text:p>Complemento da Nota Fiscal de Serviços de Transporte (código 07)</text:p>
          </table:table-cell>
          <table:table-cell table:number-columns-repeated="3"/>
          <table:table-cell table:formula="of:=COM.MICROSOFT.CONCAT(&quot;'&quot;;[.B118];&quot;':'&quot;;[.C118];&quot;',&quot;)" office:value-type="string" office:string-value="'D120':'Complemento da Nota Fiscal de Serviços de Transporte (código 07)'," calcext:value-type="string">
            <text:p>'D120':'Complemento da Nota Fiscal de Serviços de Transporte (código 07)',</text:p>
          </table:table-cell>
        </table:table-row>
        <table:table-row table:style-name="ro1">
          <table:table-cell/>
          <table:table-cell office:value-type="string" calcext:value-type="string">
            <text:p>D130</text:p>
          </table:table-cell>
          <table:table-cell office:value-type="string" calcext:value-type="string">
            <text:p>Complemento do Conhecimento Rodoviário de Cargas (código 08) e Conheci- mento de Transporte de Cargas Avulso (Código 8B)</text:p>
          </table:table-cell>
          <table:table-cell table:number-columns-repeated="3"/>
          <table:table-cell table:formula="of:=COM.MICROSOFT.CONCAT(&quot;'&quot;;[.B119];&quot;':'&quot;;[.C119];&quot;',&quot;)" office:value-type="string" office:string-value="'D130':'Complemento do Conhecimento Rodoviário de Cargas (código 08) e Conheci- mento de Transporte de Cargas Avulso (Código 8B)'," calcext:value-type="string">
            <text:p>'D130':'Complemento do Conhecimento Rodoviário de Cargas (código 08) e Conheci- mento de Transporte de Cargas Avulso (Código 8B)',</text:p>
          </table:table-cell>
        </table:table-row>
        <table:table-row table:style-name="ro1">
          <table:table-cell/>
          <table:table-cell office:value-type="string" calcext:value-type="string">
            <text:p>D140</text:p>
          </table:table-cell>
          <table:table-cell office:value-type="string" calcext:value-type="string">
            <text:p>Complemento do Conhecimento Aquaviário de Cargas (código 09)</text:p>
          </table:table-cell>
          <table:table-cell table:number-columns-repeated="3"/>
          <table:table-cell table:formula="of:=COM.MICROSOFT.CONCAT(&quot;'&quot;;[.B120];&quot;':'&quot;;[.C120];&quot;',&quot;)" office:value-type="string" office:string-value="'D140':'Complemento do Conhecimento Aquaviário de Cargas (código 09)'," calcext:value-type="string">
            <text:p>'D140':'Complemento do Conhecimento Aquaviário de Cargas (código 09)',</text:p>
          </table:table-cell>
        </table:table-row>
        <table:table-row table:style-name="ro1">
          <table:table-cell/>
          <table:table-cell office:value-type="string" calcext:value-type="string">
            <text:p>D150</text:p>
          </table:table-cell>
          <table:table-cell office:value-type="string" calcext:value-type="string">
            <text:p>Complemento do Conhecimento Aéreo de Cargas (código 10)</text:p>
          </table:table-cell>
          <table:table-cell table:number-columns-repeated="3"/>
          <table:table-cell table:formula="of:=COM.MICROSOFT.CONCAT(&quot;'&quot;;[.B121];&quot;':'&quot;;[.C121];&quot;',&quot;)" office:value-type="string" office:string-value="'D150':'Complemento do Conhecimento Aéreo de Cargas (código 10)'," calcext:value-type="string">
            <text:p>'D150':'Complemento do Conhecimento Aéreo de Cargas (código 10)',</text:p>
          </table:table-cell>
        </table:table-row>
        <table:table-row table:style-name="ro1">
          <table:table-cell/>
          <table:table-cell office:value-type="string" calcext:value-type="string">
            <text:p>D160</text:p>
          </table:table-cell>
          <table:table-cell office:value-type="string" calcext:value-type="string">
            <text:p>Carga Transportada (CÓDIGO 08, 8B, 09, 10, 11, 26 E 27)</text:p>
          </table:table-cell>
          <table:table-cell table:number-columns-repeated="3"/>
          <table:table-cell table:formula="of:=COM.MICROSOFT.CONCAT(&quot;'&quot;;[.B122];&quot;':'&quot;;[.C122];&quot;',&quot;)" office:value-type="string" office:string-value="'D160':'Carga Transportada (CÓDIGO 08, 8B, 09, 10, 11, 26 E 27)'," calcext:value-type="string">
            <text:p>'D160':'Carga Transportada (CÓDIGO 08, 8B, 09, 10, 11, 26 E 27)',</text:p>
          </table:table-cell>
        </table:table-row>
        <table:table-row table:style-name="ro1">
          <table:table-cell/>
          <table:table-cell office:value-type="string" calcext:value-type="string">
            <text:p>D161</text:p>
          </table:table-cell>
          <table:table-cell office:value-type="string" calcext:value-type="string">
            <text:p>Local de Coleta e Entrega (códigos 08, 8B, 09, 10, 11 e 26)</text:p>
          </table:table-cell>
          <table:table-cell table:number-columns-repeated="3"/>
          <table:table-cell table:formula="of:=COM.MICROSOFT.CONCAT(&quot;'&quot;;[.B123];&quot;':'&quot;;[.C123];&quot;',&quot;)" office:value-type="string" office:string-value="'D161':'Local de Coleta e Entrega (códigos 08, 8B, 09, 10, 11 e 26)'," calcext:value-type="string">
            <text:p>'D161':'Local de Coleta e Entrega (códigos 08, 8B, 09, 10, 11 e 26)',</text:p>
          </table:table-cell>
        </table:table-row>
        <table:table-row table:style-name="ro1">
          <table:table-cell/>
          <table:table-cell office:value-type="string" calcext:value-type="string">
            <text:p>D162</text:p>
          </table:table-cell>
          <table:table-cell office:value-type="string" calcext:value-type="string">
            <text:p>Identificação dos documentos fiscais (código 08,8B, 09,10,11,26 e 27)</text:p>
          </table:table-cell>
          <table:table-cell table:number-columns-repeated="3"/>
          <table:table-cell table:formula="of:=COM.MICROSOFT.CONCAT(&quot;'&quot;;[.B124];&quot;':'&quot;;[.C124];&quot;',&quot;)" office:value-type="string" office:string-value="'D162':'Identificação dos documentos fiscais (código 08,8B, 09,10,11,26 e 27)'," calcext:value-type="string">
            <text:p>'D162':'Identificação dos documentos fiscais (código 08,8B, 09,10,11,26 e 27)',</text:p>
          </table:table-cell>
        </table:table-row>
        <table:table-row table:style-name="ro1">
          <table:table-cell/>
          <table:table-cell office:value-type="string" calcext:value-type="string">
            <text:p>D170</text:p>
          </table:table-cell>
          <table:table-cell office:value-type="string" calcext:value-type="string">
            <text:p>Complemento do Conhecimento Multimodal de Cargas (código 26)</text:p>
          </table:table-cell>
          <table:table-cell table:number-columns-repeated="3"/>
          <table:table-cell table:formula="of:=COM.MICROSOFT.CONCAT(&quot;'&quot;;[.B125];&quot;':'&quot;;[.C125];&quot;',&quot;)" office:value-type="string" office:string-value="'D170':'Complemento do Conhecimento Multimodal de Cargas (código 26)'," calcext:value-type="string">
            <text:p>'D170':'Complemento do Conhecimento Multimodal de Cargas (código 26)',</text:p>
          </table:table-cell>
        </table:table-row>
        <table:table-row table:style-name="ro1">
          <table:table-cell/>
          <table:table-cell office:value-type="string" calcext:value-type="string">
            <text:p>D180</text:p>
          </table:table-cell>
          <table:table-cell office:value-type="string" calcext:value-type="string">
            <text:p>Modais (código 26)</text:p>
          </table:table-cell>
          <table:table-cell table:number-columns-repeated="3"/>
          <table:table-cell table:formula="of:=COM.MICROSOFT.CONCAT(&quot;'&quot;;[.B126];&quot;':'&quot;;[.C126];&quot;',&quot;)" office:value-type="string" office:string-value="'D180':'Modais (código 26)'," calcext:value-type="string">
            <text:p>'D180':'Modais (código 26)',</text:p>
          </table:table-cell>
        </table:table-row>
        <table:table-row table:style-name="ro1">
          <table:table-cell/>
          <table:table-cell office:value-type="string" calcext:value-type="string">
            <text:p>D190</text:p>
          </table:table-cell>
          <table:table-cell office:value-type="string" calcext:value-type="string">
            <text:p>Registro Analítico dos Documentos (CÓDIGO 07, 08, 8B, 09, 10, 11, 26, 27,57 e 67) </text:p>
          </table:table-cell>
          <table:table-cell table:number-columns-repeated="3"/>
          <table:table-cell table:formula="of:=COM.MICROSOFT.CONCAT(&quot;'&quot;;[.B127];&quot;':'&quot;;[.C127];&quot;',&quot;)" office:value-type="string" office:string-value="'D190':'Registro Analítico dos Documentos (CÓDIGO 07, 08, 8B, 09, 10, 11, 26, 27,57 e 67) '," calcext:value-type="string">
            <text:p>'D190':'Registro Analítico dos Documentos (CÓDIGO 07, 08, 8B, 09, 10, 11, 26, 27,57 e 67) ',</text:p>
          </table:table-cell>
        </table:table-row>
        <table:table-row table:style-name="ro1">
          <table:table-cell/>
          <table:table-cell office:value-type="string" calcext:value-type="string">
            <text:p>D195</text:p>
          </table:table-cell>
          <table:table-cell office:value-type="string" calcext:value-type="string">
            <text:p>Observações do lançamento (CÓDIGO 07, 08, 8B, 09, 10, 11, 26, 27, 57 e 67)</text:p>
          </table:table-cell>
          <table:table-cell table:number-columns-repeated="3"/>
          <table:table-cell table:formula="of:=COM.MICROSOFT.CONCAT(&quot;'&quot;;[.B128];&quot;':'&quot;;[.C128];&quot;',&quot;)" office:value-type="string" office:string-value="'D195':'Observações do lançamento (CÓDIGO 07, 08, 8B, 09, 10, 11, 26, 27, 57 e 67)'," calcext:value-type="string">
            <text:p>'D195':'Observações do lançamento (CÓDIGO 07, 08, 8B, 09, 10, 11, 26, 27, 57 e 67)',</text:p>
          </table:table-cell>
        </table:table-row>
        <table:table-row table:style-name="ro1">
          <table:table-cell/>
          <table:table-cell office:value-type="string" calcext:value-type="string">
            <text:p>D197</text:p>
          </table:table-cell>
          <table:table-cell office:value-type="string" calcext:value-type="string">
            <text:p>Outras obrigações tributárias, ajustes e informações de valores provenientes do documento fiscal.</text:p>
          </table:table-cell>
          <table:table-cell table:number-columns-repeated="3"/>
          <table:table-cell table:formula="of:=COM.MICROSOFT.CONCAT(&quot;'&quot;;[.B129];&quot;':'&quot;;[.C129];&quot;',&quot;)" office:value-type="string" office:string-value="'D197':'Outras obrigações tributárias, ajustes e informações de valores provenientes do documento fiscal.'," calcext:value-type="string">
            <text:p>'D197':'Outras obrigações tributárias, ajustes e informações de valores provenientes do documento fiscal.',</text:p>
          </table:table-cell>
        </table:table-row>
        <table:table-row table:style-name="ro1">
          <table:table-cell/>
          <table:table-cell office:value-type="string" calcext:value-type="string">
            <text:p>D300</text:p>
          </table:table-cell>
          <table:table-cell office:value-type="string" calcext:value-type="string">
            <text:p>Registro Analítico dos bilhetes consolidados de Passagem Rodoviário (código 13), de Passagem Aquaviário (código 14), de Passagem e Nota de Bagagem (código 15) e de Passagem Ferroviário (código 16)</text:p>
          </table:table-cell>
          <table:table-cell table:number-columns-repeated="3"/>
          <table:table-cell table:formula="of:=COM.MICROSOFT.CONCAT(&quot;'&quot;;[.B130];&quot;':'&quot;;[.C130];&quot;',&quot;)" office:value-type="string" office:string-value="'D300':'Registro Analítico dos bilhetes consolidados de Passagem Rodoviário (código 13), de Passagem Aquaviário (código 14), de Passagem e Nota de Bagagem (código 15) e de Passagem Ferroviário (código 16)'," calcext:value-type="string">
            <text:p>'D300':'Registro Analítico dos bilhetes consolidados de Passagem Rodoviário (código 13), de Passagem Aquaviário (código 14), de Passagem e Nota de Bagagem (código 15) e de Passagem Ferroviário (código 16)',</text:p>
          </table:table-cell>
        </table:table-row>
        <table:table-row table:style-name="ro1">
          <table:table-cell/>
          <table:table-cell office:value-type="string" calcext:value-type="string">
            <text:p>D301</text:p>
          </table:table-cell>
          <table:table-cell office:value-type="string" calcext:value-type="string">
            <text:p>Documentos cancelados dos Bilhetes de Passagem Rodoviário (código 13), de Passagem Aquaviário (código 14), de Passagem e Nota de Bagagem (código 15) e de Passagem Ferroviário (código 16)</text:p>
          </table:table-cell>
          <table:table-cell table:number-columns-repeated="3"/>
          <table:table-cell table:formula="of:=COM.MICROSOFT.CONCAT(&quot;'&quot;;[.B131];&quot;':'&quot;;[.C131];&quot;',&quot;)" office:value-type="string" office:string-value="'D301':'Documentos cancelados dos Bilhetes de Passagem Rodoviário (código 13), de Passagem Aquaviário (código 14), de Passagem e Nota de Bagagem (código 15) e de Passagem Ferroviário (código 16)'," calcext:value-type="string">
            <text:p>'D301':'Documentos cancelados dos Bilhetes de Passagem Rodoviário (código 13), de Passagem Aquaviário (código 14), de Passagem e Nota de Bagagem (código 15) e de Passagem Ferroviário (código 16)',</text:p>
          </table:table-cell>
        </table:table-row>
        <table:table-row table:style-name="ro1">
          <table:table-cell/>
          <table:table-cell office:value-type="string" calcext:value-type="string">
            <text:p>D310</text:p>
          </table:table-cell>
          <table:table-cell office:value-type="string" calcext:value-type="string">
            <text:p>Complemento dos Bilhetes (código 13, código 14, código 15 e código 16)</text:p>
          </table:table-cell>
          <table:table-cell table:number-columns-repeated="3"/>
          <table:table-cell table:formula="of:=COM.MICROSOFT.CONCAT(&quot;'&quot;;[.B132];&quot;':'&quot;;[.C132];&quot;',&quot;)" office:value-type="string" office:string-value="'D310':'Complemento dos Bilhetes (código 13, código 14, código 15 e código 16)'," calcext:value-type="string">
            <text:p>'D310':'Complemento dos Bilhetes (código 13, código 14, código 15 e código 16)',</text:p>
          </table:table-cell>
        </table:table-row>
        <table:table-row table:style-name="ro1">
          <table:table-cell/>
          <table:table-cell office:value-type="string" calcext:value-type="string">
            <text:p>D350</text:p>
          </table:table-cell>
          <table:table-cell office:value-type="string" calcext:value-type="string">
            <text:p>Equipamento ECF (Códigos 2E, 13, 14, 15 e 16)</text:p>
          </table:table-cell>
          <table:table-cell table:number-columns-repeated="3"/>
          <table:table-cell table:formula="of:=COM.MICROSOFT.CONCAT(&quot;'&quot;;[.B133];&quot;':'&quot;;[.C133];&quot;',&quot;)" office:value-type="string" office:string-value="'D350':'Equipamento ECF (Códigos 2E, 13, 14, 15 e 16)'," calcext:value-type="string">
            <text:p>'D350':'Equipamento ECF (Códigos 2E, 13, 14, 15 e 16)',</text:p>
          </table:table-cell>
        </table:table-row>
        <table:table-row table:style-name="ro1">
          <table:table-cell/>
          <table:table-cell office:value-type="string" calcext:value-type="string">
            <text:p>D355</text:p>
          </table:table-cell>
          <table:table-cell office:value-type="string" calcext:value-type="string">
            <text:p>Redução Z (Códigos 2E, 13, 14, 15 e 16)</text:p>
          </table:table-cell>
          <table:table-cell table:number-columns-repeated="3"/>
          <table:table-cell table:formula="of:=COM.MICROSOFT.CONCAT(&quot;'&quot;;[.B134];&quot;':'&quot;;[.C134];&quot;',&quot;)" office:value-type="string" office:string-value="'D355':'Redução Z (Códigos 2E, 13, 14, 15 e 16)'," calcext:value-type="string">
            <text:p>'D355':'Redução Z (Códigos 2E, 13, 14, 15 e 16)',</text:p>
          </table:table-cell>
        </table:table-row>
        <table:table-row table:style-name="ro1">
          <table:table-cell/>
          <table:table-cell office:value-type="string" calcext:value-type="string">
            <text:p>D360</text:p>
          </table:table-cell>
          <table:table-cell office:value-type="string" calcext:value-type="string">
            <text:p>PIS E COFINS totalizados no dia (Códigos 2E, 13, 14, 15 e 16)</text:p>
          </table:table-cell>
          <table:table-cell table:number-columns-repeated="3"/>
          <table:table-cell table:formula="of:=COM.MICROSOFT.CONCAT(&quot;'&quot;;[.B135];&quot;':'&quot;;[.C135];&quot;',&quot;)" office:value-type="string" office:string-value="'D360':'PIS E COFINS totalizados no dia (Códigos 2E, 13, 14, 15 e 16)'," calcext:value-type="string">
            <text:p>'D360':'PIS E COFINS totalizados no dia (Códigos 2E, 13, 14, 15 e 16)',</text:p>
          </table:table-cell>
        </table:table-row>
        <table:table-row table:style-name="ro1">
          <table:table-cell/>
          <table:table-cell office:value-type="string" calcext:value-type="string">
            <text:p>D365</text:p>
          </table:table-cell>
          <table:table-cell office:value-type="string" calcext:value-type="string">
            <text:p>Registro dos Totalizadores Parciais da Redução Z (Códigos 2E, 13, 14, 15 e 16)</text:p>
          </table:table-cell>
          <table:table-cell table:number-columns-repeated="3"/>
          <table:table-cell table:formula="of:=COM.MICROSOFT.CONCAT(&quot;'&quot;;[.B136];&quot;':'&quot;;[.C136];&quot;',&quot;)" office:value-type="string" office:string-value="'D365':'Registro dos Totalizadores Parciais da Redução Z (Códigos 2E, 13, 14, 15 e 16)'," calcext:value-type="string">
            <text:p>'D365':'Registro dos Totalizadores Parciais da Redução Z (Códigos 2E, 13, 14, 15 e 16)',</text:p>
          </table:table-cell>
        </table:table-row>
        <table:table-row table:style-name="ro1">
          <table:table-cell/>
          <table:table-cell office:value-type="string" calcext:value-type="string">
            <text:p>D370</text:p>
          </table:table-cell>
          <table:table-cell office:value-type="string" calcext:value-type="string">
            <text:p>Complemento dos documentos informados (Códigos 13, 14, 15, 16 E 2E)</text:p>
          </table:table-cell>
          <table:table-cell table:number-columns-repeated="3"/>
          <table:table-cell table:formula="of:=COM.MICROSOFT.CONCAT(&quot;'&quot;;[.B137];&quot;':'&quot;;[.C137];&quot;',&quot;)" office:value-type="string" office:string-value="'D370':'Complemento dos documentos informados (Códigos 13, 14, 15, 16 E 2E)'," calcext:value-type="string">
            <text:p>'D370':'Complemento dos documentos informados (Códigos 13, 14, 15, 16 E 2E)',</text:p>
          </table:table-cell>
        </table:table-row>
        <table:table-row table:style-name="ro1">
          <table:table-cell/>
          <table:table-cell office:value-type="string" calcext:value-type="string">
            <text:p>D390</text:p>
          </table:table-cell>
          <table:table-cell office:value-type="string" calcext:value-type="string">
            <text:p>Registro analítico do movimento diário (Códigos 13, 14, 15, 16 E 2E)</text:p>
          </table:table-cell>
          <table:table-cell table:number-columns-repeated="3"/>
          <table:table-cell table:formula="of:=COM.MICROSOFT.CONCAT(&quot;'&quot;;[.B138];&quot;':'&quot;;[.C138];&quot;',&quot;)" office:value-type="string" office:string-value="'D390':'Registro analítico do movimento diário (Códigos 13, 14, 15, 16 E 2E)'," calcext:value-type="string">
            <text:p>'D390':'Registro analítico do movimento diário (Códigos 13, 14, 15, 16 E 2E)',</text:p>
          </table:table-cell>
        </table:table-row>
        <table:table-row table:style-name="ro1">
          <table:table-cell/>
          <table:table-cell office:value-type="string" calcext:value-type="string">
            <text:p>D400</text:p>
          </table:table-cell>
          <table:table-cell office:value-type="string" calcext:value-type="string">
            <text:p>Resumo do Movimento Diário (código 18)</text:p>
          </table:table-cell>
          <table:table-cell table:number-columns-repeated="3"/>
          <table:table-cell table:formula="of:=COM.MICROSOFT.CONCAT(&quot;'&quot;;[.B139];&quot;':'&quot;;[.C139];&quot;',&quot;)" office:value-type="string" office:string-value="'D400':'Resumo do Movimento Diário (código 18)'," calcext:value-type="string">
            <text:p>'D400':'Resumo do Movimento Diário (código 18)',</text:p>
          </table:table-cell>
        </table:table-row>
        <table:table-row table:style-name="ro1">
          <table:table-cell/>
          <table:table-cell office:value-type="string" calcext:value-type="string">
            <text:p>D410</text:p>
          </table:table-cell>
          <table:table-cell office:value-type="string" calcext:value-type="string">
            <text:p>Documentos Informados (Códigos 13, 14, 15 e 16)</text:p>
          </table:table-cell>
          <table:table-cell table:number-columns-repeated="3"/>
          <table:table-cell table:formula="of:=COM.MICROSOFT.CONCAT(&quot;'&quot;;[.B140];&quot;':'&quot;;[.C140];&quot;',&quot;)" office:value-type="string" office:string-value="'D410':'Documentos Informados (Códigos 13, 14, 15 e 16)'," calcext:value-type="string">
            <text:p>'D410':'Documentos Informados (Códigos 13, 14, 15 e 16)',</text:p>
          </table:table-cell>
        </table:table-row>
        <table:table-row table:style-name="ro1">
          <table:table-cell/>
          <table:table-cell office:value-type="string" calcext:value-type="string">
            <text:p>D411</text:p>
          </table:table-cell>
          <table:table-cell office:value-type="string" calcext:value-type="string">
            <text:p>Documentos Cancelados dos Documentos Informados (Códigos 13, 14, 15 e 16)</text:p>
          </table:table-cell>
          <table:table-cell table:number-columns-repeated="3"/>
          <table:table-cell table:formula="of:=COM.MICROSOFT.CONCAT(&quot;'&quot;;[.B141];&quot;':'&quot;;[.C141];&quot;',&quot;)" office:value-type="string" office:string-value="'D411':'Documentos Cancelados dos Documentos Informados (Códigos 13, 14, 15 e 16)'," calcext:value-type="string">
            <text:p>'D411':'Documentos Cancelados dos Documentos Informados (Códigos 13, 14, 15 e 16)',</text:p>
          </table:table-cell>
        </table:table-row>
        <table:table-row table:style-name="ro1">
          <table:table-cell/>
          <table:table-cell office:value-type="string" calcext:value-type="string">
            <text:p>D420</text:p>
          </table:table-cell>
          <table:table-cell office:value-type="string" calcext:value-type="string">
            <text:p>Complemento dos Documentos Informados (Códigos 13, 14, 15 e 16)</text:p>
          </table:table-cell>
          <table:table-cell table:number-columns-repeated="3"/>
          <table:table-cell table:formula="of:=COM.MICROSOFT.CONCAT(&quot;'&quot;;[.B142];&quot;':'&quot;;[.C142];&quot;',&quot;)" office:value-type="string" office:string-value="'D420':'Complemento dos Documentos Informados (Códigos 13, 14, 15 e 16)'," calcext:value-type="string">
            <text:p>'D420':'Complemento dos Documentos Informados (Códigos 13, 14, 15 e 16)',</text:p>
          </table:table-cell>
        </table:table-row>
        <table:table-row table:style-name="ro1">
          <table:table-cell/>
          <table:table-cell office:value-type="string" calcext:value-type="string">
            <text:p>D500</text:p>
          </table:table-cell>
          <table:table-cell office:value-type="string" calcext:value-type="string">
            <text:p>Nota Fiscal de Serviço de Comunicação (código 21) e Serviço de Telecomuni- cação (código 22)</text:p>
          </table:table-cell>
          <table:table-cell table:number-columns-repeated="3"/>
          <table:table-cell table:formula="of:=COM.MICROSOFT.CONCAT(&quot;'&quot;;[.B143];&quot;':'&quot;;[.C143];&quot;',&quot;)" office:value-type="string" office:string-value="'D500':'Nota Fiscal de Serviço de Comunicação (código 21) e Serviço de Telecomuni- cação (código 22)'," calcext:value-type="string">
            <text:p>'D500':'Nota Fiscal de Serviço de Comunicação (código 21) e Serviço de Telecomuni- cação (código 22)',</text:p>
          </table:table-cell>
        </table:table-row>
        <table:table-row table:style-name="ro1">
          <table:table-cell/>
          <table:table-cell office:value-type="string" calcext:value-type="string">
            <text:p>D510</text:p>
          </table:table-cell>
          <table:table-cell office:value-type="string" calcext:value-type="string">
            <text:p>Itens do Documento - Nota Fiscal de Serviço de Comunicação (código 21) e Serviço de Telecomunicação (código 22)</text:p>
          </table:table-cell>
          <table:table-cell table:number-columns-repeated="3"/>
          <table:table-cell table:formula="of:=COM.MICROSOFT.CONCAT(&quot;'&quot;;[.B144];&quot;':'&quot;;[.C144];&quot;',&quot;)" office:value-type="string" office:string-value="'D510':'Itens do Documento - Nota Fiscal de Serviço de Comunicação (código 21) e Serviço de Telecomunicação (código 22)'," calcext:value-type="string">
            <text:p>'D510':'Itens do Documento - Nota Fiscal de Serviço de Comunicação (código 21) e Serviço de Telecomunicação (código 22)',</text:p>
          </table:table-cell>
        </table:table-row>
        <table:table-row table:style-name="ro1">
          <table:table-cell/>
          <table:table-cell office:value-type="string" calcext:value-type="string">
            <text:p>D530</text:p>
          </table:table-cell>
          <table:table-cell office:value-type="string" calcext:value-type="string">
            <text:p>Terminal Faturado</text:p>
          </table:table-cell>
          <table:table-cell table:number-columns-repeated="3"/>
          <table:table-cell table:formula="of:=COM.MICROSOFT.CONCAT(&quot;'&quot;;[.B145];&quot;':'&quot;;[.C145];&quot;',&quot;)" office:value-type="string" office:string-value="'D530':'Terminal Faturado'," calcext:value-type="string">
            <text:p>'D530':'Terminal Faturado',</text:p>
          </table:table-cell>
        </table:table-row>
        <table:table-row table:style-name="ro1">
          <table:table-cell/>
          <table:table-cell office:value-type="string" calcext:value-type="string">
            <text:p>D590</text:p>
          </table:table-cell>
          <table:table-cell office:value-type="string" calcext:value-type="string">
            <text:p>Registro Analítico do Documento (códigos 21 e 22)</text:p>
          </table:table-cell>
          <table:table-cell table:number-columns-repeated="3"/>
          <table:table-cell table:formula="of:=COM.MICROSOFT.CONCAT(&quot;'&quot;;[.B146];&quot;':'&quot;;[.C146];&quot;',&quot;)" office:value-type="string" office:string-value="'D590':'Registro Analítico do Documento (códigos 21 e 22)'," calcext:value-type="string">
            <text:p>'D590':'Registro Analítico do Documento (códigos 21 e 22)',</text:p>
          </table:table-cell>
        </table:table-row>
        <table:table-row table:style-name="ro1">
          <table:table-cell/>
          <table:table-cell office:value-type="string" calcext:value-type="string">
            <text:p>D600</text:p>
          </table:table-cell>
          <table:table-cell office:value-type="string" calcext:value-type="string">
            <text:p>Consolidação da Prestação de Serviços - Notas de Serviço de Comunicação (código 21) e de Serviço de Telecomunicação (código 22)</text:p>
          </table:table-cell>
          <table:table-cell table:number-columns-repeated="3"/>
          <table:table-cell table:formula="of:=COM.MICROSOFT.CONCAT(&quot;'&quot;;[.B147];&quot;':'&quot;;[.C147];&quot;',&quot;)" office:value-type="string" office:string-value="'D600':'Consolidação da Prestação de Serviços - Notas de Serviço de Comunicação (código 21) e de Serviço de Telecomunicação (código 22)'," calcext:value-type="string">
            <text:p>'D600':'Consolidação da Prestação de Serviços - Notas de Serviço de Comunicação (código 21) e de Serviço de Telecomunicação (código 22)',</text:p>
          </table:table-cell>
        </table:table-row>
        <table:table-row table:style-name="ro1">
          <table:table-cell/>
          <table:table-cell office:value-type="string" calcext:value-type="string">
            <text:p>D610</text:p>
          </table:table-cell>
          <table:table-cell office:value-type="string" calcext:value-type="string">
            <text:p>Itens do Documento Consolidado (códigos 21 e 22)</text:p>
          </table:table-cell>
          <table:table-cell table:number-columns-repeated="3"/>
          <table:table-cell table:formula="of:=COM.MICROSOFT.CONCAT(&quot;'&quot;;[.B148];&quot;':'&quot;;[.C148];&quot;',&quot;)" office:value-type="string" office:string-value="'D610':'Itens do Documento Consolidado (códigos 21 e 22)'," calcext:value-type="string">
            <text:p>'D610':'Itens do Documento Consolidado (códigos 21 e 22)',</text:p>
          </table:table-cell>
        </table:table-row>
        <table:table-row table:style-name="ro1">
          <table:table-cell/>
          <table:table-cell office:value-type="string" calcext:value-type="string">
            <text:p>D690</text:p>
          </table:table-cell>
          <table:table-cell office:value-type="string" calcext:value-type="string">
            <text:p>Registro Analítico dos Documentos (códigos 21 e 22)</text:p>
          </table:table-cell>
          <table:table-cell table:number-columns-repeated="3"/>
          <table:table-cell table:formula="of:=COM.MICROSOFT.CONCAT(&quot;'&quot;;[.B149];&quot;':'&quot;;[.C149];&quot;',&quot;)" office:value-type="string" office:string-value="'D690':'Registro Analítico dos Documentos (códigos 21 e 22)'," calcext:value-type="string">
            <text:p>'D690':'Registro Analítico dos Documentos (códigos 21 e 22)',</text:p>
          </table:table-cell>
        </table:table-row>
        <table:table-row table:style-name="ro1">
          <table:table-cell/>
          <table:table-cell office:value-type="string" calcext:value-type="string">
            <text:p>D695</text:p>
          </table:table-cell>
          <table:table-cell office:value-type="string" calcext:value-type="string">
            <text:p>Consolidação da Prestação de Serviços - Notas de Serviço de Comunicação (código 21) e de Serviço de Telecomunicação (código 22)</text:p>
          </table:table-cell>
          <table:table-cell table:number-columns-repeated="3"/>
          <table:table-cell table:formula="of:=COM.MICROSOFT.CONCAT(&quot;'&quot;;[.B150];&quot;':'&quot;;[.C150];&quot;',&quot;)" office:value-type="string" office:string-value="'D695':'Consolidação da Prestação de Serviços - Notas de Serviço de Comunicação (código 21) e de Serviço de Telecomunicação (código 22)'," calcext:value-type="string">
            <text:p>'D695':'Consolidação da Prestação de Serviços - Notas de Serviço de Comunicação (código 21) e de Serviço de Telecomunicação (código 22)',</text:p>
          </table:table-cell>
        </table:table-row>
        <table:table-row table:style-name="ro1">
          <table:table-cell/>
          <table:table-cell office:value-type="string" calcext:value-type="string">
            <text:p>D696</text:p>
          </table:table-cell>
          <table:table-cell office:value-type="string" calcext:value-type="string">
            <text:p>Registro Analítico dos Documentos (códigos 21 e 22)</text:p>
          </table:table-cell>
          <table:table-cell table:number-columns-repeated="3"/>
          <table:table-cell table:formula="of:=COM.MICROSOFT.CONCAT(&quot;'&quot;;[.B151];&quot;':'&quot;;[.C151];&quot;',&quot;)" office:value-type="string" office:string-value="'D696':'Registro Analítico dos Documentos (códigos 21 e 22)'," calcext:value-type="string">
            <text:p>'D696':'Registro Analítico dos Documentos (códigos 21 e 22)',</text:p>
          </table:table-cell>
        </table:table-row>
        <table:table-row table:style-name="ro1">
          <table:table-cell/>
          <table:table-cell office:value-type="string" calcext:value-type="string">
            <text:p>D697</text:p>
          </table:table-cell>
          <table:table-cell office:value-type="string" calcext:value-type="string">
            <text:p>Registro de informações de outras UFs, relativamente aos serviços “não-medi- dos” de televisão por assinatura via satélite</text:p>
          </table:table-cell>
          <table:table-cell table:number-columns-repeated="3"/>
          <table:table-cell table:formula="of:=COM.MICROSOFT.CONCAT(&quot;'&quot;;[.B152];&quot;':'&quot;;[.C152];&quot;',&quot;)" office:value-type="string" office:string-value="'D697':'Registro de informações de outras UFs, relativamente aos serviços “não-medi- dos” de televisão por assinatura via satélite'," calcext:value-type="string">
            <text:p>'D697':'Registro de informações de outras UFs, relativamente aos serviços “não-medi- dos” de televisão por assinatura via satélite',</text:p>
          </table:table-cell>
        </table:table-row>
        <table:table-row table:style-name="ro1">
          <table:table-cell/>
          <table:table-cell office:value-type="string" calcext:value-type="string">
            <text:p>D990</text:p>
          </table:table-cell>
          <table:table-cell office:value-type="string" calcext:value-type="string">
            <text:p>Encerramento do Bloco D</text:p>
          </table:table-cell>
          <table:table-cell table:number-columns-repeated="3"/>
          <table:table-cell table:formula="of:=COM.MICROSOFT.CONCAT(&quot;'&quot;;[.B153];&quot;':'&quot;;[.C153];&quot;',&quot;)" office:value-type="string" office:string-value="'D990':'Encerramento do Bloco D'," calcext:value-type="string">
            <text:p>'D990':'Encerramento do Bloco D',</text:p>
          </table:table-cell>
        </table:table-row>
        <table:table-row table:style-name="ro1">
          <table:table-cell/>
          <table:table-cell office:value-type="string" calcext:value-type="string">
            <text:p>E001</text:p>
          </table:table-cell>
          <table:table-cell office:value-type="string" calcext:value-type="string">
            <text:p>Abertura do Bloco E</text:p>
          </table:table-cell>
          <table:table-cell table:number-columns-repeated="3"/>
          <table:table-cell table:formula="of:=COM.MICROSOFT.CONCAT(&quot;'&quot;;[.B154];&quot;':'&quot;;[.C154];&quot;',&quot;)" office:value-type="string" office:string-value="'E001':'Abertura do Bloco E'," calcext:value-type="string">
            <text:p>'E001':'Abertura do Bloco E',</text:p>
          </table:table-cell>
        </table:table-row>
        <table:table-row table:style-name="ro1">
          <table:table-cell/>
          <table:table-cell office:value-type="string" calcext:value-type="string">
            <text:p>E100</text:p>
          </table:table-cell>
          <table:table-cell office:value-type="string" calcext:value-type="string">
            <text:p>Período de Apuração do ICMS</text:p>
          </table:table-cell>
          <table:table-cell table:number-columns-repeated="3"/>
          <table:table-cell table:formula="of:=COM.MICROSOFT.CONCAT(&quot;'&quot;;[.B155];&quot;':'&quot;;[.C155];&quot;',&quot;)" office:value-type="string" office:string-value="'E100':'Período de Apuração do ICMS'," calcext:value-type="string">
            <text:p>'E100':'Período de Apuração do ICMS',</text:p>
          </table:table-cell>
        </table:table-row>
        <table:table-row table:style-name="ro1">
          <table:table-cell/>
          <table:table-cell office:value-type="string" calcext:value-type="string">
            <text:p>E110</text:p>
          </table:table-cell>
          <table:table-cell office:value-type="string" calcext:value-type="string">
            <text:p>Apuração do ICMS - Operações Próprias</text:p>
          </table:table-cell>
          <table:table-cell table:number-columns-repeated="3"/>
          <table:table-cell table:formula="of:=COM.MICROSOFT.CONCAT(&quot;'&quot;;[.B156];&quot;':'&quot;;[.C156];&quot;',&quot;)" office:value-type="string" office:string-value="'E110':'Apuração do ICMS - Operações Próprias'," calcext:value-type="string">
            <text:p>'E110':'Apuração do ICMS - Operações Próprias',</text:p>
          </table:table-cell>
        </table:table-row>
        <table:table-row table:style-name="ro1">
          <table:table-cell/>
          <table:table-cell office:value-type="string" calcext:value-type="string">
            <text:p>E111</text:p>
          </table:table-cell>
          <table:table-cell office:value-type="string" calcext:value-type="string">
            <text:p>Ajuste/Benefício/Incentivo da Apuração do ICMS</text:p>
          </table:table-cell>
          <table:table-cell table:number-columns-repeated="3"/>
          <table:table-cell table:formula="of:=COM.MICROSOFT.CONCAT(&quot;'&quot;;[.B157];&quot;':'&quot;;[.C157];&quot;',&quot;)" office:value-type="string" office:string-value="'E111':'Ajuste/Benefício/Incentivo da Apuração do ICMS'," calcext:value-type="string">
            <text:p>'E111':'Ajuste/Benefício/Incentivo da Apuração do ICMS',</text:p>
          </table:table-cell>
        </table:table-row>
        <table:table-row table:style-name="ro1">
          <table:table-cell/>
          <table:table-cell office:value-type="string" calcext:value-type="string">
            <text:p>E112</text:p>
          </table:table-cell>
          <table:table-cell office:value-type="string" calcext:value-type="string">
            <text:p>Informações Adicionais dos Ajustes da Apuração do ICMS</text:p>
          </table:table-cell>
          <table:table-cell table:number-columns-repeated="3"/>
          <table:table-cell table:formula="of:=COM.MICROSOFT.CONCAT(&quot;'&quot;;[.B158];&quot;':'&quot;;[.C158];&quot;',&quot;)" office:value-type="string" office:string-value="'E112':'Informações Adicionais dos Ajustes da Apuração do ICMS'," calcext:value-type="string">
            <text:p>'E112':'Informações Adicionais dos Ajustes da Apuração do ICMS',</text:p>
          </table:table-cell>
        </table:table-row>
        <table:table-row table:style-name="ro1">
          <table:table-cell/>
          <table:table-cell office:value-type="string" calcext:value-type="string">
            <text:p>E113</text:p>
          </table:table-cell>
          <table:table-cell office:value-type="string" calcext:value-type="string">
            <text:p>Informações Adicionais dos Ajustes da Apuração do ICMS - Identificação dos documentos fiscais</text:p>
          </table:table-cell>
          <table:table-cell table:number-columns-repeated="3"/>
          <table:table-cell table:formula="of:=COM.MICROSOFT.CONCAT(&quot;'&quot;;[.B159];&quot;':'&quot;;[.C159];&quot;',&quot;)" office:value-type="string" office:string-value="'E113':'Informações Adicionais dos Ajustes da Apuração do ICMS - Identificação dos documentos fiscais'," calcext:value-type="string">
            <text:p>'E113':'Informações Adicionais dos Ajustes da Apuração do ICMS - Identificação dos documentos fiscais',</text:p>
          </table:table-cell>
        </table:table-row>
        <table:table-row table:style-name="ro1">
          <table:table-cell/>
          <table:table-cell office:value-type="string" calcext:value-type="string">
            <text:p>E115</text:p>
          </table:table-cell>
          <table:table-cell office:value-type="string" calcext:value-type="string">
            <text:p>Informações Adicionais da Apuração do ICMS - Valores Declaratórios</text:p>
          </table:table-cell>
          <table:table-cell table:number-columns-repeated="3"/>
          <table:table-cell table:formula="of:=COM.MICROSOFT.CONCAT(&quot;'&quot;;[.B160];&quot;':'&quot;;[.C160];&quot;',&quot;)" office:value-type="string" office:string-value="'E115':'Informações Adicionais da Apuração do ICMS - Valores Declaratórios'," calcext:value-type="string">
            <text:p>'E115':'Informações Adicionais da Apuração do ICMS - Valores Declaratórios',</text:p>
          </table:table-cell>
        </table:table-row>
        <table:table-row table:style-name="ro1">
          <table:table-cell/>
          <table:table-cell office:value-type="string" calcext:value-type="string">
            <text:p>E116</text:p>
          </table:table-cell>
          <table:table-cell office:value-type="string" calcext:value-type="string">
            <text:p>Obrigações do ICMS Recolhido ou a Recolher - Obrigações Próprias</text:p>
          </table:table-cell>
          <table:table-cell table:number-columns-repeated="3"/>
          <table:table-cell table:formula="of:=COM.MICROSOFT.CONCAT(&quot;'&quot;;[.B161];&quot;':'&quot;;[.C161];&quot;',&quot;)" office:value-type="string" office:string-value="'E116':'Obrigações do ICMS Recolhido ou a Recolher - Obrigações Próprias'," calcext:value-type="string">
            <text:p>'E116':'Obrigações do ICMS Recolhido ou a Recolher - Obrigações Próprias',</text:p>
          </table:table-cell>
        </table:table-row>
        <table:table-row table:style-name="ro1">
          <table:table-cell/>
          <table:table-cell office:value-type="string" calcext:value-type="string">
            <text:p>E200</text:p>
          </table:table-cell>
          <table:table-cell office:value-type="string" calcext:value-type="string">
            <text:p>Período de Apuração do ICMS - Substituição Tributária</text:p>
          </table:table-cell>
          <table:table-cell table:number-columns-repeated="3"/>
          <table:table-cell table:formula="of:=COM.MICROSOFT.CONCAT(&quot;'&quot;;[.B162];&quot;':'&quot;;[.C162];&quot;',&quot;)" office:value-type="string" office:string-value="'E200':'Período de Apuração do ICMS - Substituição Tributária'," calcext:value-type="string">
            <text:p>'E200':'Período de Apuração do ICMS - Substituição Tributária',</text:p>
          </table:table-cell>
        </table:table-row>
        <table:table-row table:style-name="ro1">
          <table:table-cell/>
          <table:table-cell office:value-type="string" calcext:value-type="string">
            <text:p>E210</text:p>
          </table:table-cell>
          <table:table-cell office:value-type="string" calcext:value-type="string">
            <text:p>Apuração do ICMS - Substituição Tributária</text:p>
          </table:table-cell>
          <table:table-cell table:number-columns-repeated="3"/>
          <table:table-cell table:formula="of:=COM.MICROSOFT.CONCAT(&quot;'&quot;;[.B163];&quot;':'&quot;;[.C163];&quot;',&quot;)" office:value-type="string" office:string-value="'E210':'Apuração do ICMS - Substituição Tributária'," calcext:value-type="string">
            <text:p>'E210':'Apuração do ICMS - Substituição Tributária',</text:p>
          </table:table-cell>
        </table:table-row>
        <table:table-row table:style-name="ro1">
          <table:table-cell/>
          <table:table-cell office:value-type="string" calcext:value-type="string">
            <text:p>E220</text:p>
          </table:table-cell>
          <table:table-cell office:value-type="string" calcext:value-type="string">
            <text:p>Ajuste/Benefício/Incentivo da Apuração do ICMS - Substituição Tributária</text:p>
          </table:table-cell>
          <table:table-cell table:number-columns-repeated="3"/>
          <table:table-cell table:formula="of:=COM.MICROSOFT.CONCAT(&quot;'&quot;;[.B164];&quot;':'&quot;;[.C164];&quot;',&quot;)" office:value-type="string" office:string-value="'E220':'Ajuste/Benefício/Incentivo da Apuração do ICMS - Substituição Tributária'," calcext:value-type="string">
            <text:p>'E220':'Ajuste/Benefício/Incentivo da Apuração do ICMS - Substituição Tributária',</text:p>
          </table:table-cell>
        </table:table-row>
        <table:table-row table:style-name="ro1">
          <table:table-cell/>
          <table:table-cell office:value-type="string" calcext:value-type="string">
            <text:p>E230</text:p>
          </table:table-cell>
          <table:table-cell office:value-type="string" calcext:value-type="string">
            <text:p>Informações Adicionais dos Ajustes da Apuração do ICMS Substituição Tributá- ria</text:p>
          </table:table-cell>
          <table:table-cell table:number-columns-repeated="3"/>
          <table:table-cell table:formula="of:=COM.MICROSOFT.CONCAT(&quot;'&quot;;[.B165];&quot;':'&quot;;[.C165];&quot;',&quot;)" office:value-type="string" office:string-value="'E230':'Informações Adicionais dos Ajustes da Apuração do ICMS Substituição Tributá- ria'," calcext:value-type="string">
            <text:p>'E230':'Informações Adicionais dos Ajustes da Apuração do ICMS Substituição Tributá- ria',</text:p>
          </table:table-cell>
        </table:table-row>
        <table:table-row table:style-name="ro1">
          <table:table-cell/>
          <table:table-cell office:value-type="string" calcext:value-type="string">
            <text:p>E240</text:p>
          </table:table-cell>
          <table:table-cell office:value-type="string" calcext:value-type="string">
            <text:p>Informações Adicionais dos Ajustes da Apuração do ICMS Substituição Tributá- ria - Identificação dos documentos fiscais</text:p>
          </table:table-cell>
          <table:table-cell table:number-columns-repeated="3"/>
          <table:table-cell table:formula="of:=COM.MICROSOFT.CONCAT(&quot;'&quot;;[.B166];&quot;':'&quot;;[.C166];&quot;',&quot;)" office:value-type="string" office:string-value="'E240':'Informações Adicionais dos Ajustes da Apuração do ICMS Substituição Tributá- ria - Identificação dos documentos fiscais'," calcext:value-type="string">
            <text:p>'E240':'Informações Adicionais dos Ajustes da Apuração do ICMS Substituição Tributá- ria - Identificação dos documentos fiscais',</text:p>
          </table:table-cell>
        </table:table-row>
        <table:table-row table:style-name="ro1">
          <table:table-cell/>
          <table:table-cell office:value-type="string" calcext:value-type="string">
            <text:p>E250</text:p>
          </table:table-cell>
          <table:table-cell office:value-type="string" calcext:value-type="string">
            <text:p>Obrigações do ICMS a Recolher - Substituição Tributária</text:p>
          </table:table-cell>
          <table:table-cell table:number-columns-repeated="3"/>
          <table:table-cell table:formula="of:=COM.MICROSOFT.CONCAT(&quot;'&quot;;[.B167];&quot;':'&quot;;[.C167];&quot;',&quot;)" office:value-type="string" office:string-value="'E250':'Obrigações do ICMS a Recolher - Substituição Tributária'," calcext:value-type="string">
            <text:p>'E250':'Obrigações do ICMS a Recolher - Substituição Tributária',</text:p>
          </table:table-cell>
        </table:table-row>
        <table:table-row table:style-name="ro1">
          <table:table-cell/>
          <table:table-cell office:value-type="string" calcext:value-type="string">
            <text:p>E300</text:p>
          </table:table-cell>
          <table:table-cell office:value-type="string" calcext:value-type="string">
            <text:p>Período de Apuração do ICMS Diferencial de Alíquota – UF Origem/Destino EC 87/15</text:p>
          </table:table-cell>
          <table:table-cell table:number-columns-repeated="3"/>
          <table:table-cell table:formula="of:=COM.MICROSOFT.CONCAT(&quot;'&quot;;[.B168];&quot;':'&quot;;[.C168];&quot;',&quot;)" office:value-type="string" office:string-value="'E300':'Período de Apuração do ICMS Diferencial de Alíquota – UF Origem/Destino EC 87/15'," calcext:value-type="string">
            <text:p>'E300':'Período de Apuração do ICMS Diferencial de Alíquota – UF Origem/Destino EC 87/15',</text:p>
          </table:table-cell>
        </table:table-row>
        <table:table-row table:style-name="ro1">
          <table:table-cell/>
          <table:table-cell office:value-type="string" calcext:value-type="string">
            <text:p>E310</text:p>
          </table:table-cell>
          <table:table-cell office:value-type="string" calcext:value-type="string">
            <text:p>Apuração do ICMS Diferencial de Alíquota – UF Origem/Destino EC 87/15</text:p>
          </table:table-cell>
          <table:table-cell table:number-columns-repeated="3"/>
          <table:table-cell table:formula="of:=COM.MICROSOFT.CONCAT(&quot;'&quot;;[.B169];&quot;':'&quot;;[.C169];&quot;',&quot;)" office:value-type="string" office:string-value="'E310':'Apuração do ICMS Diferencial de Alíquota – UF Origem/Destino EC 87/15'," calcext:value-type="string">
            <text:p>'E310':'Apuração do ICMS Diferencial de Alíquota – UF Origem/Destino EC 87/15',</text:p>
          </table:table-cell>
        </table:table-row>
        <table:table-row table:style-name="ro1">
          <table:table-cell/>
          <table:table-cell office:value-type="string" calcext:value-type="string">
            <text:p>E311</text:p>
          </table:table-cell>
          <table:table-cell office:value-type="string" calcext:value-type="string">
            <text:p>Ajuste/Benefício/Incentivo da Apuração do ICMS Diferencial de Alíquota – UF Origem/Destino EC 87/15</text:p>
          </table:table-cell>
          <table:table-cell table:number-columns-repeated="3"/>
          <table:table-cell table:formula="of:=COM.MICROSOFT.CONCAT(&quot;'&quot;;[.B170];&quot;':'&quot;;[.C170];&quot;',&quot;)" office:value-type="string" office:string-value="'E311':'Ajuste/Benefício/Incentivo da Apuração do ICMS Diferencial de Alíquota – UF Origem/Destino EC 87/15'," calcext:value-type="string">
            <text:p>'E311':'Ajuste/Benefício/Incentivo da Apuração do ICMS Diferencial de Alíquota – UF Origem/Destino EC 87/15',</text:p>
          </table:table-cell>
        </table:table-row>
        <table:table-row table:style-name="ro1">
          <table:table-cell/>
          <table:table-cell office:value-type="string" calcext:value-type="string">
            <text:p>E312</text:p>
          </table:table-cell>
          <table:table-cell office:value-type="string" calcext:value-type="string">
            <text:p>Informações Adicionais dos Ajustes da Apuração do ICMS Diferencial de Alíquota – UF Origem/Destino EC 87/15</text:p>
          </table:table-cell>
          <table:table-cell table:number-columns-repeated="3"/>
          <table:table-cell table:formula="of:=COM.MICROSOFT.CONCAT(&quot;'&quot;;[.B171];&quot;':'&quot;;[.C171];&quot;',&quot;)" office:value-type="string" office:string-value="'E312':'Informações Adicionais dos Ajustes da Apuração do ICMS Diferencial de Alíquota – UF Origem/Destino EC 87/15'," calcext:value-type="string">
            <text:p>'E312':'Informações Adicionais dos Ajustes da Apuração do ICMS Diferencial de Alíquota – UF Origem/Destino EC 87/15',</text:p>
          </table:table-cell>
        </table:table-row>
        <table:table-row table:style-name="ro1">
          <table:table-cell/>
          <table:table-cell office:value-type="string" calcext:value-type="string">
            <text:p>E313</text:p>
          </table:table-cell>
          <table:table-cell office:value-type="string" calcext:value-type="string">
            <text:p>Informações Adicionais da Apuração do ICMS Diferencial de Alíquota – UF Origem/Destino EC 87/15 Identificação dos Documentos Fiscais</text:p>
          </table:table-cell>
          <table:table-cell table:number-columns-repeated="3"/>
          <table:table-cell table:formula="of:=COM.MICROSOFT.CONCAT(&quot;'&quot;;[.B172];&quot;':'&quot;;[.C172];&quot;',&quot;)" office:value-type="string" office:string-value="'E313':'Informações Adicionais da Apuração do ICMS Diferencial de Alíquota – UF Origem/Destino EC 87/15 Identificação dos Documentos Fiscais'," calcext:value-type="string">
            <text:p>'E313':'Informações Adicionais da Apuração do ICMS Diferencial de Alíquota – UF Origem/Destino EC 87/15 Identificação dos Documentos Fiscais',</text:p>
          </table:table-cell>
        </table:table-row>
        <table:table-row table:style-name="ro1">
          <table:table-cell/>
          <table:table-cell office:value-type="string" calcext:value-type="string">
            <text:p>E316</text:p>
          </table:table-cell>
          <table:table-cell office:value-type="string" calcext:value-type="string">
            <text:p>Obrigações do ICMS recolhido ou a recolher – Diferencial de Alíquota – UF Origem/Destino EC 87/15</text:p>
          </table:table-cell>
          <table:table-cell table:number-columns-repeated="3"/>
          <table:table-cell table:formula="of:=COM.MICROSOFT.CONCAT(&quot;'&quot;;[.B173];&quot;':'&quot;;[.C173];&quot;',&quot;)" office:value-type="string" office:string-value="'E316':'Obrigações do ICMS recolhido ou a recolher – Diferencial de Alíquota – UF Origem/Destino EC 87/15'," calcext:value-type="string">
            <text:p>'E316':'Obrigações do ICMS recolhido ou a recolher – Diferencial de Alíquota – UF Origem/Destino EC 87/15',</text:p>
          </table:table-cell>
        </table:table-row>
        <table:table-row table:style-name="ro1">
          <table:table-cell/>
          <table:table-cell office:value-type="string" calcext:value-type="string">
            <text:p>E500</text:p>
          </table:table-cell>
          <table:table-cell office:value-type="string" calcext:value-type="string">
            <text:p>Período de Apuração do IPI</text:p>
          </table:table-cell>
          <table:table-cell table:number-columns-repeated="3"/>
          <table:table-cell table:formula="of:=COM.MICROSOFT.CONCAT(&quot;'&quot;;[.B174];&quot;':'&quot;;[.C174];&quot;',&quot;)" office:value-type="string" office:string-value="'E500':'Período de Apuração do IPI'," calcext:value-type="string">
            <text:p>'E500':'Período de Apuração do IPI',</text:p>
          </table:table-cell>
        </table:table-row>
        <table:table-row table:style-name="ro1">
          <table:table-cell/>
          <table:table-cell office:value-type="string" calcext:value-type="string">
            <text:p>E510</text:p>
          </table:table-cell>
          <table:table-cell office:value-type="string" calcext:value-type="string">
            <text:p>Consolidação dos Valores de IPI</text:p>
          </table:table-cell>
          <table:table-cell table:number-columns-repeated="3"/>
          <table:table-cell table:formula="of:=COM.MICROSOFT.CONCAT(&quot;'&quot;;[.B175];&quot;':'&quot;;[.C175];&quot;',&quot;)" office:value-type="string" office:string-value="'E510':'Consolidação dos Valores de IPI'," calcext:value-type="string">
            <text:p>'E510':'Consolidação dos Valores de IPI',</text:p>
          </table:table-cell>
        </table:table-row>
        <table:table-row table:style-name="ro1">
          <table:table-cell/>
          <table:table-cell office:value-type="string" calcext:value-type="string">
            <text:p>E520</text:p>
          </table:table-cell>
          <table:table-cell office:value-type="string" calcext:value-type="string">
            <text:p>Apuração do IPI</text:p>
          </table:table-cell>
          <table:table-cell table:number-columns-repeated="3"/>
          <table:table-cell table:formula="of:=COM.MICROSOFT.CONCAT(&quot;'&quot;;[.B176];&quot;':'&quot;;[.C176];&quot;',&quot;)" office:value-type="string" office:string-value="'E520':'Apuração do IPI'," calcext:value-type="string">
            <text:p>'E520':'Apuração do IPI',</text:p>
          </table:table-cell>
        </table:table-row>
        <table:table-row table:style-name="ro1">
          <table:table-cell/>
          <table:table-cell office:value-type="string" calcext:value-type="string">
            <text:p>E530</text:p>
          </table:table-cell>
          <table:table-cell office:value-type="string" calcext:value-type="string">
            <text:p>Ajustes da Apuração do IPI</text:p>
          </table:table-cell>
          <table:table-cell table:number-columns-repeated="3"/>
          <table:table-cell table:formula="of:=COM.MICROSOFT.CONCAT(&quot;'&quot;;[.B177];&quot;':'&quot;;[.C177];&quot;',&quot;)" office:value-type="string" office:string-value="'E530':'Ajustes da Apuração do IPI'," calcext:value-type="string">
            <text:p>'E530':'Ajustes da Apuração do IPI',</text:p>
          </table:table-cell>
        </table:table-row>
        <table:table-row table:style-name="ro1">
          <table:table-cell/>
          <table:table-cell office:value-type="string" calcext:value-type="string">
            <text:p>E531</text:p>
          </table:table-cell>
          <table:table-cell office:value-type="string" calcext:value-type="string">
            <text:p>Informações Adicionais dos Ajustes da Apuração do IPI – Identificação dos Documentos Fiscais (01 e 55)</text:p>
          </table:table-cell>
          <table:table-cell table:number-columns-repeated="3"/>
          <table:table-cell table:formula="of:=COM.MICROSOFT.CONCAT(&quot;'&quot;;[.B178];&quot;':'&quot;;[.C178];&quot;',&quot;)" office:value-type="string" office:string-value="'E531':'Informações Adicionais dos Ajustes da Apuração do IPI – Identificação dos Documentos Fiscais (01 e 55)'," calcext:value-type="string">
            <text:p>'E531':'Informações Adicionais dos Ajustes da Apuração do IPI – Identificação dos Documentos Fiscais (01 e 55)',</text:p>
          </table:table-cell>
        </table:table-row>
        <table:table-row table:style-name="ro1">
          <table:table-cell/>
          <table:table-cell office:value-type="string" calcext:value-type="string">
            <text:p>E990</text:p>
          </table:table-cell>
          <table:table-cell office:value-type="string" calcext:value-type="string">
            <text:p>Encerramento do Bloco E</text:p>
          </table:table-cell>
          <table:table-cell table:number-columns-repeated="3"/>
          <table:table-cell table:formula="of:=COM.MICROSOFT.CONCAT(&quot;'&quot;;[.B179];&quot;':'&quot;;[.C179];&quot;',&quot;)" office:value-type="string" office:string-value="'E990':'Encerramento do Bloco E'," calcext:value-type="string">
            <text:p>'E990':'Encerramento do Bloco E',</text:p>
          </table:table-cell>
        </table:table-row>
        <table:table-row table:style-name="ro1">
          <table:table-cell/>
          <table:table-cell office:value-type="string" calcext:value-type="string">
            <text:p>G001</text:p>
          </table:table-cell>
          <table:table-cell office:value-type="string" calcext:value-type="string">
            <text:p>Abertura do Bloco G</text:p>
          </table:table-cell>
          <table:table-cell table:number-columns-repeated="3"/>
          <table:table-cell table:formula="of:=COM.MICROSOFT.CONCAT(&quot;'&quot;;[.B180];&quot;':'&quot;;[.C180];&quot;',&quot;)" office:value-type="string" office:string-value="'G001':'Abertura do Bloco G'," calcext:value-type="string">
            <text:p>'G001':'Abertura do Bloco G',</text:p>
          </table:table-cell>
        </table:table-row>
        <table:table-row table:style-name="ro1">
          <table:table-cell/>
          <table:table-cell office:value-type="string" calcext:value-type="string">
            <text:p>G110</text:p>
          </table:table-cell>
          <table:table-cell office:value-type="string" calcext:value-type="string">
            <text:p>ICMS – Ativo Permanente – CIAP</text:p>
          </table:table-cell>
          <table:table-cell table:number-columns-repeated="3"/>
          <table:table-cell table:formula="of:=COM.MICROSOFT.CONCAT(&quot;'&quot;;[.B181];&quot;':'&quot;;[.C181];&quot;',&quot;)" office:value-type="string" office:string-value="'G110':'ICMS – Ativo Permanente – CIAP'," calcext:value-type="string">
            <text:p>'G110':'ICMS – Ativo Permanente – CIAP',</text:p>
          </table:table-cell>
        </table:table-row>
        <table:table-row table:style-name="ro1">
          <table:table-cell/>
          <table:table-cell office:value-type="string" calcext:value-type="string">
            <text:p>G125</text:p>
          </table:table-cell>
          <table:table-cell office:value-type="string" calcext:value-type="string">
            <text:p>Movimentação de Bem do Ativo Imobilizado</text:p>
          </table:table-cell>
          <table:table-cell table:number-columns-repeated="3"/>
          <table:table-cell table:formula="of:=COM.MICROSOFT.CONCAT(&quot;'&quot;;[.B182];&quot;':'&quot;;[.C182];&quot;',&quot;)" office:value-type="string" office:string-value="'G125':'Movimentação de Bem do Ativo Imobilizado'," calcext:value-type="string">
            <text:p>'G125':'Movimentação de Bem do Ativo Imobilizado',</text:p>
          </table:table-cell>
        </table:table-row>
        <table:table-row table:style-name="ro1">
          <table:table-cell/>
          <table:table-cell office:value-type="string" calcext:value-type="string">
            <text:p>G126</text:p>
          </table:table-cell>
          <table:table-cell office:value-type="string" calcext:value-type="string">
            <text:p>Outros créditos CIAP</text:p>
          </table:table-cell>
          <table:table-cell table:number-columns-repeated="3"/>
          <table:table-cell table:formula="of:=COM.MICROSOFT.CONCAT(&quot;'&quot;;[.B183];&quot;':'&quot;;[.C183];&quot;',&quot;)" office:value-type="string" office:string-value="'G126':'Outros créditos CIAP'," calcext:value-type="string">
            <text:p>'G126':'Outros créditos CIAP',</text:p>
          </table:table-cell>
        </table:table-row>
        <table:table-row table:style-name="ro1">
          <table:table-cell/>
          <table:table-cell office:value-type="string" calcext:value-type="string">
            <text:p>G130</text:p>
          </table:table-cell>
          <table:table-cell office:value-type="string" calcext:value-type="string">
            <text:p>Identificação do documento fiscal</text:p>
          </table:table-cell>
          <table:table-cell table:number-columns-repeated="3"/>
          <table:table-cell table:formula="of:=COM.MICROSOFT.CONCAT(&quot;'&quot;;[.B184];&quot;':'&quot;;[.C184];&quot;',&quot;)" office:value-type="string" office:string-value="'G130':'Identificação do documento fiscal'," calcext:value-type="string">
            <text:p>'G130':'Identificação do documento fiscal',</text:p>
          </table:table-cell>
        </table:table-row>
        <table:table-row table:style-name="ro1">
          <table:table-cell/>
          <table:table-cell office:value-type="string" calcext:value-type="string">
            <text:p>G140</text:p>
          </table:table-cell>
          <table:table-cell office:value-type="string" calcext:value-type="string">
            <text:p>Identificação do item do documento fiscal</text:p>
          </table:table-cell>
          <table:table-cell table:number-columns-repeated="3"/>
          <table:table-cell table:formula="of:=COM.MICROSOFT.CONCAT(&quot;'&quot;;[.B185];&quot;':'&quot;;[.C185];&quot;',&quot;)" office:value-type="string" office:string-value="'G140':'Identificação do item do documento fiscal'," calcext:value-type="string">
            <text:p>'G140':'Identificação do item do documento fiscal',</text:p>
          </table:table-cell>
        </table:table-row>
        <table:table-row table:style-name="ro1">
          <table:table-cell/>
          <table:table-cell office:value-type="string" calcext:value-type="string">
            <text:p>G990</text:p>
          </table:table-cell>
          <table:table-cell office:value-type="string" calcext:value-type="string">
            <text:p>Encerramento do Bloco G</text:p>
          </table:table-cell>
          <table:table-cell table:number-columns-repeated="3"/>
          <table:table-cell table:formula="of:=COM.MICROSOFT.CONCAT(&quot;'&quot;;[.B186];&quot;':'&quot;;[.C186];&quot;',&quot;)" office:value-type="string" office:string-value="'G990':'Encerramento do Bloco G'," calcext:value-type="string">
            <text:p>'G990':'Encerramento do Bloco G',</text:p>
          </table:table-cell>
        </table:table-row>
        <table:table-row table:style-name="ro1">
          <table:table-cell/>
          <table:table-cell office:value-type="string" calcext:value-type="string">
            <text:p>H001</text:p>
          </table:table-cell>
          <table:table-cell office:value-type="string" calcext:value-type="string">
            <text:p>Abertura do Bloco H</text:p>
          </table:table-cell>
          <table:table-cell table:number-columns-repeated="3"/>
          <table:table-cell table:formula="of:=COM.MICROSOFT.CONCAT(&quot;'&quot;;[.B187];&quot;':'&quot;;[.C187];&quot;',&quot;)" office:value-type="string" office:string-value="'H001':'Abertura do Bloco H'," calcext:value-type="string">
            <text:p>'H001':'Abertura do Bloco H',</text:p>
          </table:table-cell>
        </table:table-row>
        <table:table-row table:style-name="ro1">
          <table:table-cell/>
          <table:table-cell office:value-type="string" calcext:value-type="string">
            <text:p>H005</text:p>
          </table:table-cell>
          <table:table-cell office:value-type="string" calcext:value-type="string">
            <text:p>Totais do Inventário</text:p>
          </table:table-cell>
          <table:table-cell table:number-columns-repeated="3"/>
          <table:table-cell table:formula="of:=COM.MICROSOFT.CONCAT(&quot;'&quot;;[.B188];&quot;':'&quot;;[.C188];&quot;',&quot;)" office:value-type="string" office:string-value="'H005':'Totais do Inventário'," calcext:value-type="string">
            <text:p>'H005':'Totais do Inventário',</text:p>
          </table:table-cell>
        </table:table-row>
        <table:table-row table:style-name="ro1">
          <table:table-cell/>
          <table:table-cell office:value-type="string" calcext:value-type="string">
            <text:p>H010</text:p>
          </table:table-cell>
          <table:table-cell office:value-type="string" calcext:value-type="string">
            <text:p>Inventário</text:p>
          </table:table-cell>
          <table:table-cell table:number-columns-repeated="3"/>
          <table:table-cell table:formula="of:=COM.MICROSOFT.CONCAT(&quot;'&quot;;[.B189];&quot;':'&quot;;[.C189];&quot;',&quot;)" office:value-type="string" office:string-value="'H010':'Inventário'," calcext:value-type="string">
            <text:p>'H010':'Inventário',</text:p>
          </table:table-cell>
        </table:table-row>
        <table:table-row table:style-name="ro1">
          <table:table-cell/>
          <table:table-cell office:value-type="string" calcext:value-type="string">
            <text:p>H020</text:p>
          </table:table-cell>
          <table:table-cell office:value-type="string" calcext:value-type="string">
            <text:p>Informação complementar do Inventário</text:p>
          </table:table-cell>
          <table:table-cell table:number-columns-repeated="3"/>
          <table:table-cell table:formula="of:=COM.MICROSOFT.CONCAT(&quot;'&quot;;[.B190];&quot;':'&quot;;[.C190];&quot;',&quot;)" office:value-type="string" office:string-value="'H020':'Informação complementar do Inventário'," calcext:value-type="string">
            <text:p>'H020':'Informação complementar do Inventário',</text:p>
          </table:table-cell>
        </table:table-row>
        <table:table-row table:style-name="ro1">
          <table:table-cell/>
          <table:table-cell office:value-type="string" calcext:value-type="string">
            <text:p>H030</text:p>
          </table:table-cell>
          <table:table-cell office:value-type="string" calcext:value-type="string">
            <text:p>Informações complementares do inventário das mercadorias sujeitas ao regime de substituição tributária</text:p>
          </table:table-cell>
          <table:table-cell table:number-columns-repeated="3"/>
          <table:table-cell table:formula="of:=COM.MICROSOFT.CONCAT(&quot;'&quot;;[.B191];&quot;':'&quot;;[.C191];&quot;',&quot;)" office:value-type="string" office:string-value="'H030':'Informações complementares do inventário das mercadorias sujeitas ao regime de substituição tributária'," calcext:value-type="string">
            <text:p>'H030':'Informações complementares do inventário das mercadorias sujeitas ao regime de substituição tributária',</text:p>
          </table:table-cell>
        </table:table-row>
        <table:table-row table:style-name="ro1">
          <table:table-cell/>
          <table:table-cell office:value-type="string" calcext:value-type="string">
            <text:p>H990</text:p>
          </table:table-cell>
          <table:table-cell office:value-type="string" calcext:value-type="string">
            <text:p>Encerramento do Bloco H</text:p>
          </table:table-cell>
          <table:table-cell table:number-columns-repeated="3"/>
          <table:table-cell table:formula="of:=COM.MICROSOFT.CONCAT(&quot;'&quot;;[.B192];&quot;':'&quot;;[.C192];&quot;',&quot;)" office:value-type="string" office:string-value="'H990':'Encerramento do Bloco H'," calcext:value-type="string">
            <text:p>'H990':'Encerramento do Bloco H',</text:p>
          </table:table-cell>
        </table:table-row>
        <table:table-row table:style-name="ro1">
          <table:table-cell/>
          <table:table-cell office:value-type="string" calcext:value-type="string">
            <text:p>K001</text:p>
          </table:table-cell>
          <table:table-cell office:value-type="string" calcext:value-type="string">
            <text:p>Abertura do Bloco K</text:p>
          </table:table-cell>
          <table:table-cell table:number-columns-repeated="3"/>
          <table:table-cell table:formula="of:=COM.MICROSOFT.CONCAT(&quot;'&quot;;[.B193];&quot;':'&quot;;[.C193];&quot;',&quot;)" office:value-type="string" office:string-value="'K001':'Abertura do Bloco K'," calcext:value-type="string">
            <text:p>'K001':'Abertura do Bloco K',</text:p>
          </table:table-cell>
        </table:table-row>
        <table:table-row table:style-name="ro1">
          <table:table-cell/>
          <table:table-cell office:value-type="string" calcext:value-type="string">
            <text:p>K100</text:p>
          </table:table-cell>
          <table:table-cell office:value-type="string" calcext:value-type="string">
            <text:p>Período de Apuração do ICMS/IPI</text:p>
          </table:table-cell>
          <table:table-cell table:number-columns-repeated="3"/>
          <table:table-cell table:formula="of:=COM.MICROSOFT.CONCAT(&quot;'&quot;;[.B194];&quot;':'&quot;;[.C194];&quot;',&quot;)" office:value-type="string" office:string-value="'K100':'Período de Apuração do ICMS/IPI'," calcext:value-type="string">
            <text:p>'K100':'Período de Apuração do ICMS/IPI',</text:p>
          </table:table-cell>
        </table:table-row>
        <table:table-row table:style-name="ro1">
          <table:table-cell/>
          <table:table-cell office:value-type="string" calcext:value-type="string">
            <text:p>K200</text:p>
          </table:table-cell>
          <table:table-cell office:value-type="string" calcext:value-type="string">
            <text:p>Estoque Escriturado</text:p>
          </table:table-cell>
          <table:table-cell table:number-columns-repeated="3"/>
          <table:table-cell table:formula="of:=COM.MICROSOFT.CONCAT(&quot;'&quot;;[.B195];&quot;':'&quot;;[.C195];&quot;',&quot;)" office:value-type="string" office:string-value="'K200':'Estoque Escriturado'," calcext:value-type="string">
            <text:p>'K200':'Estoque Escriturado',</text:p>
          </table:table-cell>
        </table:table-row>
        <table:table-row table:style-name="ro1">
          <table:table-cell/>
          <table:table-cell office:value-type="string" calcext:value-type="string">
            <text:p>K210</text:p>
          </table:table-cell>
          <table:table-cell office:value-type="string" calcext:value-type="string">
            <text:p>Desmontagem de mercadorias – Item de Origem</text:p>
          </table:table-cell>
          <table:table-cell table:number-columns-repeated="3"/>
          <table:table-cell table:formula="of:=COM.MICROSOFT.CONCAT(&quot;'&quot;;[.B196];&quot;':'&quot;;[.C196];&quot;',&quot;)" office:value-type="string" office:string-value="'K210':'Desmontagem de mercadorias – Item de Origem'," calcext:value-type="string">
            <text:p>'K210':'Desmontagem de mercadorias – Item de Origem',</text:p>
          </table:table-cell>
        </table:table-row>
        <table:table-row table:style-name="ro1">
          <table:table-cell/>
          <table:table-cell office:value-type="string" calcext:value-type="string">
            <text:p>K215</text:p>
          </table:table-cell>
          <table:table-cell office:value-type="string" calcext:value-type="string">
            <text:p>Desmontagem de mercadorias – Item de Destino</text:p>
          </table:table-cell>
          <table:table-cell table:number-columns-repeated="3"/>
          <table:table-cell table:formula="of:=COM.MICROSOFT.CONCAT(&quot;'&quot;;[.B197];&quot;':'&quot;;[.C197];&quot;',&quot;)" office:value-type="string" office:string-value="'K215':'Desmontagem de mercadorias – Item de Destino'," calcext:value-type="string">
            <text:p>'K215':'Desmontagem de mercadorias – Item de Destino',</text:p>
          </table:table-cell>
        </table:table-row>
        <table:table-row table:style-name="ro1">
          <table:table-cell/>
          <table:table-cell office:value-type="string" calcext:value-type="string">
            <text:p>K220</text:p>
          </table:table-cell>
          <table:table-cell office:value-type="string" calcext:value-type="string">
            <text:p>Outras Movimentações Internas entre Mercadorias</text:p>
          </table:table-cell>
          <table:table-cell table:number-columns-repeated="3"/>
          <table:table-cell table:formula="of:=COM.MICROSOFT.CONCAT(&quot;'&quot;;[.B198];&quot;':'&quot;;[.C198];&quot;',&quot;)" office:value-type="string" office:string-value="'K220':'Outras Movimentações Internas entre Mercadorias'," calcext:value-type="string">
            <text:p>'K220':'Outras Movimentações Internas entre Mercadorias',</text:p>
          </table:table-cell>
        </table:table-row>
        <table:table-row table:style-name="ro1">
          <table:table-cell/>
          <table:table-cell office:value-type="string" calcext:value-type="string">
            <text:p>K230</text:p>
          </table:table-cell>
          <table:table-cell office:value-type="string" calcext:value-type="string">
            <text:p>Itens Produzidos</text:p>
          </table:table-cell>
          <table:table-cell table:number-columns-repeated="3"/>
          <table:table-cell table:formula="of:=COM.MICROSOFT.CONCAT(&quot;'&quot;;[.B199];&quot;':'&quot;;[.C199];&quot;',&quot;)" office:value-type="string" office:string-value="'K230':'Itens Produzidos'," calcext:value-type="string">
            <text:p>'K230':'Itens Produzidos',</text:p>
          </table:table-cell>
        </table:table-row>
        <table:table-row table:style-name="ro1">
          <table:table-cell/>
          <table:table-cell office:value-type="string" calcext:value-type="string">
            <text:p>K235</text:p>
          </table:table-cell>
          <table:table-cell office:value-type="string" calcext:value-type="string">
            <text:p>Insumos Consumidos</text:p>
          </table:table-cell>
          <table:table-cell table:number-columns-repeated="3"/>
          <table:table-cell table:formula="of:=COM.MICROSOFT.CONCAT(&quot;'&quot;;[.B200];&quot;':'&quot;;[.C200];&quot;',&quot;)" office:value-type="string" office:string-value="'K235':'Insumos Consumidos'," calcext:value-type="string">
            <text:p>'K235':'Insumos Consumidos',</text:p>
          </table:table-cell>
        </table:table-row>
        <table:table-row table:style-name="ro1">
          <table:table-cell/>
          <table:table-cell office:value-type="string" calcext:value-type="string">
            <text:p>K250</text:p>
          </table:table-cell>
          <table:table-cell office:value-type="string" calcext:value-type="string">
            <text:p>Industrialização Efetuada por Terceiros – Itens Produzidos</text:p>
          </table:table-cell>
          <table:table-cell table:number-columns-repeated="3"/>
          <table:table-cell table:formula="of:=COM.MICROSOFT.CONCAT(&quot;'&quot;;[.B201];&quot;':'&quot;;[.C201];&quot;',&quot;)" office:value-type="string" office:string-value="'K250':'Industrialização Efetuada por Terceiros – Itens Produzidos'," calcext:value-type="string">
            <text:p>'K250':'Industrialização Efetuada por Terceiros – Itens Produzidos',</text:p>
          </table:table-cell>
        </table:table-row>
        <table:table-row table:style-name="ro1">
          <table:table-cell/>
          <table:table-cell office:value-type="string" calcext:value-type="string">
            <text:p>K255</text:p>
          </table:table-cell>
          <table:table-cell office:value-type="string" calcext:value-type="string">
            <text:p>Industrialização em Terceiros – Insumos Consumidos</text:p>
          </table:table-cell>
          <table:table-cell table:number-columns-repeated="3"/>
          <table:table-cell table:formula="of:=COM.MICROSOFT.CONCAT(&quot;'&quot;;[.B202];&quot;':'&quot;;[.C202];&quot;',&quot;)" office:value-type="string" office:string-value="'K255':'Industrialização em Terceiros – Insumos Consumidos'," calcext:value-type="string">
            <text:p>'K255':'Industrialização em Terceiros – Insumos Consumidos',</text:p>
          </table:table-cell>
        </table:table-row>
        <table:table-row table:style-name="ro1">
          <table:table-cell/>
          <table:table-cell office:value-type="string" calcext:value-type="string">
            <text:p>K260</text:p>
          </table:table-cell>
          <table:table-cell office:value-type="string" calcext:value-type="string">
            <text:p>Reprocessamento/Reparo de Produto/Insumo</text:p>
          </table:table-cell>
          <table:table-cell table:number-columns-repeated="3"/>
          <table:table-cell table:formula="of:=COM.MICROSOFT.CONCAT(&quot;'&quot;;[.B203];&quot;':'&quot;;[.C203];&quot;',&quot;)" office:value-type="string" office:string-value="'K260':'Reprocessamento/Reparo de Produto/Insumo'," calcext:value-type="string">
            <text:p>'K260':'Reprocessamento/Reparo de Produto/Insumo',</text:p>
          </table:table-cell>
        </table:table-row>
        <table:table-row table:style-name="ro1">
          <table:table-cell/>
          <table:table-cell office:value-type="string" calcext:value-type="string">
            <text:p>K265</text:p>
          </table:table-cell>
          <table:table-cell office:value-type="string" calcext:value-type="string">
            <text:p>Reprocessamento/Reparo – Mercadorias Consumidas e/ou Retornadas</text:p>
          </table:table-cell>
          <table:table-cell table:number-columns-repeated="3"/>
          <table:table-cell table:formula="of:=COM.MICROSOFT.CONCAT(&quot;'&quot;;[.B204];&quot;':'&quot;;[.C204];&quot;',&quot;)" office:value-type="string" office:string-value="'K265':'Reprocessamento/Reparo – Mercadorias Consumidas e/ou Retornadas'," calcext:value-type="string">
            <text:p>'K265':'Reprocessamento/Reparo – Mercadorias Consumidas e/ou Retornadas',</text:p>
          </table:table-cell>
        </table:table-row>
        <table:table-row table:style-name="ro1">
          <table:table-cell/>
          <table:table-cell office:value-type="string" calcext:value-type="string">
            <text:p>K270</text:p>
          </table:table-cell>
          <table:table-cell office:value-type="string" calcext:value-type="string">
            <text:p>Correção de Apontamento dos Registros K210, K220, K230, K250 e K260</text:p>
          </table:table-cell>
          <table:table-cell table:number-columns-repeated="3"/>
          <table:table-cell table:formula="of:=COM.MICROSOFT.CONCAT(&quot;'&quot;;[.B205];&quot;':'&quot;;[.C205];&quot;',&quot;)" office:value-type="string" office:string-value="'K270':'Correção de Apontamento dos Registros K210, K220, K230, K250 e K260'," calcext:value-type="string">
            <text:p>'K270':'Correção de Apontamento dos Registros K210, K220, K230, K250 e K260',</text:p>
          </table:table-cell>
        </table:table-row>
        <table:table-row table:style-name="ro1">
          <table:table-cell/>
          <table:table-cell office:value-type="string" calcext:value-type="string">
            <text:p>K275</text:p>
          </table:table-cell>
          <table:table-cell office:value-type="string" calcext:value-type="string">
            <text:p>Correção de Apontamento e Retorno de Insumos dos Registros K215, K220, K235, K255 e K265</text:p>
          </table:table-cell>
          <table:table-cell table:number-columns-repeated="3"/>
          <table:table-cell table:formula="of:=COM.MICROSOFT.CONCAT(&quot;'&quot;;[.B206];&quot;':'&quot;;[.C206];&quot;',&quot;)" office:value-type="string" office:string-value="'K275':'Correção de Apontamento e Retorno de Insumos dos Registros K215, K220, K235, K255 e K265'," calcext:value-type="string">
            <text:p>'K275':'Correção de Apontamento e Retorno de Insumos dos Registros K215, K220, K235, K255 e K265',</text:p>
          </table:table-cell>
        </table:table-row>
        <table:table-row table:style-name="ro1">
          <table:table-cell/>
          <table:table-cell office:value-type="string" calcext:value-type="string">
            <text:p>K280</text:p>
          </table:table-cell>
          <table:table-cell office:value-type="string" calcext:value-type="string">
            <text:p>Correção de Apontamento – Estoque Escriturado</text:p>
          </table:table-cell>
          <table:table-cell table:number-columns-repeated="3"/>
          <table:table-cell table:formula="of:=COM.MICROSOFT.CONCAT(&quot;'&quot;;[.B207];&quot;':'&quot;;[.C207];&quot;',&quot;)" office:value-type="string" office:string-value="'K280':'Correção de Apontamento – Estoque Escriturado'," calcext:value-type="string">
            <text:p>'K280':'Correção de Apontamento – Estoque Escriturado',</text:p>
          </table:table-cell>
        </table:table-row>
        <table:table-row table:style-name="ro1">
          <table:table-cell/>
          <table:table-cell office:value-type="string" calcext:value-type="string">
            <text:p>K290</text:p>
          </table:table-cell>
          <table:table-cell office:value-type="string" calcext:value-type="string">
            <text:p>Produção Conjunta – Ordem de Produção</text:p>
          </table:table-cell>
          <table:table-cell table:number-columns-repeated="3"/>
          <table:table-cell table:formula="of:=COM.MICROSOFT.CONCAT(&quot;'&quot;;[.B208];&quot;':'&quot;;[.C208];&quot;',&quot;)" office:value-type="string" office:string-value="'K290':'Produção Conjunta – Ordem de Produção'," calcext:value-type="string">
            <text:p>'K290':'Produção Conjunta – Ordem de Produção',</text:p>
          </table:table-cell>
        </table:table-row>
        <table:table-row table:style-name="ro1">
          <table:table-cell/>
          <table:table-cell office:value-type="string" calcext:value-type="string">
            <text:p>K291</text:p>
          </table:table-cell>
          <table:table-cell office:value-type="string" calcext:value-type="string">
            <text:p>Produção Conjunta – Itens Produzidos</text:p>
          </table:table-cell>
          <table:table-cell table:number-columns-repeated="3"/>
          <table:table-cell table:formula="of:=COM.MICROSOFT.CONCAT(&quot;'&quot;;[.B209];&quot;':'&quot;;[.C209];&quot;',&quot;)" office:value-type="string" office:string-value="'K291':'Produção Conjunta – Itens Produzidos'," calcext:value-type="string">
            <text:p>'K291':'Produção Conjunta – Itens Produzidos',</text:p>
          </table:table-cell>
        </table:table-row>
        <table:table-row table:style-name="ro1">
          <table:table-cell/>
          <table:table-cell office:value-type="string" calcext:value-type="string">
            <text:p>K292</text:p>
          </table:table-cell>
          <table:table-cell office:value-type="string" calcext:value-type="string">
            <text:p>Produção Conjunta – Insumos Consumidos</text:p>
          </table:table-cell>
          <table:table-cell table:number-columns-repeated="3"/>
          <table:table-cell table:formula="of:=COM.MICROSOFT.CONCAT(&quot;'&quot;;[.B210];&quot;':'&quot;;[.C210];&quot;',&quot;)" office:value-type="string" office:string-value="'K292':'Produção Conjunta – Insumos Consumidos'," calcext:value-type="string">
            <text:p>'K292':'Produção Conjunta – Insumos Consumidos',</text:p>
          </table:table-cell>
        </table:table-row>
        <table:table-row table:style-name="ro1">
          <table:table-cell/>
          <table:table-cell office:value-type="string" calcext:value-type="string">
            <text:p>K300</text:p>
          </table:table-cell>
          <table:table-cell office:value-type="string" calcext:value-type="string">
            <text:p>Produção Conjunta – Industrialização Efetuada por Terceiros</text:p>
          </table:table-cell>
          <table:table-cell table:number-columns-repeated="3"/>
          <table:table-cell table:formula="of:=COM.MICROSOFT.CONCAT(&quot;'&quot;;[.B211];&quot;':'&quot;;[.C211];&quot;',&quot;)" office:value-type="string" office:string-value="'K300':'Produção Conjunta – Industrialização Efetuada por Terceiros'," calcext:value-type="string">
            <text:p>'K300':'Produção Conjunta – Industrialização Efetuada por Terceiros',</text:p>
          </table:table-cell>
        </table:table-row>
        <table:table-row table:style-name="ro1">
          <table:table-cell/>
          <table:table-cell office:value-type="string" calcext:value-type="string">
            <text:p>K301</text:p>
          </table:table-cell>
          <table:table-cell office:value-type="string" calcext:value-type="string">
            <text:p>Produção Conjunta – Industrialização Efetuada por Terceiros – Itens Produzidos</text:p>
          </table:table-cell>
          <table:table-cell table:number-columns-repeated="3"/>
          <table:table-cell table:formula="of:=COM.MICROSOFT.CONCAT(&quot;'&quot;;[.B212];&quot;':'&quot;;[.C212];&quot;',&quot;)" office:value-type="string" office:string-value="'K301':'Produção Conjunta – Industrialização Efetuada por Terceiros – Itens Produzidos'," calcext:value-type="string">
            <text:p>'K301':'Produção Conjunta – Industrialização Efetuada por Terceiros – Itens Produzidos',</text:p>
          </table:table-cell>
        </table:table-row>
        <table:table-row table:style-name="ro1">
          <table:table-cell/>
          <table:table-cell office:value-type="string" calcext:value-type="string">
            <text:p>K302</text:p>
          </table:table-cell>
          <table:table-cell office:value-type="string" calcext:value-type="string">
            <text:p>Produção Conjunta – Industrialização Efetuada por Terceiros – Insumos Consumidos</text:p>
          </table:table-cell>
          <table:table-cell table:number-columns-repeated="3"/>
          <table:table-cell table:formula="of:=COM.MICROSOFT.CONCAT(&quot;'&quot;;[.B213];&quot;':'&quot;;[.C213];&quot;',&quot;)" office:value-type="string" office:string-value="'K302':'Produção Conjunta – Industrialização Efetuada por Terceiros – Insumos Consumidos'," calcext:value-type="string">
            <text:p>'K302':'Produção Conjunta – Industrialização Efetuada por Terceiros – Insumos Consumidos',</text:p>
          </table:table-cell>
        </table:table-row>
        <table:table-row table:style-name="ro1">
          <table:table-cell/>
          <table:table-cell office:value-type="string" calcext:value-type="string">
            <text:p>K990</text:p>
          </table:table-cell>
          <table:table-cell office:value-type="string" calcext:value-type="string">
            <text:p>Encerramento do Bloco K</text:p>
          </table:table-cell>
          <table:table-cell table:number-columns-repeated="3"/>
          <table:table-cell table:formula="of:=COM.MICROSOFT.CONCAT(&quot;'&quot;;[.B214];&quot;':'&quot;;[.C214];&quot;',&quot;)" office:value-type="string" office:string-value="'K990':'Encerramento do Bloco K'," calcext:value-type="string">
            <text:p>'K990':'Encerramento do Bloco K',</text:p>
          </table:table-cell>
        </table:table-row>
        <table:table-row table:style-name="ro1">
          <table:table-cell/>
          <table:table-cell office:value-type="string" calcext:value-type="string">
            <text:p>1001</text:p>
          </table:table-cell>
          <table:table-cell office:value-type="string" calcext:value-type="string">
            <text:p>Abertura do Bloco 1</text:p>
          </table:table-cell>
          <table:table-cell table:number-columns-repeated="3"/>
          <table:table-cell table:formula="of:=COM.MICROSOFT.CONCAT(&quot;'&quot;;[.B215];&quot;':'&quot;;[.C215];&quot;',&quot;)" office:value-type="string" office:string-value="'1001':'Abertura do Bloco 1'," calcext:value-type="string">
            <text:p>'1001':'Abertura do Bloco 1',</text:p>
          </table:table-cell>
        </table:table-row>
        <table:table-row table:style-name="ro1">
          <table:table-cell/>
          <table:table-cell office:value-type="string" calcext:value-type="string">
            <text:p>1010</text:p>
          </table:table-cell>
          <table:table-cell office:value-type="string" calcext:value-type="string">
            <text:p>Obrigatoriedade de registros do Bloco 1</text:p>
          </table:table-cell>
          <table:table-cell table:number-columns-repeated="3"/>
          <table:table-cell table:formula="of:=COM.MICROSOFT.CONCAT(&quot;'&quot;;[.B216];&quot;':'&quot;;[.C216];&quot;',&quot;)" office:value-type="string" office:string-value="'1010':'Obrigatoriedade de registros do Bloco 1'," calcext:value-type="string">
            <text:p>'1010':'Obrigatoriedade de registros do Bloco 1',</text:p>
          </table:table-cell>
        </table:table-row>
        <table:table-row table:style-name="ro1">
          <table:table-cell/>
          <table:table-cell office:value-type="string" calcext:value-type="string">
            <text:p>1100</text:p>
          </table:table-cell>
          <table:table-cell office:value-type="string" calcext:value-type="string">
            <text:p>Registro de Informações sobre Exportação</text:p>
          </table:table-cell>
          <table:table-cell table:number-columns-repeated="3"/>
          <table:table-cell table:formula="of:=COM.MICROSOFT.CONCAT(&quot;'&quot;;[.B217];&quot;':'&quot;;[.C217];&quot;',&quot;)" office:value-type="string" office:string-value="'1100':'Registro de Informações sobre Exportação'," calcext:value-type="string">
            <text:p>'1100':'Registro de Informações sobre Exportação',</text:p>
          </table:table-cell>
        </table:table-row>
        <table:table-row table:style-name="ro1">
          <table:table-cell/>
          <table:table-cell office:value-type="string" calcext:value-type="string">
            <text:p>1105</text:p>
          </table:table-cell>
          <table:table-cell office:value-type="string" calcext:value-type="string">
            <text:p>Documentos Fiscais de Exportação</text:p>
          </table:table-cell>
          <table:table-cell table:number-columns-repeated="3"/>
          <table:table-cell table:formula="of:=COM.MICROSOFT.CONCAT(&quot;'&quot;;[.B218];&quot;':'&quot;;[.C218];&quot;',&quot;)" office:value-type="string" office:string-value="'1105':'Documentos Fiscais de Exportação'," calcext:value-type="string">
            <text:p>'1105':'Documentos Fiscais de Exportação',</text:p>
          </table:table-cell>
        </table:table-row>
        <table:table-row table:style-name="ro1">
          <table:table-cell/>
          <table:table-cell office:value-type="string" calcext:value-type="string">
            <text:p>1110</text:p>
          </table:table-cell>
          <table:table-cell office:value-type="string" calcext:value-type="string">
            <text:p>Operações de Exportação Indireta - Mercadorias de terceiros</text:p>
          </table:table-cell>
          <table:table-cell table:number-columns-repeated="3"/>
          <table:table-cell table:formula="of:=COM.MICROSOFT.CONCAT(&quot;'&quot;;[.B219];&quot;':'&quot;;[.C219];&quot;',&quot;)" office:value-type="string" office:string-value="'1110':'Operações de Exportação Indireta - Mercadorias de terceiros'," calcext:value-type="string">
            <text:p>'1110':'Operações de Exportação Indireta - Mercadorias de terceiros',</text:p>
          </table:table-cell>
        </table:table-row>
        <table:table-row table:style-name="ro1">
          <table:table-cell/>
          <table:table-cell office:value-type="string" calcext:value-type="string">
            <text:p>1200</text:p>
          </table:table-cell>
          <table:table-cell office:value-type="string" calcext:value-type="string">
            <text:p>Controle de Créditos Fiscais - ICMS</text:p>
          </table:table-cell>
          <table:table-cell table:number-columns-repeated="3"/>
          <table:table-cell table:formula="of:=COM.MICROSOFT.CONCAT(&quot;'&quot;;[.B220];&quot;':'&quot;;[.C220];&quot;',&quot;)" office:value-type="string" office:string-value="'1200':'Controle de Créditos Fiscais - ICMS'," calcext:value-type="string">
            <text:p>'1200':'Controle de Créditos Fiscais - ICMS',</text:p>
          </table:table-cell>
        </table:table-row>
        <table:table-row table:style-name="ro1">
          <table:table-cell/>
          <table:table-cell office:value-type="string" calcext:value-type="string">
            <text:p>1210</text:p>
          </table:table-cell>
          <table:table-cell office:value-type="string" calcext:value-type="string">
            <text:p>Utilização de Créditos Fiscais - ICMS</text:p>
          </table:table-cell>
          <table:table-cell table:number-columns-repeated="3"/>
          <table:table-cell table:formula="of:=COM.MICROSOFT.CONCAT(&quot;'&quot;;[.B221];&quot;':'&quot;;[.C221];&quot;',&quot;)" office:value-type="string" office:string-value="'1210':'Utilização de Créditos Fiscais - ICMS'," calcext:value-type="string">
            <text:p>'1210':'Utilização de Créditos Fiscais - ICMS',</text:p>
          </table:table-cell>
        </table:table-row>
        <table:table-row table:style-name="ro1">
          <table:table-cell/>
          <table:table-cell office:value-type="string" calcext:value-type="string">
            <text:p>1250</text:p>
          </table:table-cell>
          <table:table-cell office:value-type="string" calcext:value-type="string">
            <text:p>Informações consolidadas de saldos de restituição, ressarcimento e complemen- tação do ICMS</text:p>
          </table:table-cell>
          <table:table-cell table:number-columns-repeated="3"/>
          <table:table-cell table:formula="of:=COM.MICROSOFT.CONCAT(&quot;'&quot;;[.B222];&quot;':'&quot;;[.C222];&quot;',&quot;)" office:value-type="string" office:string-value="'1250':'Informações consolidadas de saldos de restituição, ressarcimento e complemen- tação do ICMS'," calcext:value-type="string">
            <text:p>'1250':'Informações consolidadas de saldos de restituição, ressarcimento e complemen- tação do ICMS',</text:p>
          </table:table-cell>
        </table:table-row>
        <table:table-row table:style-name="ro1">
          <table:table-cell/>
          <table:table-cell office:value-type="string" calcext:value-type="string">
            <text:p>1255</text:p>
          </table:table-cell>
          <table:table-cell office:value-type="string" calcext:value-type="string">
            <text:p>Informações consolidadas de saldos de restituição, ressarcimento e complemen- tação do ICMS por motivo</text:p>
          </table:table-cell>
          <table:table-cell table:number-columns-repeated="3"/>
          <table:table-cell table:formula="of:=COM.MICROSOFT.CONCAT(&quot;'&quot;;[.B223];&quot;':'&quot;;[.C223];&quot;',&quot;)" office:value-type="string" office:string-value="'1255':'Informações consolidadas de saldos de restituição, ressarcimento e complemen- tação do ICMS por motivo'," calcext:value-type="string">
            <text:p>'1255':'Informações consolidadas de saldos de restituição, ressarcimento e complemen- tação do ICMS por motivo',</text:p>
          </table:table-cell>
        </table:table-row>
        <table:table-row table:style-name="ro1">
          <table:table-cell/>
          <table:table-cell office:value-type="string" calcext:value-type="string">
            <text:p>1300</text:p>
          </table:table-cell>
          <table:table-cell office:value-type="string" calcext:value-type="string">
            <text:p>Movimentação diária de combustíveis</text:p>
          </table:table-cell>
          <table:table-cell table:number-columns-repeated="3"/>
          <table:table-cell table:formula="of:=COM.MICROSOFT.CONCAT(&quot;'&quot;;[.B224];&quot;':'&quot;;[.C224];&quot;',&quot;)" office:value-type="string" office:string-value="'1300':'Movimentação diária de combustíveis'," calcext:value-type="string">
            <text:p>'1300':'Movimentação diária de combustíveis',</text:p>
          </table:table-cell>
        </table:table-row>
        <table:table-row table:style-name="ro1">
          <table:table-cell/>
          <table:table-cell office:value-type="string" calcext:value-type="string">
            <text:p>1310</text:p>
          </table:table-cell>
          <table:table-cell office:value-type="string" calcext:value-type="string">
            <text:p>Movimentação diária de combustíveis por tanque</text:p>
          </table:table-cell>
          <table:table-cell table:number-columns-repeated="3"/>
          <table:table-cell table:formula="of:=COM.MICROSOFT.CONCAT(&quot;'&quot;;[.B225];&quot;':'&quot;;[.C225];&quot;',&quot;)" office:value-type="string" office:string-value="'1310':'Movimentação diária de combustíveis por tanque'," calcext:value-type="string">
            <text:p>'1310':'Movimentação diária de combustíveis por tanque',</text:p>
          </table:table-cell>
        </table:table-row>
        <table:table-row table:style-name="ro1">
          <table:table-cell/>
          <table:table-cell office:value-type="string" calcext:value-type="string">
            <text:p>1320</text:p>
          </table:table-cell>
          <table:table-cell office:value-type="string" calcext:value-type="string">
            <text:p>Volume de vendas</text:p>
          </table:table-cell>
          <table:table-cell table:number-columns-repeated="3"/>
          <table:table-cell table:formula="of:=COM.MICROSOFT.CONCAT(&quot;'&quot;;[.B226];&quot;':'&quot;;[.C226];&quot;',&quot;)" office:value-type="string" office:string-value="'1320':'Volume de vendas'," calcext:value-type="string">
            <text:p>'1320':'Volume de vendas',</text:p>
          </table:table-cell>
        </table:table-row>
        <table:table-row table:style-name="ro1">
          <table:table-cell/>
          <table:table-cell office:value-type="string" calcext:value-type="string">
            <text:p>1350</text:p>
          </table:table-cell>
          <table:table-cell office:value-type="string" calcext:value-type="string">
            <text:p>Bombas</text:p>
          </table:table-cell>
          <table:table-cell table:number-columns-repeated="3"/>
          <table:table-cell table:formula="of:=COM.MICROSOFT.CONCAT(&quot;'&quot;;[.B227];&quot;':'&quot;;[.C227];&quot;',&quot;)" office:value-type="string" office:string-value="'1350':'Bombas'," calcext:value-type="string">
            <text:p>'1350':'Bombas',</text:p>
          </table:table-cell>
        </table:table-row>
        <table:table-row table:style-name="ro1">
          <table:table-cell/>
          <table:table-cell office:value-type="string" calcext:value-type="string">
            <text:p>1360</text:p>
          </table:table-cell>
          <table:table-cell office:value-type="string" calcext:value-type="string">
            <text:p>Lacres das bombas</text:p>
          </table:table-cell>
          <table:table-cell table:number-columns-repeated="3"/>
          <table:table-cell table:formula="of:=COM.MICROSOFT.CONCAT(&quot;'&quot;;[.B228];&quot;':'&quot;;[.C228];&quot;',&quot;)" office:value-type="string" office:string-value="'1360':'Lacres das bombas'," calcext:value-type="string">
            <text:p>'1360':'Lacres das bombas',</text:p>
          </table:table-cell>
        </table:table-row>
        <table:table-row table:style-name="ro1">
          <table:table-cell/>
          <table:table-cell office:value-type="string" calcext:value-type="string">
            <text:p>1370</text:p>
          </table:table-cell>
          <table:table-cell office:value-type="string" calcext:value-type="string">
            <text:p>Bicos da bomba</text:p>
          </table:table-cell>
          <table:table-cell table:number-columns-repeated="3"/>
          <table:table-cell table:formula="of:=COM.MICROSOFT.CONCAT(&quot;'&quot;;[.B229];&quot;':'&quot;;[.C229];&quot;',&quot;)" office:value-type="string" office:string-value="'1370':'Bicos da bomba'," calcext:value-type="string">
            <text:p>'1370':'Bicos da bomba',</text:p>
          </table:table-cell>
        </table:table-row>
        <table:table-row table:style-name="ro1">
          <table:table-cell/>
          <table:table-cell office:value-type="string" calcext:value-type="string">
            <text:p>1390</text:p>
          </table:table-cell>
          <table:table-cell office:value-type="string" calcext:value-type="string">
            <text:p>Controle de produção de Usina</text:p>
          </table:table-cell>
          <table:table-cell table:number-columns-repeated="3"/>
          <table:table-cell table:formula="of:=COM.MICROSOFT.CONCAT(&quot;'&quot;;[.B230];&quot;':'&quot;;[.C230];&quot;',&quot;)" office:value-type="string" office:string-value="'1390':'Controle de produção de Usina'," calcext:value-type="string">
            <text:p>'1390':'Controle de produção de Usina',</text:p>
          </table:table-cell>
        </table:table-row>
        <table:table-row table:style-name="ro1">
          <table:table-cell/>
          <table:table-cell office:value-type="string" calcext:value-type="string">
            <text:p>1391</text:p>
          </table:table-cell>
          <table:table-cell office:value-type="string" calcext:value-type="string">
            <text:p>Produção diária da usina</text:p>
          </table:table-cell>
          <table:table-cell table:number-columns-repeated="3"/>
          <table:table-cell table:formula="of:=COM.MICROSOFT.CONCAT(&quot;'&quot;;[.B231];&quot;':'&quot;;[.C231];&quot;',&quot;)" office:value-type="string" office:string-value="'1391':'Produção diária da usina'," calcext:value-type="string">
            <text:p>'1391':'Produção diária da usina',</text:p>
          </table:table-cell>
        </table:table-row>
        <table:table-row table:style-name="ro1">
          <table:table-cell/>
          <table:table-cell office:value-type="string" calcext:value-type="string">
            <text:p>1400</text:p>
          </table:table-cell>
          <table:table-cell office:value-type="string" calcext:value-type="string">
            <text:p>Informação sobre Valor Agregado</text:p>
          </table:table-cell>
          <table:table-cell table:number-columns-repeated="3"/>
          <table:table-cell table:formula="of:=COM.MICROSOFT.CONCAT(&quot;'&quot;;[.B232];&quot;':'&quot;;[.C232];&quot;',&quot;)" office:value-type="string" office:string-value="'1400':'Informação sobre Valor Agregado'," calcext:value-type="string">
            <text:p>'1400':'Informação sobre Valor Agregado',</text:p>
          </table:table-cell>
        </table:table-row>
        <table:table-row table:style-name="ro1">
          <table:table-cell/>
          <table:table-cell office:value-type="string" calcext:value-type="string">
            <text:p>1500</text:p>
          </table:table-cell>
          <table:table-cell office:value-type="string" calcext:value-type="string">
            <text:p>Nota fiscal/Conta de energia elétrica (código 06) - Operações Interestaduais</text:p>
          </table:table-cell>
          <table:table-cell table:number-columns-repeated="3"/>
          <table:table-cell table:formula="of:=COM.MICROSOFT.CONCAT(&quot;'&quot;;[.B233];&quot;':'&quot;;[.C233];&quot;',&quot;)" office:value-type="string" office:string-value="'1500':'Nota fiscal/Conta de energia elétrica (código 06) - Operações Interestaduais'," calcext:value-type="string">
            <text:p>'1500':'Nota fiscal/Conta de energia elétrica (código 06) - Operações Interestaduais',</text:p>
          </table:table-cell>
        </table:table-row>
        <table:table-row table:style-name="ro1">
          <table:table-cell/>
          <table:table-cell office:value-type="string" calcext:value-type="string">
            <text:p>1510</text:p>
          </table:table-cell>
          <table:table-cell office:value-type="string" calcext:value-type="string">
            <text:p>Itens do documento Nota fiscal/Conta de energia elétrica (código 06)</text:p>
          </table:table-cell>
          <table:table-cell table:number-columns-repeated="3"/>
          <table:table-cell table:formula="of:=COM.MICROSOFT.CONCAT(&quot;'&quot;;[.B234];&quot;':'&quot;;[.C234];&quot;',&quot;)" office:value-type="string" office:string-value="'1510':'Itens do documento Nota fiscal/Conta de energia elétrica (código 06)'," calcext:value-type="string">
            <text:p>'1510':'Itens do documento Nota fiscal/Conta de energia elétrica (código 06)',</text:p>
          </table:table-cell>
        </table:table-row>
        <table:table-row table:style-name="ro1">
          <table:table-cell/>
          <table:table-cell office:value-type="string" calcext:value-type="string">
            <text:p>1600</text:p>
          </table:table-cell>
          <table:table-cell office:value-type="string" calcext:value-type="string">
            <text:p>Total das operações com cartão de crédito e/ou débito</text:p>
          </table:table-cell>
          <table:table-cell table:number-columns-repeated="3"/>
          <table:table-cell table:formula="of:=COM.MICROSOFT.CONCAT(&quot;'&quot;;[.B235];&quot;':'&quot;;[.C235];&quot;',&quot;)" office:value-type="string" office:string-value="'1600':'Total das operações com cartão de crédito e/ou débito'," calcext:value-type="string">
            <text:p>'1600':'Total das operações com cartão de crédito e/ou débito',</text:p>
          </table:table-cell>
        </table:table-row>
        <table:table-row table:style-name="ro1">
          <table:table-cell/>
          <table:table-cell office:value-type="string" calcext:value-type="string">
            <text:p>1601</text:p>
          </table:table-cell>
          <table:table-cell office:value-type="string" calcext:value-type="string">
            <text:p>Operações com instrumentos de pagamentos eletrônicos</text:p>
          </table:table-cell>
          <table:table-cell table:number-columns-repeated="3"/>
          <table:table-cell table:formula="of:=COM.MICROSOFT.CONCAT(&quot;'&quot;;[.B236];&quot;':'&quot;;[.C236];&quot;',&quot;)" office:value-type="string" office:string-value="'1601':'Operações com instrumentos de pagamentos eletrônicos'," calcext:value-type="string">
            <text:p>'1601':'Operações com instrumentos de pagamentos eletrônicos',</text:p>
          </table:table-cell>
        </table:table-row>
        <table:table-row table:style-name="ro1">
          <table:table-cell/>
          <table:table-cell office:value-type="string" calcext:value-type="string">
            <text:p>1700</text:p>
          </table:table-cell>
          <table:table-cell office:value-type="string" calcext:value-type="string">
            <text:p>Documentos fiscais utilizados</text:p>
          </table:table-cell>
          <table:table-cell table:number-columns-repeated="3"/>
          <table:table-cell table:formula="of:=COM.MICROSOFT.CONCAT(&quot;'&quot;;[.B237];&quot;':'&quot;;[.C237];&quot;',&quot;)" office:value-type="string" office:string-value="'1700':'Documentos fiscais utilizados'," calcext:value-type="string">
            <text:p>'1700':'Documentos fiscais utilizados',</text:p>
          </table:table-cell>
        </table:table-row>
        <table:table-row table:style-name="ro1">
          <table:table-cell/>
          <table:table-cell office:value-type="string" calcext:value-type="string">
            <text:p>1710</text:p>
          </table:table-cell>
          <table:table-cell office:value-type="string" calcext:value-type="string">
            <text:p>Documentos fiscais cancelados/inutilizados</text:p>
          </table:table-cell>
          <table:table-cell table:number-columns-repeated="3"/>
          <table:table-cell table:formula="of:=COM.MICROSOFT.CONCAT(&quot;'&quot;;[.B238];&quot;':'&quot;;[.C238];&quot;',&quot;)" office:value-type="string" office:string-value="'1710':'Documentos fiscais cancelados/inutilizados'," calcext:value-type="string">
            <text:p>'1710':'Documentos fiscais cancelados/inutilizados',</text:p>
          </table:table-cell>
        </table:table-row>
        <table:table-row table:style-name="ro1">
          <table:table-cell/>
          <table:table-cell office:value-type="string" calcext:value-type="string">
            <text:p>1800</text:p>
          </table:table-cell>
          <table:table-cell office:value-type="string" calcext:value-type="string">
            <text:p>DCTA - Demonstrativo de crédito do ICMS sobre transporte aéreo</text:p>
          </table:table-cell>
          <table:table-cell table:number-columns-repeated="3"/>
          <table:table-cell table:formula="of:=COM.MICROSOFT.CONCAT(&quot;'&quot;;[.B239];&quot;':'&quot;;[.C239];&quot;',&quot;)" office:value-type="string" office:string-value="'1800':'DCTA - Demonstrativo de crédito do ICMS sobre transporte aéreo'," calcext:value-type="string">
            <text:p>'1800':'DCTA - Demonstrativo de crédito do ICMS sobre transporte aéreo',</text:p>
          </table:table-cell>
        </table:table-row>
        <table:table-row table:style-name="ro1">
          <table:table-cell/>
          <table:table-cell office:value-type="string" calcext:value-type="string">
            <text:p>1900</text:p>
          </table:table-cell>
          <table:table-cell office:value-type="string" calcext:value-type="string">
            <text:p>Indicador de sub-apuração do ICMS</text:p>
          </table:table-cell>
          <table:table-cell table:number-columns-repeated="3"/>
          <table:table-cell table:formula="of:=COM.MICROSOFT.CONCAT(&quot;'&quot;;[.B240];&quot;':'&quot;;[.C240];&quot;',&quot;)" office:value-type="string" office:string-value="'1900':'Indicador de sub-apuração do ICMS'," calcext:value-type="string">
            <text:p>'1900':'Indicador de sub-apuração do ICMS',</text:p>
          </table:table-cell>
        </table:table-row>
        <table:table-row table:style-name="ro1">
          <table:table-cell/>
          <table:table-cell office:value-type="string" calcext:value-type="string">
            <text:p>1910</text:p>
          </table:table-cell>
          <table:table-cell office:value-type="string" calcext:value-type="string">
            <text:p>Período da sub-apuração do ICMS</text:p>
          </table:table-cell>
          <table:table-cell table:number-columns-repeated="3"/>
          <table:table-cell table:formula="of:=COM.MICROSOFT.CONCAT(&quot;'&quot;;[.B241];&quot;':'&quot;;[.C241];&quot;',&quot;)" office:value-type="string" office:string-value="'1910':'Período da sub-apuração do ICMS'," calcext:value-type="string">
            <text:p>'1910':'Período da sub-apuração do ICMS',</text:p>
          </table:table-cell>
        </table:table-row>
        <table:table-row table:style-name="ro1">
          <table:table-cell/>
          <table:table-cell office:value-type="string" calcext:value-type="string">
            <text:p>1920</text:p>
          </table:table-cell>
          <table:table-cell office:value-type="string" calcext:value-type="string">
            <text:p>Sub-apuração do ICMS</text:p>
          </table:table-cell>
          <table:table-cell table:number-columns-repeated="3"/>
          <table:table-cell table:formula="of:=COM.MICROSOFT.CONCAT(&quot;'&quot;;[.B242];&quot;':'&quot;;[.C242];&quot;',&quot;)" office:value-type="string" office:string-value="'1920':'Sub-apuração do ICMS'," calcext:value-type="string">
            <text:p>'1920':'Sub-apuração do ICMS',</text:p>
          </table:table-cell>
        </table:table-row>
        <table:table-row table:style-name="ro1">
          <table:table-cell/>
          <table:table-cell office:value-type="string" calcext:value-type="string">
            <text:p>1921</text:p>
          </table:table-cell>
          <table:table-cell office:value-type="string" calcext:value-type="string">
            <text:p>Ajuste/benefício/incentivo da sub-apuração do ICMS</text:p>
          </table:table-cell>
          <table:table-cell table:number-columns-repeated="3"/>
          <table:table-cell table:formula="of:=COM.MICROSOFT.CONCAT(&quot;'&quot;;[.B243];&quot;':'&quot;;[.C243];&quot;',&quot;)" office:value-type="string" office:string-value="'1921':'Ajuste/benefício/incentivo da sub-apuração do ICMS'," calcext:value-type="string">
            <text:p>'1921':'Ajuste/benefício/incentivo da sub-apuração do ICMS',</text:p>
          </table:table-cell>
        </table:table-row>
        <table:table-row table:style-name="ro1">
          <table:table-cell/>
          <table:table-cell office:value-type="string" calcext:value-type="string">
            <text:p>1922</text:p>
          </table:table-cell>
          <table:table-cell office:value-type="string" calcext:value-type="string">
            <text:p>Informações adicionais dos ajustes da sub-apuração do ICMS</text:p>
          </table:table-cell>
          <table:table-cell table:number-columns-repeated="3"/>
          <table:table-cell table:formula="of:=COM.MICROSOFT.CONCAT(&quot;'&quot;;[.B244];&quot;':'&quot;;[.C244];&quot;',&quot;)" office:value-type="string" office:string-value="'1922':'Informações adicionais dos ajustes da sub-apuração do ICMS'," calcext:value-type="string">
            <text:p>'1922':'Informações adicionais dos ajustes da sub-apuração do ICMS',</text:p>
          </table:table-cell>
        </table:table-row>
        <table:table-row table:style-name="ro1">
          <table:table-cell/>
          <table:table-cell office:value-type="string" calcext:value-type="string">
            <text:p>1923</text:p>
          </table:table-cell>
          <table:table-cell office:value-type="string" calcext:value-type="string">
            <text:p>Informações adicionais dos ajustes da sub-apuração do ICMS - Identificação dos documentos fiscais</text:p>
          </table:table-cell>
          <table:table-cell table:number-columns-repeated="3"/>
          <table:table-cell table:formula="of:=COM.MICROSOFT.CONCAT(&quot;'&quot;;[.B245];&quot;':'&quot;;[.C245];&quot;',&quot;)" office:value-type="string" office:string-value="'1923':'Informações adicionais dos ajustes da sub-apuração do ICMS - Identificação dos documentos fiscais'," calcext:value-type="string">
            <text:p>'1923':'Informações adicionais dos ajustes da sub-apuração do ICMS - Identificação dos documentos fiscais',</text:p>
          </table:table-cell>
        </table:table-row>
        <table:table-row table:style-name="ro1">
          <table:table-cell/>
          <table:table-cell office:value-type="string" calcext:value-type="string">
            <text:p>1925</text:p>
          </table:table-cell>
          <table:table-cell office:value-type="string" calcext:value-type="string">
            <text:p>Informações adicionais da sub-apuração do ICMS - Valores declaratórios</text:p>
          </table:table-cell>
          <table:table-cell table:number-columns-repeated="3"/>
          <table:table-cell table:formula="of:=COM.MICROSOFT.CONCAT(&quot;'&quot;;[.B246];&quot;':'&quot;;[.C246];&quot;',&quot;)" office:value-type="string" office:string-value="'1925':'Informações adicionais da sub-apuração do ICMS - Valores declaratórios'," calcext:value-type="string">
            <text:p>'1925':'Informações adicionais da sub-apuração do ICMS - Valores declaratórios',</text:p>
          </table:table-cell>
        </table:table-row>
        <table:table-row table:style-name="ro1">
          <table:table-cell/>
          <table:table-cell office:value-type="string" calcext:value-type="string">
            <text:p>1926</text:p>
          </table:table-cell>
          <table:table-cell office:value-type="string" calcext:value-type="string">
            <text:p>Obrigações do ICMS a recolher - Operações referentes à sub-apuração do ICMS</text:p>
          </table:table-cell>
          <table:table-cell table:number-columns-repeated="3"/>
          <table:table-cell table:formula="of:=COM.MICROSOFT.CONCAT(&quot;'&quot;;[.B247];&quot;':'&quot;;[.C247];&quot;',&quot;)" office:value-type="string" office:string-value="'1926':'Obrigações do ICMS a recolher - Operações referentes à sub-apuração do ICMS'," calcext:value-type="string">
            <text:p>'1926':'Obrigações do ICMS a recolher - Operações referentes à sub-apuração do ICMS',</text:p>
          </table:table-cell>
        </table:table-row>
        <table:table-row table:style-name="ro1">
          <table:table-cell/>
          <table:table-cell office:value-type="string" calcext:value-type="string">
            <text:p>1960</text:p>
          </table:table-cell>
          <table:table-cell office:value-type="string" calcext:value-type="string">
            <text:p>GIAF 1 - Guia de informação e apuração de incentivos fiscais e financeiros: indústria (crédito presumido)</text:p>
          </table:table-cell>
          <table:table-cell table:number-columns-repeated="3"/>
          <table:table-cell table:formula="of:=COM.MICROSOFT.CONCAT(&quot;'&quot;;[.B248];&quot;':'&quot;;[.C248];&quot;',&quot;)" office:value-type="string" office:string-value="'1960':'GIAF 1 - Guia de informação e apuração de incentivos fiscais e financeiros: indústria (crédito presumido)'," calcext:value-type="string">
            <text:p>'1960':'GIAF 1 - Guia de informação e apuração de incentivos fiscais e financeiros: indústria (crédito presumido)',</text:p>
          </table:table-cell>
        </table:table-row>
        <table:table-row table:style-name="ro1">
          <table:table-cell/>
          <table:table-cell office:value-type="string" calcext:value-type="string">
            <text:p>1970</text:p>
          </table:table-cell>
          <table:table-cell office:value-type="string" calcext:value-type="string">
            <text:p>GIAF 3 - Guia de informação e apuração de incentivos fiscais e financeiros: importação (diferimento na entrada e crédito presumido na saída subsequente)</text:p>
          </table:table-cell>
          <table:table-cell table:number-columns-repeated="3"/>
          <table:table-cell table:formula="of:=COM.MICROSOFT.CONCAT(&quot;'&quot;;[.B249];&quot;':'&quot;;[.C249];&quot;',&quot;)" office:value-type="string" office:string-value="'1970':'GIAF 3 - Guia de informação e apuração de incentivos fiscais e financeiros: importação (diferimento na entrada e crédito presumido na saída subsequente)'," calcext:value-type="string">
            <text:p>'1970':'GIAF 3 - Guia de informação e apuração de incentivos fiscais e financeiros: importação (diferimento na entrada e crédito presumido na saída subsequente)',</text:p>
          </table:table-cell>
        </table:table-row>
        <table:table-row table:style-name="ro1">
          <table:table-cell/>
          <table:table-cell office:value-type="string" calcext:value-type="string">
            <text:p>1975</text:p>
          </table:table-cell>
          <table:table-cell office:value-type="string" calcext:value-type="string">
            <text:p>GIAF 3 - Guia de informação e apuração de incentivos fiscais e financeiros: importação (saídas internas por faixa de alíquota) <text:s/>importação (saídas internas por faixa de alíquota)</text:p>
          </table:table-cell>
          <table:table-cell table:number-columns-repeated="3"/>
          <table:table-cell table:formula="of:=COM.MICROSOFT.CONCAT(&quot;'&quot;;[.B250];&quot;':'&quot;;[.C250];&quot;',&quot;)" office:value-type="string" office:string-value="'1975':'GIAF 3 - Guia de informação e apuração de incentivos fiscais e financeiros: importação (saídas internas por faixa de alíquota)  importação (saídas internas por faixa de alíquota)'," calcext:value-type="string">
            <text:p>'1975':'GIAF 3 - Guia de informação e apuração de incentivos fiscais e financeiros: importação (saídas internas por faixa de alíquota) <text:s/>importação (saídas internas por faixa de alíquota)',</text:p>
          </table:table-cell>
        </table:table-row>
        <table:table-row table:style-name="ro1">
          <table:table-cell/>
          <table:table-cell office:value-type="string" calcext:value-type="string">
            <text:p>1980</text:p>
          </table:table-cell>
          <table:table-cell office:value-type="string" calcext:value-type="string">
            <text:p>GIAF 4 - Guia de informação e apuração de incentivos fiscais e financeiros: central de distribuição (entradas/saídas)</text:p>
          </table:table-cell>
          <table:table-cell table:number-columns-repeated="3"/>
          <table:table-cell table:formula="of:=COM.MICROSOFT.CONCAT(&quot;'&quot;;[.B251];&quot;':'&quot;;[.C251];&quot;',&quot;)" office:value-type="string" office:string-value="'1980':'GIAF 4 - Guia de informação e apuração de incentivos fiscais e financeiros: central de distribuição (entradas/saídas)'," calcext:value-type="string">
            <text:p>'1980':'GIAF 4 - Guia de informação e apuração de incentivos fiscais e financeiros: central de distribuição (entradas/saídas)',</text:p>
          </table:table-cell>
        </table:table-row>
        <table:table-row table:style-name="ro1">
          <table:table-cell/>
          <table:table-cell office:value-type="string" calcext:value-type="string">
            <text:p>1990</text:p>
          </table:table-cell>
          <table:table-cell office:value-type="string" calcext:value-type="string">
            <text:p>Encerramento do Bloco 1</text:p>
          </table:table-cell>
          <table:table-cell table:number-columns-repeated="3"/>
          <table:table-cell table:formula="of:=COM.MICROSOFT.CONCAT(&quot;'&quot;;[.B252];&quot;':'&quot;;[.C252];&quot;',&quot;)" office:value-type="string" office:string-value="'1990':'Encerramento do Bloco 1'," calcext:value-type="string">
            <text:p>'1990':'Encerramento do Bloco 1',</text:p>
          </table:table-cell>
        </table:table-row>
        <table:table-row table:style-name="ro1">
          <table:table-cell/>
          <table:table-cell office:value-type="string" calcext:value-type="string">
            <text:p>9001</text:p>
          </table:table-cell>
          <table:table-cell office:value-type="string" calcext:value-type="string">
            <text:p>Abertura do Bloco 9</text:p>
          </table:table-cell>
          <table:table-cell table:number-columns-repeated="3"/>
          <table:table-cell table:formula="of:=COM.MICROSOFT.CONCAT(&quot;'&quot;;[.B253];&quot;':'&quot;;[.C253];&quot;',&quot;)" office:value-type="string" office:string-value="'9001':'Abertura do Bloco 9'," calcext:value-type="string">
            <text:p>'9001':'Abertura do Bloco 9',</text:p>
          </table:table-cell>
        </table:table-row>
        <table:table-row table:style-name="ro1">
          <table:table-cell/>
          <table:table-cell office:value-type="string" calcext:value-type="string">
            <text:p>9900</text:p>
          </table:table-cell>
          <table:table-cell office:value-type="string" calcext:value-type="string">
            <text:p>Registros do Arquivo</text:p>
          </table:table-cell>
          <table:table-cell table:number-columns-repeated="3"/>
          <table:table-cell table:formula="of:=COM.MICROSOFT.CONCAT(&quot;'&quot;;[.B254];&quot;':'&quot;;[.C254];&quot;',&quot;)" office:value-type="string" office:string-value="'9900':'Registros do Arquivo'," calcext:value-type="string">
            <text:p>'9900':'Registros do Arquivo',</text:p>
          </table:table-cell>
        </table:table-row>
        <table:table-row table:style-name="ro1">
          <table:table-cell/>
          <table:table-cell office:value-type="string" calcext:value-type="string">
            <text:p>9990</text:p>
          </table:table-cell>
          <table:table-cell office:value-type="string" calcext:value-type="string">
            <text:p>Encerramento do Bloco 9</text:p>
          </table:table-cell>
          <table:table-cell table:number-columns-repeated="3"/>
          <table:table-cell table:formula="of:=COM.MICROSOFT.CONCAT(&quot;'&quot;;[.B255];&quot;':'&quot;;[.C255];&quot;',&quot;)" office:value-type="string" office:string-value="'9990':'Encerramento do Bloco 9'," calcext:value-type="string">
            <text:p>'9990':'Encerramento do Bloco 9',</text:p>
          </table:table-cell>
        </table:table-row>
        <table:table-row table:style-name="ro1">
          <table:table-cell/>
          <table:table-cell office:value-type="string" calcext:value-type="string">
            <text:p>9999</text:p>
          </table:table-cell>
          <table:table-cell office:value-type="string" calcext:value-type="string">
            <text:p>Encerramento do Arquivo Digital</text:p>
          </table:table-cell>
          <table:table-cell table:number-columns-repeated="3"/>
          <table:table-cell table:formula="of:=COM.MICROSOFT.CONCAT(&quot;'&quot;;[.B256];&quot;':'&quot;;[.C256];&quot;',&quot;)" office:value-type="string" office:string-value="'9999':'Encerramento do Arquivo Digital'," calcext:value-type="string">
            <text:p>'9999':'Encerramento do Arquivo Digital',</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19">00/00/0000</text:date>, <text:time style:data-style-name="N2" text:time-value="22:06:09.16097259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7T22:41:03.345116632</meta:creation-date>
    <dc:date>2022-02-19T22:07:44.587716850</dc:date>
    <meta:editing-duration>PT13H21M15S</meta:editing-duration>
    <meta:editing-cycles>3</meta:editing-cycles>
    <meta:generator>LibreOffice/6.4.7.2$Linux_X86_64 LibreOffice_project/40$Build-2</meta:generator>
    <meta:document-statistic meta:table-count="1" meta:cell-count="768" meta:object-count="0"/>
  </office:meta>
</office:document-meta>
</file>